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66.8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ame Season</text:p>
          </table:table-cell>
          <table:table-cell table:number-columns-repeated="21"/>
        </table:table-row>
        <table:table-row table:style-name="ro1">
          <table:table-cell table:number-columns-repeated="7" office:value-type="string" calcext:value-type="string">
            <text:p>ANNS</text:p>
          </table:table-cell>
          <table:table-cell/>
          <table:table-cell table:number-columns-repeated="7" office:value-type="string" calcext:value-type="string">
            <text:p>ANN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5_th_0.7 </text:p>
          </table:table-cell>
          <table:table-cell office:value-type="float" office:value="51.81704" calcext:value-type="float">
            <text:p>51,81704</text:p>
          </table:table-cell>
          <table:table-cell office:value-type="float" office:value="35.95272" calcext:value-type="float">
            <text:p>35,95272</text:p>
          </table:table-cell>
          <table:table-cell office:value-type="float" office:value="74.45467" calcext:value-type="float">
            <text:p>74,45467</text:p>
          </table:table-cell>
          <table:table-cell office:value-type="float" office:value="0.4255491" calcext:value-type="float">
            <text:p>0,425549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1_6_5th_0.7 <text:s/></text:p>
          </table:table-cell>
          <table:table-cell office:value-type="float" office:value="16.44341" calcext:value-type="float">
            <text:p>16,44341</text:p>
          </table:table-cell>
          <table:table-cell office:value-type="float" office:value="11.9376" calcext:value-type="float">
            <text:p>11,9376</text:p>
          </table:table-cell>
          <table:table-cell office:value-type="float" office:value="68.1682" calcext:value-type="float">
            <text:p>68,1682</text:p>
          </table:table-cell>
          <table:table-cell office:value-type="float" office:value="0.1524916" calcext:value-type="float">
            <text:p>0,1524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5_th_0.7 </text:p>
          </table:table-cell>
          <table:table-cell office:value-type="float" office:value="54.45781" calcext:value-type="float">
            <text:p>54,45781</text:p>
          </table:table-cell>
          <table:table-cell office:value-type="float" office:value="38.22579" calcext:value-type="float">
            <text:p>38,22579</text:p>
          </table:table-cell>
          <table:table-cell office:value-type="float" office:value="79.08407" calcext:value-type="float">
            <text:p>79,08407</text:p>
          </table:table-cell>
          <table:table-cell office:value-type="float" office:value="0.365505" calcext:value-type="float">
            <text:p>0,36550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2_6_5th_0.7 <text:s/></text:p>
          </table:table-cell>
          <table:table-cell office:value-type="float" office:value="17.33658" calcext:value-type="float">
            <text:p>17,33658</text:p>
          </table:table-cell>
          <table:table-cell office:value-type="float" office:value="12.43633" calcext:value-type="float">
            <text:p>12,43633</text:p>
          </table:table-cell>
          <table:table-cell office:value-type="float" office:value="68.43353" calcext:value-type="float">
            <text:p>68,43353</text:p>
          </table:table-cell>
          <table:table-cell office:value-type="float" office:value="0.0579207" calcext:value-type="float">
            <text:p>0,05792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5_th_0.7 </text:p>
          </table:table-cell>
          <table:table-cell office:value-type="float" office:value="52.28923" calcext:value-type="float">
            <text:p>52,28923</text:p>
          </table:table-cell>
          <table:table-cell office:value-type="float" office:value="36.03628" calcext:value-type="float">
            <text:p>36,03628</text:p>
          </table:table-cell>
          <table:table-cell office:value-type="float" office:value="76.9836" calcext:value-type="float">
            <text:p>76,9836</text:p>
          </table:table-cell>
          <table:table-cell office:value-type="float" office:value="0.4150319" calcext:value-type="float">
            <text:p>0,41503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3_6_5th_0.7 <text:s/></text:p>
          </table:table-cell>
          <table:table-cell office:value-type="float" office:value="16.77573" calcext:value-type="float">
            <text:p>16,77573</text:p>
          </table:table-cell>
          <table:table-cell office:value-type="float" office:value="12.16446" calcext:value-type="float">
            <text:p>12,16446</text:p>
          </table:table-cell>
          <table:table-cell office:value-type="float" office:value="69.38077" calcext:value-type="float">
            <text:p>69,38077</text:p>
          </table:table-cell>
          <table:table-cell office:value-type="float" office:value="0.1178892" calcext:value-type="float">
            <text:p>0,1178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5_th_0.7 </text:p>
          </table:table-cell>
          <table:table-cell office:value-type="float" office:value="53.04699" calcext:value-type="float">
            <text:p>53,04699</text:p>
          </table:table-cell>
          <table:table-cell office:value-type="float" office:value="35.96729" calcext:value-type="float">
            <text:p>35,96729</text:p>
          </table:table-cell>
          <table:table-cell office:value-type="float" office:value="71.95742" calcext:value-type="float">
            <text:p>71,95742</text:p>
          </table:table-cell>
          <table:table-cell office:value-type="float" office:value="0.3979547" calcext:value-type="float">
            <text:p>0,39795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4_6_5th_0.7 <text:s/></text:p>
          </table:table-cell>
          <table:table-cell office:value-type="float" office:value="16.81822" calcext:value-type="float">
            <text:p>16,81822</text:p>
          </table:table-cell>
          <table:table-cell office:value-type="float" office:value="12.24039" calcext:value-type="float">
            <text:p>12,24039</text:p>
          </table:table-cell>
          <table:table-cell office:value-type="float" office:value="71.35487" calcext:value-type="float">
            <text:p>71,35487</text:p>
          </table:table-cell>
          <table:table-cell office:value-type="float" office:value="0.1134151" calcext:value-type="float">
            <text:p>0,1134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5_th_0.7 </text:p>
          </table:table-cell>
          <table:table-cell office:value-type="float" office:value="54.60579" calcext:value-type="float">
            <text:p>54,60579</text:p>
          </table:table-cell>
          <table:table-cell office:value-type="float" office:value="36.52503" calcext:value-type="float">
            <text:p>36,52503</text:p>
          </table:table-cell>
          <table:table-cell office:value-type="float" office:value="68.97358" calcext:value-type="float">
            <text:p>68,97358</text:p>
          </table:table-cell>
          <table:table-cell office:value-type="float" office:value="0.3620521" calcext:value-type="float">
            <text:p>0,362052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5_6_5th_0.7 <text:s/></text:p>
          </table:table-cell>
          <table:table-cell office:value-type="float" office:value="16.54013" calcext:value-type="float">
            <text:p>16,54013</text:p>
          </table:table-cell>
          <table:table-cell office:value-type="float" office:value="12.07368" calcext:value-type="float">
            <text:p>12,07368</text:p>
          </table:table-cell>
          <table:table-cell office:value-type="float" office:value="67.50397" calcext:value-type="float">
            <text:p>67,50397</text:p>
          </table:table-cell>
          <table:table-cell office:value-type="float" office:value="0.1424924" calcext:value-type="float">
            <text:p>0,14249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5_th_0.5 </text:p>
          </table:table-cell>
          <table:table-cell office:value-type="float" office:value="51.08822" calcext:value-type="float">
            <text:p>51,08822</text:p>
          </table:table-cell>
          <table:table-cell office:value-type="float" office:value="35.6112" calcext:value-type="float">
            <text:p>35,6112</text:p>
          </table:table-cell>
          <table:table-cell office:value-type="float" office:value="73.64572" calcext:value-type="float">
            <text:p>73,64572</text:p>
          </table:table-cell>
          <table:table-cell office:value-type="float" office:value="0.4415949" calcext:value-type="float">
            <text:p>0,441594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1_6_5th_0.5 <text:s/></text:p>
          </table:table-cell>
          <table:table-cell office:value-type="float" office:value="18.3755" calcext:value-type="float">
            <text:p>18,3755</text:p>
          </table:table-cell>
          <table:table-cell office:value-type="float" office:value="12.7224" calcext:value-type="float">
            <text:p>12,7224</text:p>
          </table:table-cell>
          <table:table-cell office:value-type="float" office:value="71.30851" calcext:value-type="float">
            <text:p>71,30851</text:p>
          </table:table-cell>
          <table:table-cell office:value-type="float" office:value="-0.0583729" calcext:value-type="float">
            <text:p>-0,05837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5_th_0.5 </text:p>
          </table:table-cell>
          <table:table-cell office:value-type="float" office:value="55.94808" calcext:value-type="float">
            <text:p>55,94808</text:p>
          </table:table-cell>
          <table:table-cell office:value-type="float" office:value="39.24511" calcext:value-type="float">
            <text:p>39,24511</text:p>
          </table:table-cell>
          <table:table-cell office:value-type="float" office:value="80.08157" calcext:value-type="float">
            <text:p>80,08157</text:p>
          </table:table-cell>
          <table:table-cell office:value-type="float" office:value="0.3303034" calcext:value-type="float">
            <text:p>0,33030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2_6_5th_0.5 <text:s/></text:p>
          </table:table-cell>
          <table:table-cell office:value-type="float" office:value="16.68163" calcext:value-type="float">
            <text:p>16,68163</text:p>
          </table:table-cell>
          <table:table-cell office:value-type="float" office:value="12.21527" calcext:value-type="float">
            <text:p>12,21527</text:p>
          </table:table-cell>
          <table:table-cell office:value-type="float" office:value="67.83693" calcext:value-type="float">
            <text:p>67,83693</text:p>
          </table:table-cell>
          <table:table-cell office:value-type="float" office:value="0.127757" calcext:value-type="float">
            <text:p>0,1277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5_th_0.5 </text:p>
          </table:table-cell>
          <table:table-cell office:value-type="float" office:value="52.24431" calcext:value-type="float">
            <text:p>52,24431</text:p>
          </table:table-cell>
          <table:table-cell office:value-type="float" office:value="36.72629" calcext:value-type="float">
            <text:p>36,72629</text:p>
          </table:table-cell>
          <table:table-cell office:value-type="float" office:value="79.8327" calcext:value-type="float">
            <text:p>79,8327</text:p>
          </table:table-cell>
          <table:table-cell office:value-type="float" office:value="0.4160364" calcext:value-type="float">
            <text:p>0,41603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3_6_5th_0.5 <text:s/></text:p>
          </table:table-cell>
          <table:table-cell office:value-type="float" office:value="16.59328" calcext:value-type="float">
            <text:p>16,59328</text:p>
          </table:table-cell>
          <table:table-cell office:value-type="float" office:value="12.23792" calcext:value-type="float">
            <text:p>12,23792</text:p>
          </table:table-cell>
          <table:table-cell office:value-type="float" office:value="70.54383" calcext:value-type="float">
            <text:p>70,54383</text:p>
          </table:table-cell>
          <table:table-cell office:value-type="float" office:value="0.1369724" calcext:value-type="float">
            <text:p>0,13697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4_5_th_0.5 </text:p>
          </table:table-cell>
          <table:table-cell office:value-type="float" office:value="53.80028" calcext:value-type="float">
            <text:p>53,80028</text:p>
          </table:table-cell>
          <table:table-cell office:value-type="float" office:value="36.20328" calcext:value-type="float">
            <text:p>36,20328</text:p>
          </table:table-cell>
          <table:table-cell office:value-type="float" office:value="70.75157" calcext:value-type="float">
            <text:p>70,75157</text:p>
          </table:table-cell>
          <table:table-cell office:value-type="float" office:value="0.3807346" calcext:value-type="float">
            <text:p>0,380734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4_6_5th_0.5 <text:s/></text:p>
          </table:table-cell>
          <table:table-cell office:value-type="float" office:value="16.72315" calcext:value-type="float">
            <text:p>16,72315</text:p>
          </table:table-cell>
          <table:table-cell office:value-type="float" office:value="12.13268" calcext:value-type="float">
            <text:p>12,13268</text:p>
          </table:table-cell>
          <table:table-cell office:value-type="float" office:value="68.0428" calcext:value-type="float">
            <text:p>68,0428</text:p>
          </table:table-cell>
          <table:table-cell office:value-type="float" office:value="0.12341" calcext:value-type="float">
            <text:p>0,123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5_th_0.5 </text:p>
          </table:table-cell>
          <table:table-cell office:value-type="float" office:value="53.53712" calcext:value-type="float">
            <text:p>53,53712</text:p>
          </table:table-cell>
          <table:table-cell office:value-type="float" office:value="36.83358" calcext:value-type="float">
            <text:p>36,83358</text:p>
          </table:table-cell>
          <table:table-cell office:value-type="float" office:value="72.46987" calcext:value-type="float">
            <text:p>72,46987</text:p>
          </table:table-cell>
          <table:table-cell office:value-type="float" office:value="0.386778" calcext:value-type="float">
            <text:p>0,3867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5_6_5th_0.5 <text:s/></text:p>
          </table:table-cell>
          <table:table-cell office:value-type="float" office:value="16.77161" calcext:value-type="float">
            <text:p>16,77161</text:p>
          </table:table-cell>
          <table:table-cell office:value-type="float" office:value="12.1172" calcext:value-type="float">
            <text:p>12,1172</text:p>
          </table:table-cell>
          <table:table-cell office:value-type="float" office:value="66.49211" calcext:value-type="float">
            <text:p>66,49211</text:p>
          </table:table-cell>
          <table:table-cell office:value-type="float" office:value="0.1183226" calcext:value-type="float">
            <text:p>0,1183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5_th_0.3 </text:p>
          </table:table-cell>
          <table:table-cell office:value-type="float" office:value="51.93373" calcext:value-type="float">
            <text:p>51,93373</text:p>
          </table:table-cell>
          <table:table-cell office:value-type="float" office:value="36.57294" calcext:value-type="float">
            <text:p>36,57294</text:p>
          </table:table-cell>
          <table:table-cell office:value-type="float" office:value="75.40887" calcext:value-type="float">
            <text:p>75,40887</text:p>
          </table:table-cell>
          <table:table-cell office:value-type="float" office:value="0.4229587" calcext:value-type="float">
            <text:p>0,422958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1_6_5_th_0.3 </text:p>
          </table:table-cell>
          <table:table-cell office:value-type="float" office:value="16.40025" calcext:value-type="float">
            <text:p>16,40025</text:p>
          </table:table-cell>
          <table:table-cell office:value-type="float" office:value="11.73154" calcext:value-type="float">
            <text:p>11,73154</text:p>
          </table:table-cell>
          <table:table-cell office:value-type="float" office:value="65.03681" calcext:value-type="float">
            <text:p>65,03681</text:p>
          </table:table-cell>
          <table:table-cell office:value-type="float" office:value="0.1569346" calcext:value-type="float">
            <text:p>0,1569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5_th_0.3 </text:p>
          </table:table-cell>
          <table:table-cell office:value-type="float" office:value="54.12526" calcext:value-type="float">
            <text:p>54,12526</text:p>
          </table:table-cell>
          <table:table-cell office:value-type="float" office:value="38.10198" calcext:value-type="float">
            <text:p>38,10198</text:p>
          </table:table-cell>
          <table:table-cell office:value-type="float" office:value="80.82896" calcext:value-type="float">
            <text:p>80,82896</text:p>
          </table:table-cell>
          <table:table-cell office:value-type="float" office:value="0.3732306" calcext:value-type="float">
            <text:p>0,373230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2_6_5_th_0.3 </text:p>
          </table:table-cell>
          <table:table-cell office:value-type="float" office:value="17.67698" calcext:value-type="float">
            <text:p>17,67698</text:p>
          </table:table-cell>
          <table:table-cell office:value-type="float" office:value="12.46065" calcext:value-type="float">
            <text:p>12,46065</text:p>
          </table:table-cell>
          <table:table-cell office:value-type="float" office:value="69.14901" calcext:value-type="float">
            <text:p>69,14901</text:p>
          </table:table-cell>
          <table:table-cell office:value-type="float" office:value="0.0205627" calcext:value-type="float">
            <text:p>0,02056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5_th_0.3 </text:p>
          </table:table-cell>
          <table:table-cell office:value-type="float" office:value="54.47802" calcext:value-type="float">
            <text:p>54,47802</text:p>
          </table:table-cell>
          <table:table-cell office:value-type="float" office:value="37.71333" calcext:value-type="float">
            <text:p>37,71333</text:p>
          </table:table-cell>
          <table:table-cell office:value-type="float" office:value="82.82057" calcext:value-type="float">
            <text:p>82,82057</text:p>
          </table:table-cell>
          <table:table-cell office:value-type="float" office:value="0.365034" calcext:value-type="float">
            <text:p>0,3650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3_6_5_th_0.3 </text:p>
          </table:table-cell>
          <table:table-cell office:value-type="float" office:value="17.39483" calcext:value-type="float">
            <text:p>17,39483</text:p>
          </table:table-cell>
          <table:table-cell office:value-type="float" office:value="12.53341" calcext:value-type="float">
            <text:p>12,53341</text:p>
          </table:table-cell>
          <table:table-cell office:value-type="float" office:value="70.47983" calcext:value-type="float">
            <text:p>70,47983</text:p>
          </table:table-cell>
          <table:table-cell office:value-type="float" office:value="0.0515799" calcext:value-type="float">
            <text:p>0,05157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5_th_0.3 </text:p>
          </table:table-cell>
          <table:table-cell office:value-type="float" office:value="54.24672" calcext:value-type="float">
            <text:p>54,24672</text:p>
          </table:table-cell>
          <table:table-cell office:value-type="float" office:value="35.97895" calcext:value-type="float">
            <text:p>35,97895</text:p>
          </table:table-cell>
          <table:table-cell office:value-type="float" office:value="68.48551" calcext:value-type="float">
            <text:p>68,48551</text:p>
          </table:table-cell>
          <table:table-cell office:value-type="float" office:value="0.3704145" calcext:value-type="float">
            <text:p>0,370414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4_6_5_th_0.3 </text:p>
          </table:table-cell>
          <table:table-cell office:value-type="float" office:value="16.89765" calcext:value-type="float">
            <text:p>16,89765</text:p>
          </table:table-cell>
          <table:table-cell office:value-type="float" office:value="12.14711" calcext:value-type="float">
            <text:p>12,14711</text:p>
          </table:table-cell>
          <table:table-cell office:value-type="float" office:value="69.37622" calcext:value-type="float">
            <text:p>69,37622</text:p>
          </table:table-cell>
          <table:table-cell office:value-type="float" office:value="0.1050211" calcext:value-type="float">
            <text:p>0,10502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5_th_0.3 </text:p>
          </table:table-cell>
          <table:table-cell office:value-type="float" office:value="54.00967" calcext:value-type="float">
            <text:p>54,00967</text:p>
          </table:table-cell>
          <table:table-cell office:value-type="float" office:value="37.70669" calcext:value-type="float">
            <text:p>37,70669</text:p>
          </table:table-cell>
          <table:table-cell office:value-type="float" office:value="75.51767" calcext:value-type="float">
            <text:p>75,51767</text:p>
          </table:table-cell>
          <table:table-cell office:value-type="float" office:value="0.3759048" calcext:value-type="float">
            <text:p>0,37590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5_6_5_th_0.3 </text:p>
          </table:table-cell>
          <table:table-cell office:value-type="float" office:value="16.57508" calcext:value-type="float">
            <text:p>16,57508</text:p>
          </table:table-cell>
          <table:table-cell office:value-type="float" office:value="12.07743" calcext:value-type="float">
            <text:p>12,07743</text:p>
          </table:table-cell>
          <table:table-cell office:value-type="float" office:value="67.14487" calcext:value-type="float">
            <text:p>67,14487</text:p>
          </table:table-cell>
          <table:table-cell office:value-type="float" office:value="0.1388643" calcext:value-type="float">
            <text:p>0,13886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5_th_0.7</text:p>
          </table:table-cell>
          <table:table-cell table:style-name="ce2" table:formula="of:=AVERAGE([.B4:.B8])" office:value-type="float" office:value="53.243372" calcext:value-type="float">
            <text:p>53,243372</text:p>
          </table:table-cell>
          <table:table-cell table:style-name="ce2" table:formula="of:=AVERAGE([.C4:.C8])" office:value-type="float" office:value="36.541422" calcext:value-type="float">
            <text:p>36,541422</text:p>
          </table:table-cell>
          <table:table-cell table:style-name="ce2" table:formula="of:=AVERAGE([.D4:.D8])" office:value-type="float" office:value="74.290668" calcext:value-type="float">
            <text:p>74,290668</text:p>
          </table:table-cell>
          <table:table-cell table:style-name="ce2" table:formula="of:=AVERAGE([.E4:.E8])" office:value-type="float" office:value="0.39321856" calcext:value-type="float">
            <text:p>0,39321856</text:p>
          </table:table-cell>
          <table:table-cell table:style-name="ce2" table:formula="of:=AVERAGE([.F4:.F8])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6_5th_0.7 <text:s/></text:p>
          </table:table-cell>
          <table:table-cell table:style-name="ce2" table:formula="of:=AVERAGE([.J4:.J8])" office:value-type="float" office:value="16.782814" calcext:value-type="float">
            <text:p>16,782814</text:p>
          </table:table-cell>
          <table:table-cell table:style-name="ce2" table:formula="of:=AVERAGE([.K4:.K8])" office:value-type="float" office:value="12.170492" calcext:value-type="float">
            <text:p>12,170492</text:p>
          </table:table-cell>
          <table:table-cell table:style-name="ce2" table:formula="of:=AVERAGE([.L4:.L8])" office:value-type="float" office:value="68.968268" calcext:value-type="float">
            <text:p>68,968268</text:p>
          </table:table-cell>
          <table:table-cell table:style-name="ce2" table:formula="of:=AVERAGE([.M4:.M8])" office:value-type="float" office:value="0.1168418" calcext:value-type="float">
            <text:p>0,11684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5_th_0.5 </text:p>
          </table:table-cell>
          <table:table-cell table:style-name="ce2" table:formula="of:=AVERAGE([.B9:.B13])" office:value-type="float" office:value="53.323602" calcext:value-type="float">
            <text:p>53,323602</text:p>
          </table:table-cell>
          <table:table-cell table:style-name="ce2" table:formula="of:=AVERAGE([.C9:.C13])" office:value-type="float" office:value="36.923892" calcext:value-type="float">
            <text:p>36,923892</text:p>
          </table:table-cell>
          <table:table-cell table:style-name="ce2" table:formula="of:=AVERAGE([.D9:.D13])" office:value-type="float" office:value="75.356286" calcext:value-type="float">
            <text:p>75,356286</text:p>
          </table:table-cell>
          <table:table-cell table:style-name="ce2" table:formula="of:=AVERAGE([.E9:.E13])" office:value-type="float" office:value="0.39108946" calcext:value-type="float">
            <text:p>0,39108946</text:p>
          </table:table-cell>
          <table:table-cell table:style-name="ce2" table:formula="of:=AVERAGE([.F9:.F13])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6_5_th_0.3 </text:p>
          </table:table-cell>
          <table:table-cell table:style-name="ce2" table:formula="of:=AVERAGE([.J13:.J17])" office:value-type="float" office:value="17.028264" calcext:value-type="float">
            <text:p>17,028264</text:p>
          </table:table-cell>
          <table:table-cell table:style-name="ce2" table:formula="of:=AVERAGE([.K13:.K17])" office:value-type="float" office:value="12.197982" calcext:value-type="float">
            <text:p>12,197982</text:p>
          </table:table-cell>
          <table:table-cell table:style-name="ce2" table:formula="of:=AVERAGE([.L13:.L17])" office:value-type="float" office:value="68.106796" calcext:value-type="float">
            <text:p>68,106796</text:p>
          </table:table-cell>
          <table:table-cell table:style-name="ce2" table:formula="of:=AVERAGE([.M13:.M17])" office:value-type="float" office:value="0.09048418" calcext:value-type="float">
            <text:p>0,090484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5_th_0.3</text:p>
          </table:table-cell>
          <table:table-cell table:style-name="ce2" table:formula="of:=AVERAGE([.B14:.B18])" office:value-type="float" office:value="53.75868" calcext:value-type="float">
            <text:p>53,75868</text:p>
          </table:table-cell>
          <table:table-cell table:style-name="ce2" table:formula="of:=AVERAGE([.C14:.C18])" office:value-type="float" office:value="37.214778" calcext:value-type="float">
            <text:p>37,214778</text:p>
          </table:table-cell>
          <table:table-cell table:style-name="ce2" table:formula="of:=AVERAGE([.D14:.D18])" office:value-type="float" office:value="76.612316" calcext:value-type="float">
            <text:p>76,612316</text:p>
          </table:table-cell>
          <table:table-cell table:style-name="ce2" table:formula="of:=AVERAGE([.E14:.E18])" office:value-type="float" office:value="0.38150852" calcext:value-type="float">
            <text:p>0,38150852</text:p>
          </table:table-cell>
          <table:table-cell table:style-name="ce2" table:formula="of:=AVERAGE([.F14:.F18])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6_5th_0.5 <text:s/></text:p>
          </table:table-cell>
          <table:table-cell table:style-name="ce2" table:formula="of:=AVERAGE([.J10:.J14])" office:value-type="float" office:value="16.633984" calcext:value-type="float">
            <text:p>16,633984</text:p>
          </table:table-cell>
          <table:table-cell table:style-name="ce2" table:formula="of:=AVERAGE([.K10:.K14])" office:value-type="float" office:value="12.086922" calcext:value-type="float">
            <text:p>12,086922</text:p>
          </table:table-cell>
          <table:table-cell table:style-name="ce2" table:formula="of:=AVERAGE([.L10:.L14])" office:value-type="float" office:value="67.590496" calcext:value-type="float">
            <text:p>67,590496</text:p>
          </table:table-cell>
          <table:table-cell table:style-name="ce2" table:formula="of:=AVERAGE([.M10:.M14])" office:value-type="float" office:value="0.13267932" calcext:value-type="float">
            <text:p>0,132679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4_2_th_0.7 </text:p>
          </table:table-cell>
          <table:table-cell office:value-type="float" office:value="8.774262" calcext:value-type="float">
            <text:p>8,774262</text:p>
          </table:table-cell>
          <table:table-cell office:value-type="float" office:value="6.92975" calcext:value-type="float">
            <text:p>6,92975</text:p>
          </table:table-cell>
          <table:table-cell office:value-type="float" office:value="55.59833" calcext:value-type="float">
            <text:p>55,59833</text:p>
          </table:table-cell>
          <table:table-cell office:value-type="float" office:value="0.1668631" calcext:value-type="float">
            <text:p>0,166863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1_5_5_th_0.7 </text:p>
          </table:table-cell>
          <table:table-cell office:value-type="float" office:value="25.86396" calcext:value-type="float">
            <text:p>25,86396</text:p>
          </table:table-cell>
          <table:table-cell office:value-type="float" office:value="19.09479" calcext:value-type="float">
            <text:p>19,09479</text:p>
          </table:table-cell>
          <table:table-cell office:value-type="float" office:value="73.21007" calcext:value-type="float">
            <text:p>73,21007</text:p>
          </table:table-cell>
          <table:table-cell office:value-type="float" office:value="0.2173997" calcext:value-type="float">
            <text:p>0,2173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4_2_th_0.7 </text:p>
          </table:table-cell>
          <table:table-cell office:value-type="float" office:value="9.031699" calcext:value-type="float">
            <text:p>9,031699</text:p>
          </table:table-cell>
          <table:table-cell office:value-type="float" office:value="7.191657" calcext:value-type="float">
            <text:p>7,191657</text:p>
          </table:table-cell>
          <table:table-cell office:value-type="float" office:value="57.42872" calcext:value-type="float">
            <text:p>57,42872</text:p>
          </table:table-cell>
          <table:table-cell office:value-type="float" office:value="0.1172575" calcext:value-type="float">
            <text:p>0,117257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2_5_5_th_0.7 </text:p>
          </table:table-cell>
          <table:table-cell office:value-type="float" office:value="25.72667" calcext:value-type="float">
            <text:p>25,72667</text:p>
          </table:table-cell>
          <table:table-cell office:value-type="float" office:value="18.90883" calcext:value-type="float">
            <text:p>18,90883</text:p>
          </table:table-cell>
          <table:table-cell office:value-type="float" office:value="72.83411" calcext:value-type="float">
            <text:p>72,83411</text:p>
          </table:table-cell>
          <table:table-cell office:value-type="float" office:value="0.2256861" calcext:value-type="float">
            <text:p>0,2256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4_2_th_0.7 </text:p>
          </table:table-cell>
          <table:table-cell office:value-type="float" office:value="8.790622" calcext:value-type="float">
            <text:p>8,790622</text:p>
          </table:table-cell>
          <table:table-cell office:value-type="float" office:value="6.950486" calcext:value-type="float">
            <text:p>6,950486</text:p>
          </table:table-cell>
          <table:table-cell office:value-type="float" office:value="54.71588" calcext:value-type="float">
            <text:p>54,71588</text:p>
          </table:table-cell>
          <table:table-cell office:value-type="float" office:value="0.1637533" calcext:value-type="float">
            <text:p>0,163753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3_5_5_th_0.7 </text:p>
          </table:table-cell>
          <table:table-cell office:value-type="float" office:value="25.6672" calcext:value-type="float">
            <text:p>25,6672</text:p>
          </table:table-cell>
          <table:table-cell office:value-type="float" office:value="18.95679" calcext:value-type="float">
            <text:p>18,95679</text:p>
          </table:table-cell>
          <table:table-cell office:value-type="float" office:value="73.24159" calcext:value-type="float">
            <text:p>73,24159</text:p>
          </table:table-cell>
          <table:table-cell office:value-type="float" office:value="0.2292619" calcext:value-type="float">
            <text:p>0,22926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4_2_th_0.7 </text:p>
          </table:table-cell>
          <table:table-cell office:value-type="float" office:value="9.219267" calcext:value-type="float">
            <text:p>9,219267</text:p>
          </table:table-cell>
          <table:table-cell office:value-type="float" office:value="6.937778" calcext:value-type="float">
            <text:p>6,937778</text:p>
          </table:table-cell>
          <table:table-cell office:value-type="float" office:value="53.9908" calcext:value-type="float">
            <text:p>53,9908</text:p>
          </table:table-cell>
          <table:table-cell office:value-type="float" office:value="0.0802117" calcext:value-type="float">
            <text:p>0,08021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4_5_5_th_0.7 </text:p>
          </table:table-cell>
          <table:table-cell office:value-type="float" office:value="25.75143" calcext:value-type="float">
            <text:p>25,75143</text:p>
          </table:table-cell>
          <table:table-cell office:value-type="float" office:value="18.74295" calcext:value-type="float">
            <text:p>18,74295</text:p>
          </table:table-cell>
          <table:table-cell office:value-type="float" office:value="70.11673" calcext:value-type="float">
            <text:p>70,11673</text:p>
          </table:table-cell>
          <table:table-cell office:value-type="float" office:value="0.2241949" calcext:value-type="float">
            <text:p>0,22419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4_2_th_0.7 </text:p>
          </table:table-cell>
          <table:table-cell office:value-type="float" office:value="9.59462" calcext:value-type="float">
            <text:p>9,59462</text:p>
          </table:table-cell>
          <table:table-cell office:value-type="float" office:value="7.177213" calcext:value-type="float">
            <text:p>7,177213</text:p>
          </table:table-cell>
          <table:table-cell office:value-type="float" office:value="58.286" calcext:value-type="float">
            <text:p>58,286</text:p>
          </table:table-cell>
          <table:table-cell office:value-type="float" office:value="0.0037904" calcext:value-type="float">
            <text:p>0,003790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5_5_5_th_0.7 </text:p>
          </table:table-cell>
          <table:table-cell office:value-type="float" office:value="26.00656" calcext:value-type="float">
            <text:p>26,00656</text:p>
          </table:table-cell>
          <table:table-cell office:value-type="float" office:value="18.93764" calcext:value-type="float">
            <text:p>18,93764</text:p>
          </table:table-cell>
          <table:table-cell office:value-type="float" office:value="67.69965" calcext:value-type="float">
            <text:p>67,69965</text:p>
          </table:table-cell>
          <table:table-cell office:value-type="float" office:value="0.2087462" calcext:value-type="float">
            <text:p>0,20874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4_2_th_0.5 </text:p>
          </table:table-cell>
          <table:table-cell office:value-type="float" office:value="9.256149" calcext:value-type="float">
            <text:p>9,256149</text:p>
          </table:table-cell>
          <table:table-cell office:value-type="float" office:value="7.44255" calcext:value-type="float">
            <text:p>7,44255</text:p>
          </table:table-cell>
          <table:table-cell office:value-type="float" office:value="62.21627" calcext:value-type="float">
            <text:p>62,21627</text:p>
          </table:table-cell>
          <table:table-cell office:value-type="float" office:value="0.0728376" calcext:value-type="float">
            <text:p>0,072837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1_5_5_th_0.5 </text:p>
          </table:table-cell>
          <table:table-cell office:value-type="float" office:value="25.85401" calcext:value-type="float">
            <text:p>25,85401</text:p>
          </table:table-cell>
          <table:table-cell office:value-type="float" office:value="19.02204" calcext:value-type="float">
            <text:p>19,02204</text:p>
          </table:table-cell>
          <table:table-cell office:value-type="float" office:value="72.1631" calcext:value-type="float">
            <text:p>72,1631</text:p>
          </table:table-cell>
          <table:table-cell office:value-type="float" office:value="0.2180017" calcext:value-type="float">
            <text:p>0,2180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4_2_th_0.5 </text:p>
          </table:table-cell>
          <table:table-cell office:value-type="float" office:value="8.917005" calcext:value-type="float">
            <text:p>8,917005</text:p>
          </table:table-cell>
          <table:table-cell office:value-type="float" office:value="6.939544" calcext:value-type="float">
            <text:p>6,939544</text:p>
          </table:table-cell>
          <table:table-cell office:value-type="float" office:value="55.03007" calcext:value-type="float">
            <text:p>55,03007</text:p>
          </table:table-cell>
          <table:table-cell office:value-type="float" office:value="0.1395351" calcext:value-type="float">
            <text:p>0,13953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2_5_5_th_0.5 </text:p>
          </table:table-cell>
          <table:table-cell office:value-type="float" office:value="25.47061" calcext:value-type="float">
            <text:p>25,47061</text:p>
          </table:table-cell>
          <table:table-cell office:value-type="float" office:value="18.63273" calcext:value-type="float">
            <text:p>18,63273</text:p>
          </table:table-cell>
          <table:table-cell office:value-type="float" office:value="71.10706" calcext:value-type="float">
            <text:p>71,10706</text:p>
          </table:table-cell>
          <table:table-cell office:value-type="float" office:value="0.241023" calcext:value-type="float">
            <text:p>0,2410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4_2_th_0.5 </text:p>
          </table:table-cell>
          <table:table-cell office:value-type="float" office:value="9.195058" calcext:value-type="float">
            <text:p>9,195058</text:p>
          </table:table-cell>
          <table:table-cell office:value-type="float" office:value="7.249226" calcext:value-type="float">
            <text:p>7,249226</text:p>
          </table:table-cell>
          <table:table-cell office:value-type="float" office:value="57.7188" calcext:value-type="float">
            <text:p>57,7188</text:p>
          </table:table-cell>
          <table:table-cell office:value-type="float" office:value="0.0850358" calcext:value-type="float">
            <text:p>0,085035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3_5_5_th_0.5 </text:p>
          </table:table-cell>
          <table:table-cell office:value-type="float" office:value="25.96526" calcext:value-type="float">
            <text:p>25,96526</text:p>
          </table:table-cell>
          <table:table-cell office:value-type="float" office:value="18.74705" calcext:value-type="float">
            <text:p>18,74705</text:p>
          </table:table-cell>
          <table:table-cell office:value-type="float" office:value="69.93516" calcext:value-type="float">
            <text:p>69,93516</text:p>
          </table:table-cell>
          <table:table-cell office:value-type="float" office:value="0.2112572" calcext:value-type="float">
            <text:p>0,21125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4_2_th_0.5 </text:p>
          </table:table-cell>
          <table:table-cell office:value-type="float" office:value="8.850636" calcext:value-type="float">
            <text:p>8,850636</text:p>
          </table:table-cell>
          <table:table-cell office:value-type="float" office:value="6.987077" calcext:value-type="float">
            <text:p>6,987077</text:p>
          </table:table-cell>
          <table:table-cell office:value-type="float" office:value="55.10848" calcext:value-type="float">
            <text:p>55,10848</text:p>
          </table:table-cell>
          <table:table-cell office:value-type="float" office:value="0.1522963" calcext:value-type="float">
            <text:p>0,152296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4_5_5_th_0.5 </text:p>
          </table:table-cell>
          <table:table-cell office:value-type="float" office:value="25.58371" calcext:value-type="float">
            <text:p>25,58371</text:p>
          </table:table-cell>
          <table:table-cell office:value-type="float" office:value="18.60341" calcext:value-type="float">
            <text:p>18,60341</text:p>
          </table:table-cell>
          <table:table-cell office:value-type="float" office:value="67.52064" calcext:value-type="float">
            <text:p>67,52064</text:p>
          </table:table-cell>
          <table:table-cell office:value-type="float" office:value="0.2342674" calcext:value-type="float">
            <text:p>0,23426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4_2_th_0.5 </text:p>
          </table:table-cell>
          <table:table-cell office:value-type="float" office:value="8.922787" calcext:value-type="float">
            <text:p>8,922787</text:p>
          </table:table-cell>
          <table:table-cell office:value-type="float" office:value="7.207577" calcext:value-type="float">
            <text:p>7,207577</text:p>
          </table:table-cell>
          <table:table-cell office:value-type="float" office:value="59.07323" calcext:value-type="float">
            <text:p>59,07323</text:p>
          </table:table-cell>
          <table:table-cell office:value-type="float" office:value="0.1384189" calcext:value-type="float">
            <text:p>0,138418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5_5_5_th_0.5 </text:p>
          </table:table-cell>
          <table:table-cell office:value-type="float" office:value="25.83995" calcext:value-type="float">
            <text:p>25,83995</text:p>
          </table:table-cell>
          <table:table-cell office:value-type="float" office:value="18.7765" calcext:value-type="float">
            <text:p>18,7765</text:p>
          </table:table-cell>
          <table:table-cell office:value-type="float" office:value="71.94208" calcext:value-type="float">
            <text:p>71,94208</text:p>
          </table:table-cell>
          <table:table-cell office:value-type="float" office:value="0.2188519" calcext:value-type="float">
            <text:p>0,21885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4_2_th_0.3 </text:p>
          </table:table-cell>
          <table:table-cell office:value-type="float" office:value="8.774649" calcext:value-type="float">
            <text:p>8,774649</text:p>
          </table:table-cell>
          <table:table-cell office:value-type="float" office:value="6.912118" calcext:value-type="float">
            <text:p>6,912118</text:p>
          </table:table-cell>
          <table:table-cell office:value-type="float" office:value="54.87268" calcext:value-type="float">
            <text:p>54,87268</text:p>
          </table:table-cell>
          <table:table-cell office:value-type="float" office:value="0.1667897" calcext:value-type="float">
            <text:p>0,166789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1_5_5_th_0.3 </text:p>
          </table:table-cell>
          <table:table-cell office:value-type="float" office:value="25.36409" calcext:value-type="float">
            <text:p>25,36409</text:p>
          </table:table-cell>
          <table:table-cell office:value-type="float" office:value="18.62581" calcext:value-type="float">
            <text:p>18,62581</text:p>
          </table:table-cell>
          <table:table-cell office:value-type="float" office:value="70.54928" calcext:value-type="float">
            <text:p>70,54928</text:p>
          </table:table-cell>
          <table:table-cell office:value-type="float" office:value="0.2473578" calcext:value-type="float">
            <text:p>0,24735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4_2_th_0.3 </text:p>
          </table:table-cell>
          <table:table-cell office:value-type="float" office:value="9.107704" calcext:value-type="float">
            <text:p>9,107704</text:p>
          </table:table-cell>
          <table:table-cell office:value-type="float" office:value="7.047827" calcext:value-type="float">
            <text:p>7,047827</text:p>
          </table:table-cell>
          <table:table-cell office:value-type="float" office:value="55.38495" calcext:value-type="float">
            <text:p>55,38495</text:p>
          </table:table-cell>
          <table:table-cell office:value-type="float" office:value="0.1023377" calcext:value-type="float">
            <text:p>0,10233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2_5_5_th_0.3 </text:p>
          </table:table-cell>
          <table:table-cell office:value-type="float" office:value="25.77388" calcext:value-type="float">
            <text:p>25,77388</text:p>
          </table:table-cell>
          <table:table-cell office:value-type="float" office:value="18.9621" calcext:value-type="float">
            <text:p>18,9621</text:p>
          </table:table-cell>
          <table:table-cell office:value-type="float" office:value="72.72543" calcext:value-type="float">
            <text:p>72,72543</text:p>
          </table:table-cell>
          <table:table-cell office:value-type="float" office:value="0.2228414" calcext:value-type="float">
            <text:p>0,22284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4_2_th_0.3 </text:p>
          </table:table-cell>
          <table:table-cell office:value-type="float" office:value="10.369279" calcext:value-type="float">
            <text:p>10,369279</text:p>
          </table:table-cell>
          <table:table-cell office:value-type="float" office:value="7.289576" calcext:value-type="float">
            <text:p>7,289576</text:p>
          </table:table-cell>
          <table:table-cell office:value-type="float" office:value="58.36793" calcext:value-type="float">
            <text:p>58,36793</text:p>
          </table:table-cell>
          <table:table-cell office:value-type="float" office:value="-0.1635693" calcext:value-type="float">
            <text:p>-0,163569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3_5_5_th_0.3 </text:p>
          </table:table-cell>
          <table:table-cell office:value-type="float" office:value="26.15856" calcext:value-type="float">
            <text:p>26,15856</text:p>
          </table:table-cell>
          <table:table-cell office:value-type="float" office:value="19.47159" calcext:value-type="float">
            <text:p>19,47159</text:p>
          </table:table-cell>
          <table:table-cell office:value-type="float" office:value="75.64054" calcext:value-type="float">
            <text:p>75,64054</text:p>
          </table:table-cell>
          <table:table-cell office:value-type="float" office:value="0.1994701" calcext:value-type="float">
            <text:p>0,19947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4_2_th_0.3 </text:p>
          </table:table-cell>
          <table:table-cell office:value-type="float" office:value="9.266511" calcext:value-type="float">
            <text:p>9,266511</text:p>
          </table:table-cell>
          <table:table-cell office:value-type="float" office:value="6.944579" calcext:value-type="float">
            <text:p>6,944579</text:p>
          </table:table-cell>
          <table:table-cell office:value-type="float" office:value="53.49769" calcext:value-type="float">
            <text:p>53,49769</text:p>
          </table:table-cell>
          <table:table-cell office:value-type="float" office:value="0.0707605" calcext:value-type="float">
            <text:p>0,070760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4_5_5_th_0.3 </text:p>
          </table:table-cell>
          <table:table-cell office:value-type="float" office:value="25.20484" calcext:value-type="float">
            <text:p>25,20484</text:p>
          </table:table-cell>
          <table:table-cell office:value-type="float" office:value="18.32798" calcext:value-type="float">
            <text:p>18,32798</text:p>
          </table:table-cell>
          <table:table-cell office:value-type="float" office:value="68.36366" calcext:value-type="float">
            <text:p>68,36366</text:p>
          </table:table-cell>
          <table:table-cell office:value-type="float" office:value="0.2567792" calcext:value-type="float">
            <text:p>0,25677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4_2_th_0.3 </text:p>
          </table:table-cell>
          <table:table-cell office:value-type="float" office:value="9.284582" calcext:value-type="float">
            <text:p>9,284582</text:p>
          </table:table-cell>
          <table:table-cell office:value-type="float" office:value="7.179162" calcext:value-type="float">
            <text:p>7,179162</text:p>
          </table:table-cell>
          <table:table-cell office:value-type="float" office:value="57.59012" calcext:value-type="float">
            <text:p>57,59012</text:p>
          </table:table-cell>
          <table:table-cell office:value-type="float" office:value="0.0671328" calcext:value-type="float">
            <text:p>0,067132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5_5_5_th_0.3 </text:p>
          </table:table-cell>
          <table:table-cell office:value-type="float" office:value="26.37877" calcext:value-type="float">
            <text:p>26,37877</text:p>
          </table:table-cell>
          <table:table-cell office:value-type="float" office:value="19.10681" calcext:value-type="float">
            <text:p>19,10681</text:p>
          </table:table-cell>
          <table:table-cell office:value-type="float" office:value="66.9863" calcext:value-type="float">
            <text:p>66,9863</text:p>
          </table:table-cell>
          <table:table-cell office:value-type="float" office:value="0.1859349" calcext:value-type="float">
            <text:p>0,18593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4_2_th_0.5 </text:p>
          </table:table-cell>
          <table:table-cell table:style-name="ce2" table:formula="of:=AVERAGE([.B36:.B40])" office:value-type="float" office:value="9.1626936" calcext:value-type="float">
            <text:p>9,1626936</text:p>
          </table:table-cell>
          <table:table-cell table:style-name="ce2" table:formula="of:=AVERAGE([.C36:.C40])" office:value-type="float" office:value="7.159122" calcext:value-type="float">
            <text:p>7,159122</text:p>
          </table:table-cell>
          <table:table-cell table:style-name="ce2" table:formula="of:=AVERAGE([.D36:.D40])" office:value-type="float" office:value="57.671924" calcext:value-type="float">
            <text:p>57,671924</text:p>
          </table:table-cell>
          <table:table-cell table:style-name="ce2" table:formula="of:=AVERAGE([.E36:.E40])" office:value-type="float" office:value="0.09069904" calcext:value-type="float">
            <text:p>0,090699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5_5_th_0.5 </text:p>
          </table:table-cell>
          <table:table-cell table:style-name="ce2" table:formula="of:=AVERAGE([.J36:.J40])" office:value-type="float" office:value="25.77603" calcext:value-type="float">
            <text:p>25,77603</text:p>
          </table:table-cell>
          <table:table-cell table:style-name="ce2" table:formula="of:=AVERAGE([.K36:.K40])" office:value-type="float" office:value="18.788574" calcext:value-type="float">
            <text:p>18,788574</text:p>
          </table:table-cell>
          <table:table-cell table:style-name="ce2" table:formula="of:=AVERAGE([.L36:.L40])" office:value-type="float" office:value="69.685122" calcext:value-type="float">
            <text:p>69,685122</text:p>
          </table:table-cell>
          <table:table-cell table:style-name="ce2" table:formula="of:=AVERAGE([.M36:.M40])" office:value-type="float" office:value="0.2226591" calcext:value-type="float">
            <text:p>0,22265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4_2_th_0.7 </text:p>
          </table:table-cell>
          <table:table-cell table:style-name="ce2" table:formula="of:=AVERAGE([.B33:.B37])" office:value-type="float" office:value="9.1784714" calcext:value-type="float">
            <text:p>9,1784714</text:p>
          </table:table-cell>
          <table:table-cell table:style-name="ce2" table:formula="of:=AVERAGE([.C33:.C37])" office:value-type="float" office:value="7.1399368" calcext:value-type="float">
            <text:p>7,1399368</text:p>
          </table:table-cell>
          <table:table-cell table:style-name="ce2" table:formula="of:=AVERAGE([.D33:.D37])" office:value-type="float" office:value="57.327534" calcext:value-type="float">
            <text:p>57,327534</text:p>
          </table:table-cell>
          <table:table-cell table:style-name="ce2" table:formula="of:=AVERAGE([.E33:.E37])" office:value-type="float" office:value="0.0875701" calcext:value-type="float">
            <text:p>0,08757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5_5_th_0.3 </text:p>
          </table:table-cell>
          <table:table-cell table:style-name="ce2" table:formula="of:=AVERAGE([.J41:.J45])" office:value-type="float" office:value="25.668264" calcext:value-type="float">
            <text:p>25,668264</text:p>
          </table:table-cell>
          <table:table-cell table:style-name="ce2" table:formula="of:=AVERAGE([.K41:.K45])" office:value-type="float" office:value="18.832796" calcext:value-type="float">
            <text:p>18,832796</text:p>
          </table:table-cell>
          <table:table-cell table:style-name="ce2" table:formula="of:=AVERAGE([.L41:.L45])" office:value-type="float" office:value="71.844198" calcext:value-type="float">
            <text:p>71,844198</text:p>
          </table:table-cell>
          <table:table-cell table:style-name="ce2" table:formula="of:=AVERAGE([.M41:.M45])" office:value-type="float" office:value="0.22906008" calcext:value-type="float">
            <text:p>0,22906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4_2_th_0.3 </text:p>
          </table:table-cell>
          <table:table-cell table:style-name="ce2" table:formula="of:=AVERAGE([.B42:.B46])" office:value-type="float" office:value="9.360545" calcext:value-type="float">
            <text:p>9,360545</text:p>
          </table:table-cell>
          <table:table-cell table:style-name="ce2" table:formula="of:=AVERAGE([.C42:.C46])" office:value-type="float" office:value="7.0746524" calcext:value-type="float">
            <text:p>7,0746524</text:p>
          </table:table-cell>
          <table:table-cell table:style-name="ce2" table:formula="of:=AVERAGE([.D42:.D46])" office:value-type="float" office:value="55.942674" calcext:value-type="float">
            <text:p>55,942674</text:p>
          </table:table-cell>
          <table:table-cell table:style-name="ce2" table:formula="of:=AVERAGE([.E42:.E46])" office:value-type="float" office:value="0.04869028" calcext:value-type="float">
            <text:p>0,048690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5_5_th_0.7 </text:p>
          </table:table-cell>
          <table:table-cell table:style-name="ce2" table:formula="of:=AVERAGE([.J34:.J38])" office:value-type="float" office:value="25.749962" calcext:value-type="float">
            <text:p>25,749962</text:p>
          </table:table-cell>
          <table:table-cell table:style-name="ce2" table:formula="of:=AVERAGE([.K34:.K38])" office:value-type="float" office:value="18.85843" calcext:value-type="float">
            <text:p>18,85843</text:p>
          </table:table-cell>
          <table:table-cell table:style-name="ce2" table:formula="of:=AVERAGE([.L34:.L38])" office:value-type="float" office:value="70.865626" calcext:value-type="float">
            <text:p>70,865626</text:p>
          </table:table-cell>
          <table:table-cell table:style-name="ce2" table:formula="of:=AVERAGE([.M34:.M38])" office:value-type="float" office:value="0.22424554" calcext:value-type="float">
            <text:p>0,224245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 table:number-columns-repeated="3"/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8"/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 office:value-type="string" calcext:value-type="string">
            <text:p>SVRs</text:p>
          </table:table-cell>
          <table:table-cell/>
          <table:table-cell table:number-columns-repeated="7" office:value-type="string" calcext:value-type="string">
            <text:p>SVRs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2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5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1 <text:s text:c="6"/></text:p>
          </table:table-cell>
          <table:table-cell office:value-type="float" office:value="55.1933" calcext:value-type="float">
            <text:p>55,1933</text:p>
          </table:table-cell>
          <table:table-cell office:value-type="float" office:value="36.47917" calcext:value-type="float">
            <text:p>36,47917</text:p>
          </table:table-cell>
          <table:table-cell office:value-type="float" office:value="64.80001" calcext:value-type="float">
            <text:p>64,80001</text:p>
          </table:table-cell>
          <table:table-cell office:value-type="float" office:value="0.3482509" calcext:value-type="float">
            <text:p>0,348250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2_c1 <text:s text:c="8"/></text:p>
          </table:table-cell>
          <table:table-cell office:value-type="float" office:value="16.30604" calcext:value-type="float">
            <text:p>16,30604</text:p>
          </table:table-cell>
          <table:table-cell office:value-type="float" office:value="11.20915" calcext:value-type="float">
            <text:p>11,20915</text:p>
          </table:table-cell>
          <table:table-cell office:value-type="float" office:value="55.84089" calcext:value-type="float">
            <text:p>55,84089</text:p>
          </table:table-cell>
          <table:table-cell office:value-type="float" office:value="0.1665921" calcext:value-type="float">
            <text:p>0,16659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16 <text:s text:c="5"/></text:p>
          </table:table-cell>
          <table:table-cell office:value-type="float" office:value="55.23115" calcext:value-type="float">
            <text:p>55,23115</text:p>
          </table:table-cell>
          <table:table-cell office:value-type="float" office:value="37.11714" calcext:value-type="float">
            <text:p>37,11714</text:p>
          </table:table-cell>
          <table:table-cell office:value-type="float" office:value="66.39636" calcext:value-type="float">
            <text:p>66,39636</text:p>
          </table:table-cell>
          <table:table-cell office:value-type="float" office:value="0.3473567" calcext:value-type="float">
            <text:p>0,347356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5_c1 <text:s text:c="6"/></text:p>
          </table:table-cell>
          <table:table-cell office:value-type="float" office:value="16.30604" calcext:value-type="float">
            <text:p>16,30604</text:p>
          </table:table-cell>
          <table:table-cell office:value-type="float" office:value="11.20915" calcext:value-type="float">
            <text:p>11,20915</text:p>
          </table:table-cell>
          <table:table-cell office:value-type="float" office:value="55.84089" calcext:value-type="float">
            <text:p>55,84089</text:p>
          </table:table-cell>
          <table:table-cell office:value-type="float" office:value="0.1665921" calcext:value-type="float">
            <text:p>0,16659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2_c16 <text:s text:c="7"/></text:p>
          </table:table-cell>
          <table:table-cell office:value-type="float" office:value="55.23115" calcext:value-type="float">
            <text:p>55,23115</text:p>
          </table:table-cell>
          <table:table-cell office:value-type="float" office:value="37.11714" calcext:value-type="float">
            <text:p>37,11714</text:p>
          </table:table-cell>
          <table:table-cell office:value-type="float" office:value="66.39636" calcext:value-type="float">
            <text:p>66,39636</text:p>
          </table:table-cell>
          <table:table-cell office:value-type="float" office:value="0.3473567" calcext:value-type="float">
            <text:p>0,347356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0,25 </text:p>
          </table:table-cell>
          <table:table-cell office:value-type="float" office:value="16.31351" calcext:value-type="float">
            <text:p>16,31351</text:p>
          </table:table-cell>
          <table:table-cell office:value-type="float" office:value="11.2905" calcext:value-type="float">
            <text:p>11,2905</text:p>
          </table:table-cell>
          <table:table-cell office:value-type="float" office:value="55.25157" calcext:value-type="float">
            <text:p>55,25157</text:p>
          </table:table-cell>
          <table:table-cell office:value-type="float" office:value="0.1658288" calcext:value-type="float">
            <text:p>0,1658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1 <text:s text:c="8"/></text:p>
          </table:table-cell>
          <table:table-cell office:value-type="float" office:value="55.79613" calcext:value-type="float">
            <text:p>55,79613</text:p>
          </table:table-cell>
          <table:table-cell office:value-type="float" office:value="37.19356" calcext:value-type="float">
            <text:p>37,19356</text:p>
          </table:table-cell>
          <table:table-cell office:value-type="float" office:value="65.51088" calcext:value-type="float">
            <text:p>65,51088</text:p>
          </table:table-cell>
          <table:table-cell office:value-type="float" office:value="0.3339361" calcext:value-type="float">
            <text:p>0,333936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125_c0,25 <text:s/></text:p>
          </table:table-cell>
          <table:table-cell office:value-type="float" office:value="16.31351" calcext:value-type="float">
            <text:p>16,31351</text:p>
          </table:table-cell>
          <table:table-cell office:value-type="float" office:value="11.2905" calcext:value-type="float">
            <text:p>11,2905</text:p>
          </table:table-cell>
          <table:table-cell office:value-type="float" office:value="55.25157" calcext:value-type="float">
            <text:p>55,25157</text:p>
          </table:table-cell>
          <table:table-cell office:value-type="float" office:value="0.1658288" calcext:value-type="float">
            <text:p>0,1658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5_c1 <text:s text:c="6"/></text:p>
          </table:table-cell>
          <table:table-cell office:value-type="float" office:value="55.79613" calcext:value-type="float">
            <text:p>55,79613</text:p>
          </table:table-cell>
          <table:table-cell office:value-type="float" office:value="37.19356" calcext:value-type="float">
            <text:p>37,19356</text:p>
          </table:table-cell>
          <table:table-cell office:value-type="float" office:value="65.51088" calcext:value-type="float">
            <text:p>65,51088</text:p>
          </table:table-cell>
          <table:table-cell office:value-type="float" office:value="0.3339361" calcext:value-type="float">
            <text:p>0,333936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16 <text:s text:c="5"/></text:p>
          </table:table-cell>
          <table:table-cell office:value-type="float" office:value="16.3278" calcext:value-type="float">
            <text:p>16,3278</text:p>
          </table:table-cell>
          <table:table-cell office:value-type="float" office:value="11.23535" calcext:value-type="float">
            <text:p>11,23535</text:p>
          </table:table-cell>
          <table:table-cell office:value-type="float" office:value="56.02759" calcext:value-type="float">
            <text:p>56,02759</text:p>
          </table:table-cell>
          <table:table-cell office:value-type="float" office:value="0.1643666" calcext:value-type="float">
            <text:p>0,1643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0,25 </text:p>
          </table:table-cell>
          <table:table-cell office:value-type="float" office:value="56.0477" calcext:value-type="float">
            <text:p>56,0477</text:p>
          </table:table-cell>
          <table:table-cell office:value-type="float" office:value="36.87243" calcext:value-type="float">
            <text:p>36,87243</text:p>
          </table:table-cell>
          <table:table-cell office:value-type="float" office:value="64.34767" calcext:value-type="float">
            <text:p>64,34767</text:p>
          </table:table-cell>
          <table:table-cell office:value-type="float" office:value="0.3279162" calcext:value-type="float">
            <text:p>0,327916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2_c16 <text:s text:c="7"/></text:p>
          </table:table-cell>
          <table:table-cell office:value-type="float" office:value="16.3278" calcext:value-type="float">
            <text:p>16,3278</text:p>
          </table:table-cell>
          <table:table-cell office:value-type="float" office:value="11.23535" calcext:value-type="float">
            <text:p>11,23535</text:p>
          </table:table-cell>
          <table:table-cell office:value-type="float" office:value="56.02759" calcext:value-type="float">
            <text:p>56,02759</text:p>
          </table:table-cell>
          <table:table-cell office:value-type="float" office:value="0.1643666" calcext:value-type="float">
            <text:p>0,1643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0,25 <text:s/></text:p>
          </table:table-cell>
          <table:table-cell office:value-type="float" office:value="56.0477" calcext:value-type="float">
            <text:p>56,0477</text:p>
          </table:table-cell>
          <table:table-cell office:value-type="float" office:value="36.87243" calcext:value-type="float">
            <text:p>36,87243</text:p>
          </table:table-cell>
          <table:table-cell office:value-type="float" office:value="64.34767" calcext:value-type="float">
            <text:p>64,34767</text:p>
          </table:table-cell>
          <table:table-cell office:value-type="float" office:value="0.3279162" calcext:value-type="float">
            <text:p>0,327916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125_c0,25 <text:s/></text:p>
          </table:table-cell>
          <table:table-cell office:value-type="float" office:value="16.40663" calcext:value-type="float">
            <text:p>16,40663</text:p>
          </table:table-cell>
          <table:table-cell office:value-type="float" office:value="11.47647" calcext:value-type="float">
            <text:p>11,47647</text:p>
          </table:table-cell>
          <table:table-cell office:value-type="float" office:value="56.73852" calcext:value-type="float">
            <text:p>56,73852</text:p>
          </table:table-cell>
          <table:table-cell office:value-type="float" office:value="0.1562789" calcext:value-type="float">
            <text:p>0,15627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2_c64 <text:s text:c="7"/></text:p>
          </table:table-cell>
          <table:table-cell office:value-type="float" office:value="56.17483" calcext:value-type="float">
            <text:p>56,17483</text:p>
          </table:table-cell>
          <table:table-cell office:value-type="float" office:value="38.43026" calcext:value-type="float">
            <text:p>38,43026</text:p>
          </table:table-cell>
          <table:table-cell office:value-type="float" office:value="68.95551" calcext:value-type="float">
            <text:p>68,95551</text:p>
          </table:table-cell>
          <table:table-cell office:value-type="float" office:value="0.324864" calcext:value-type="float">
            <text:p>0,3248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0312_c0,25 <text:s/></text:p>
          </table:table-cell>
          <table:table-cell office:value-type="float" office:value="16.41884" calcext:value-type="float">
            <text:p>16,41884</text:p>
          </table:table-cell>
          <table:table-cell office:value-type="float" office:value="11.33109" calcext:value-type="float">
            <text:p>11,33109</text:p>
          </table:table-cell>
          <table:table-cell office:value-type="float" office:value="58.38676" calcext:value-type="float">
            <text:p>58,38676</text:p>
          </table:table-cell>
          <table:table-cell office:value-type="float" office:value="0.1550227" calcext:value-type="float">
            <text:p>0,1550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64 <text:s text:c="2"/></text:p>
          </table:table-cell>
          <table:table-cell office:value-type="float" office:value="56.17483" calcext:value-type="float">
            <text:p>56,17483</text:p>
          </table:table-cell>
          <table:table-cell office:value-type="float" office:value="38.43026" calcext:value-type="float">
            <text:p>38,43026</text:p>
          </table:table-cell>
          <table:table-cell office:value-type="float" office:value="68.95551" calcext:value-type="float">
            <text:p>68,95551</text:p>
          </table:table-cell>
          <table:table-cell office:value-type="float" office:value="0.324864" calcext:value-type="float">
            <text:p>0,3248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5_c0,25 <text:s text:c="4"/></text:p>
          </table:table-cell>
          <table:table-cell office:value-type="float" office:value="16.41884" calcext:value-type="float">
            <text:p>16,41884</text:p>
          </table:table-cell>
          <table:table-cell office:value-type="float" office:value="11.33109" calcext:value-type="float">
            <text:p>11,33109</text:p>
          </table:table-cell>
          <table:table-cell office:value-type="float" office:value="58.38676" calcext:value-type="float">
            <text:p>58,38676</text:p>
          </table:table-cell>
          <table:table-cell office:value-type="float" office:value="0.1550227" calcext:value-type="float">
            <text:p>0,1550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64 <text:s text:c="5"/></text:p>
          </table:table-cell>
          <table:table-cell office:value-type="float" office:value="56.17483" calcext:value-type="float">
            <text:p>56,17483</text:p>
          </table:table-cell>
          <table:table-cell office:value-type="float" office:value="38.43026" calcext:value-type="float">
            <text:p>38,43026</text:p>
          </table:table-cell>
          <table:table-cell office:value-type="float" office:value="68.95551" calcext:value-type="float">
            <text:p>68,95551</text:p>
          </table:table-cell>
          <table:table-cell office:value-type="float" office:value="0.324864" calcext:value-type="float">
            <text:p>0,3248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0,25 <text:s text:c="2"/></text:p>
          </table:table-cell>
          <table:table-cell office:value-type="float" office:value="16.41884" calcext:value-type="float">
            <text:p>16,41884</text:p>
          </table:table-cell>
          <table:table-cell office:value-type="float" office:value="11.33109" calcext:value-type="float">
            <text:p>11,33109</text:p>
          </table:table-cell>
          <table:table-cell office:value-type="float" office:value="58.38676" calcext:value-type="float">
            <text:p>58,38676</text:p>
          </table:table-cell>
          <table:table-cell office:value-type="float" office:value="0.1550227" calcext:value-type="float">
            <text:p>0,1550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0,25 <text:s/></text:p>
          </table:table-cell>
          <table:table-cell office:value-type="float" office:value="56.80989" calcext:value-type="float">
            <text:p>56,80989</text:p>
          </table:table-cell>
          <table:table-cell office:value-type="float" office:value="37.23962" calcext:value-type="float">
            <text:p>37,23962</text:p>
          </table:table-cell>
          <table:table-cell office:value-type="float" office:value="64.86435" calcext:value-type="float">
            <text:p>64,86435</text:p>
          </table:table-cell>
          <table:table-cell office:value-type="float" office:value="0.3095126" calcext:value-type="float">
            <text:p>0,30951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1 <text:s text:c="6"/></text:p>
          </table:table-cell>
          <table:table-cell office:value-type="float" office:value="16.46201" calcext:value-type="float">
            <text:p>16,46201</text:p>
          </table:table-cell>
          <table:table-cell office:value-type="float" office:value="11.42187" calcext:value-type="float">
            <text:p>11,42187</text:p>
          </table:table-cell>
          <table:table-cell office:value-type="float" office:value="55.56407" calcext:value-type="float">
            <text:p>55,56407</text:p>
          </table:table-cell>
          <table:table-cell office:value-type="float" office:value="0.1505724" calcext:value-type="float">
            <text:p>0,15057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1 <text:s text:c="5"/></text:p>
          </table:table-cell>
          <table:table-cell office:value-type="float" office:value="57.56788" calcext:value-type="float">
            <text:p>57,56788</text:p>
          </table:table-cell>
          <table:table-cell office:value-type="float" office:value="40.47001" calcext:value-type="float">
            <text:p>40,47001</text:p>
          </table:table-cell>
          <table:table-cell office:value-type="float" office:value="80.38845" calcext:value-type="float">
            <text:p>80,38845</text:p>
          </table:table-cell>
          <table:table-cell office:value-type="float" office:value="0.2909641" calcext:value-type="float">
            <text:p>0,290964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2_c64 <text:s text:c="7"/></text:p>
          </table:table-cell>
          <table:table-cell office:value-type="float" office:value="16.4953" calcext:value-type="float">
            <text:p>16,4953</text:p>
          </table:table-cell>
          <table:table-cell office:value-type="float" office:value="11.50534" calcext:value-type="float">
            <text:p>11,50534</text:p>
          </table:table-cell>
          <table:table-cell office:value-type="float" office:value="60.27125" calcext:value-type="float">
            <text:p>60,27125</text:p>
          </table:table-cell>
          <table:table-cell office:value-type="float" office:value="0.1471343" calcext:value-type="float">
            <text:p>0,1471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1 <text:s text:c="5"/></text:p>
          </table:table-cell>
          <table:table-cell office:value-type="float" office:value="57.62728" calcext:value-type="float">
            <text:p>57,62728</text:p>
          </table:table-cell>
          <table:table-cell office:value-type="float" office:value="39.65937" calcext:value-type="float">
            <text:p>39,65937</text:p>
          </table:table-cell>
          <table:table-cell office:value-type="float" office:value="70.63716" calcext:value-type="float">
            <text:p>70,63716</text:p>
          </table:table-cell>
          <table:table-cell office:value-type="float" office:value="0.2895" calcext:value-type="float">
            <text:p>0,289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0312_c64 <text:s text:c="2"/></text:p>
          </table:table-cell>
          <table:table-cell office:value-type="float" office:value="16.4953" calcext:value-type="float">
            <text:p>16,4953</text:p>
          </table:table-cell>
          <table:table-cell office:value-type="float" office:value="11.50534" calcext:value-type="float">
            <text:p>11,50534</text:p>
          </table:table-cell>
          <table:table-cell office:value-type="float" office:value="60.27125" calcext:value-type="float">
            <text:p>60,27125</text:p>
          </table:table-cell>
          <table:table-cell office:value-type="float" office:value="0.1471343" calcext:value-type="float">
            <text:p>0,1471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 <text:s text:c="9"/></text:p>
          </table:table-cell>
          <table:table-cell office:value-type="float" office:value="57.62728" calcext:value-type="float">
            <text:p>57,62728</text:p>
          </table:table-cell>
          <table:table-cell office:value-type="float" office:value="39.65937" calcext:value-type="float">
            <text:p>39,65937</text:p>
          </table:table-cell>
          <table:table-cell office:value-type="float" office:value="70.63716" calcext:value-type="float">
            <text:p>70,63716</text:p>
          </table:table-cell>
          <table:table-cell office:value-type="float" office:value="0.2895" calcext:value-type="float">
            <text:p>0,289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64 <text:s text:c="5"/></text:p>
          </table:table-cell>
          <table:table-cell office:value-type="float" office:value="16.4953" calcext:value-type="float">
            <text:p>16,4953</text:p>
          </table:table-cell>
          <table:table-cell office:value-type="float" office:value="11.50534" calcext:value-type="float">
            <text:p>11,50534</text:p>
          </table:table-cell>
          <table:table-cell office:value-type="float" office:value="60.27125" calcext:value-type="float">
            <text:p>60,27125</text:p>
          </table:table-cell>
          <table:table-cell office:value-type="float" office:value="0.1471343" calcext:value-type="float">
            <text:p>0,1471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0,25 <text:s/></text:p>
          </table:table-cell>
          <table:table-cell office:value-type="float" office:value="57.75106" calcext:value-type="float">
            <text:p>57,75106</text:p>
          </table:table-cell>
          <table:table-cell office:value-type="float" office:value="38.24302" calcext:value-type="float">
            <text:p>38,24302</text:p>
          </table:table-cell>
          <table:table-cell office:value-type="float" office:value="64.90035" calcext:value-type="float">
            <text:p>64,90035</text:p>
          </table:table-cell>
          <table:table-cell office:value-type="float" office:value="0.2864447" calcext:value-type="float">
            <text:p>0,28644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1 <text:s text:c="5"/></text:p>
          </table:table-cell>
          <table:table-cell office:value-type="float" office:value="16.83574" calcext:value-type="float">
            <text:p>16,83574</text:p>
          </table:table-cell>
          <table:table-cell office:value-type="float" office:value="11.72299" calcext:value-type="float">
            <text:p>11,72299</text:p>
          </table:table-cell>
          <table:table-cell office:value-type="float" office:value="62.17154" calcext:value-type="float">
            <text:p>62,17154</text:p>
          </table:table-cell>
          <table:table-cell office:value-type="float" office:value="0.1115666" calcext:value-type="float">
            <text:p>0,1115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0,25 <text:s text:c="4"/></text:p>
          </table:table-cell>
          <table:table-cell office:value-type="float" office:value="57.75106" calcext:value-type="float">
            <text:p>57,75106</text:p>
          </table:table-cell>
          <table:table-cell office:value-type="float" office:value="38.24302" calcext:value-type="float">
            <text:p>38,24302</text:p>
          </table:table-cell>
          <table:table-cell office:value-type="float" office:value="64.90035" calcext:value-type="float">
            <text:p>64,90035</text:p>
          </table:table-cell>
          <table:table-cell office:value-type="float" office:value="0.2864447" calcext:value-type="float">
            <text:p>0,28644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2_c1 <text:s text:c="9"/></text:p>
          </table:table-cell>
          <table:table-cell office:value-type="float" office:value="16.83574" calcext:value-type="float">
            <text:p>16,83574</text:p>
          </table:table-cell>
          <table:table-cell office:value-type="float" office:value="11.72299" calcext:value-type="float">
            <text:p>11,72299</text:p>
          </table:table-cell>
          <table:table-cell office:value-type="float" office:value="62.17154" calcext:value-type="float">
            <text:p>62,17154</text:p>
          </table:table-cell>
          <table:table-cell office:value-type="float" office:value="0.1115666" calcext:value-type="float">
            <text:p>0,1115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0,25 <text:s text:c="2"/></text:p>
          </table:table-cell>
          <table:table-cell office:value-type="float" office:value="57.75106" calcext:value-type="float">
            <text:p>57,75106</text:p>
          </table:table-cell>
          <table:table-cell office:value-type="float" office:value="38.24302" calcext:value-type="float">
            <text:p>38,24302</text:p>
          </table:table-cell>
          <table:table-cell office:value-type="float" office:value="64.90035" calcext:value-type="float">
            <text:p>64,90035</text:p>
          </table:table-cell>
          <table:table-cell office:value-type="float" office:value="0.2864447" calcext:value-type="float">
            <text:p>0,28644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0.0312_c0,25 <text:s text:c="2"/></text:p>
          </table:table-cell>
          <table:table-cell office:value-type="float" office:value="16.929" calcext:value-type="float">
            <text:p>16,929</text:p>
          </table:table-cell>
          <table:table-cell office:value-type="float" office:value="11.62794" calcext:value-type="float">
            <text:p>11,62794</text:p>
          </table:table-cell>
          <table:table-cell office:value-type="float" office:value="61.98959" calcext:value-type="float">
            <text:p>61,98959</text:p>
          </table:table-cell>
          <table:table-cell office:value-type="float" office:value="0.1016972" calcext:value-type="float">
            <text:p>0,10169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256 <text:s text:c="4"/></text:p>
          </table:table-cell>
          <table:table-cell office:value-type="float" office:value="57.77828" calcext:value-type="float">
            <text:p>57,77828</text:p>
          </table:table-cell>
          <table:table-cell office:value-type="float" office:value="40.35233" calcext:value-type="float">
            <text:p>40,35233</text:p>
          </table:table-cell>
          <table:table-cell office:value-type="float" office:value="74.35361" calcext:value-type="float">
            <text:p>74,35361</text:p>
          </table:table-cell>
          <table:table-cell office:value-type="float" office:value="0.2857719" calcext:value-type="float">
            <text:p>0,28577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5_c16 <text:s text:c="5"/></text:p>
          </table:table-cell>
          <table:table-cell office:value-type="float" office:value="16.93164" calcext:value-type="float">
            <text:p>16,93164</text:p>
          </table:table-cell>
          <table:table-cell office:value-type="float" office:value="11.99688" calcext:value-type="float">
            <text:p>11,99688</text:p>
          </table:table-cell>
          <table:table-cell office:value-type="float" office:value="64.93632" calcext:value-type="float">
            <text:p>64,93632</text:p>
          </table:table-cell>
          <table:table-cell office:value-type="float" office:value="0.1014165" calcext:value-type="float">
            <text:p>0,1014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256 <text:s text:c="2"/></text:p>
          </table:table-cell>
          <table:table-cell office:value-type="float" office:value="57.77828" calcext:value-type="float">
            <text:p>57,77828</text:p>
          </table:table-cell>
          <table:table-cell office:value-type="float" office:value="40.35233" calcext:value-type="float">
            <text:p>40,35233</text:p>
          </table:table-cell>
          <table:table-cell office:value-type="float" office:value="74.35361" calcext:value-type="float">
            <text:p>74,35361</text:p>
          </table:table-cell>
          <table:table-cell office:value-type="float" office:value="0.2857719" calcext:value-type="float">
            <text:p>0,28577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256 <text:s text:c="4"/></text:p>
          </table:table-cell>
          <table:table-cell office:value-type="float" office:value="17.0275" calcext:value-type="float">
            <text:p>17,0275</text:p>
          </table:table-cell>
          <table:table-cell office:value-type="float" office:value="12.21252" calcext:value-type="float">
            <text:p>12,21252</text:p>
          </table:table-cell>
          <table:table-cell office:value-type="float" office:value="66.99283" calcext:value-type="float">
            <text:p>66,99283</text:p>
          </table:table-cell>
          <table:table-cell office:value-type="float" office:value="0.0912125" calcext:value-type="float">
            <text:p>0,0912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5_c16 <text:s text:c="5"/></text:p>
          </table:table-cell>
          <table:table-cell office:value-type="float" office:value="57.86369" calcext:value-type="float">
            <text:p>57,86369</text:p>
          </table:table-cell>
          <table:table-cell office:value-type="float" office:value="40.2729" calcext:value-type="float">
            <text:p>40,2729</text:p>
          </table:table-cell>
          <table:table-cell office:value-type="float" office:value="73.45721" calcext:value-type="float">
            <text:p>73,45721</text:p>
          </table:table-cell>
          <table:table-cell office:value-type="float" office:value="0.2836586" calcext:value-type="float">
            <text:p>0,28365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125_c256 <text:s text:c="2"/></text:p>
          </table:table-cell>
          <table:table-cell office:value-type="float" office:value="17.0275" calcext:value-type="float">
            <text:p>17,0275</text:p>
          </table:table-cell>
          <table:table-cell office:value-type="float" office:value="12.21252" calcext:value-type="float">
            <text:p>12,21252</text:p>
          </table:table-cell>
          <table:table-cell office:value-type="float" office:value="66.99283" calcext:value-type="float">
            <text:p>66,99283</text:p>
          </table:table-cell>
          <table:table-cell office:value-type="float" office:value="0.0912125" calcext:value-type="float">
            <text:p>0,0912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4 <text:s text:c="5"/></text:p>
          </table:table-cell>
          <table:table-cell office:value-type="float" office:value="57.99261" calcext:value-type="float">
            <text:p>57,99261</text:p>
          </table:table-cell>
          <table:table-cell office:value-type="float" office:value="41.35881" calcext:value-type="float">
            <text:p>41,35881</text:p>
          </table:table-cell>
          <table:table-cell office:value-type="float" office:value="80.22303" calcext:value-type="float">
            <text:p>80,22303</text:p>
          </table:table-cell>
          <table:table-cell office:value-type="float" office:value="0.2804632" calcext:value-type="float">
            <text:p>0,28046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4 <text:s text:c="5"/></text:p>
          </table:table-cell>
          <table:table-cell office:value-type="float" office:value="17.5723" calcext:value-type="float">
            <text:p>17,5723</text:p>
          </table:table-cell>
          <table:table-cell office:value-type="float" office:value="12.14425" calcext:value-type="float">
            <text:p>12,14425</text:p>
          </table:table-cell>
          <table:table-cell office:value-type="float" office:value="63.97718" calcext:value-type="float">
            <text:p>63,97718</text:p>
          </table:table-cell>
          <table:table-cell office:value-type="float" office:value="0.0321284" calcext:value-type="float">
            <text:p>0,0321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16 <text:s text:c="4"/></text:p>
          </table:table-cell>
          <table:table-cell office:value-type="float" office:value="58.575" calcext:value-type="float">
            <text:p>58,575</text:p>
          </table:table-cell>
          <table:table-cell office:value-type="float" office:value="43.71334" calcext:value-type="float">
            <text:p>43,71334</text:p>
          </table:table-cell>
          <table:table-cell office:value-type="float" office:value="94.31262" calcext:value-type="float">
            <text:p>94,31262</text:p>
          </table:table-cell>
          <table:table-cell office:value-type="float" office:value="0.2659387" calcext:value-type="float">
            <text:p>0,265938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1020 <text:s text:c="3"/></text:p>
          </table:table-cell>
          <table:table-cell office:value-type="float" office:value="17.7121" calcext:value-type="float">
            <text:p>17,7121</text:p>
          </table:table-cell>
          <table:table-cell office:value-type="float" office:value="12.82678" calcext:value-type="float">
            <text:p>12,82678</text:p>
          </table:table-cell>
          <table:table-cell office:value-type="float" office:value="71.10608" calcext:value-type="float">
            <text:p>71,10608</text:p>
          </table:table-cell>
          <table:table-cell office:value-type="float" office:value="0.0166678" calcext:value-type="float">
            <text:p>0,01666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1020 <text:s text:c="3"/></text:p>
          </table:table-cell>
          <table:table-cell office:value-type="float" office:value="59.20897" calcext:value-type="float">
            <text:p>59,20897</text:p>
          </table:table-cell>
          <table:table-cell office:value-type="float" office:value="42.38219" calcext:value-type="float">
            <text:p>42,38219</text:p>
          </table:table-cell>
          <table:table-cell office:value-type="float" office:value="83.10462" calcext:value-type="float">
            <text:p>83,10462</text:p>
          </table:table-cell>
          <table:table-cell office:value-type="float" office:value="0.2499629" calcext:value-type="float">
            <text:p>0,24996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2_c64 <text:s text:c="7"/></text:p>
          </table:table-cell>
          <table:table-cell office:value-type="float" office:value="17.78164" calcext:value-type="float">
            <text:p>17,78164</text:p>
          </table:table-cell>
          <table:table-cell office:value-type="float" office:value="12.60818" calcext:value-type="float">
            <text:p>12,60818</text:p>
          </table:table-cell>
          <table:table-cell office:value-type="float" office:value="68.08206" calcext:value-type="float">
            <text:p>68,08206</text:p>
          </table:table-cell>
          <table:table-cell office:value-type="float" office:value="0.0089312" calcext:value-type="float">
            <text:p>0,0089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64 <text:s text:c="7"/></text:p>
          </table:table-cell>
          <table:table-cell office:value-type="float" office:value="59.28777" calcext:value-type="float">
            <text:p>59,28777</text:p>
          </table:table-cell>
          <table:table-cell office:value-type="float" office:value="42.43868" calcext:value-type="float">
            <text:p>42,43868</text:p>
          </table:table-cell>
          <table:table-cell office:value-type="float" office:value="83.11518" calcext:value-type="float">
            <text:p>83,11518</text:p>
          </table:table-cell>
          <table:table-cell office:value-type="float" office:value="0.2479651" calcext:value-type="float">
            <text:p>0,24796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64 <text:s text:c="2"/></text:p>
          </table:table-cell>
          <table:table-cell office:value-type="float" office:value="17.78164" calcext:value-type="float">
            <text:p>17,78164</text:p>
          </table:table-cell>
          <table:table-cell office:value-type="float" office:value="12.60818" calcext:value-type="float">
            <text:p>12,60818</text:p>
          </table:table-cell>
          <table:table-cell office:value-type="float" office:value="68.08206" calcext:value-type="float">
            <text:p>68,08206</text:p>
          </table:table-cell>
          <table:table-cell office:value-type="float" office:value="0.0089312" calcext:value-type="float">
            <text:p>0,0089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64 <text:s text:c="2"/></text:p>
          </table:table-cell>
          <table:table-cell office:value-type="float" office:value="59.28777" calcext:value-type="float">
            <text:p>59,28777</text:p>
          </table:table-cell>
          <table:table-cell office:value-type="float" office:value="42.43868" calcext:value-type="float">
            <text:p>42,43868</text:p>
          </table:table-cell>
          <table:table-cell office:value-type="float" office:value="83.11518" calcext:value-type="float">
            <text:p>83,11518</text:p>
          </table:table-cell>
          <table:table-cell office:value-type="float" office:value="0.2479651" calcext:value-type="float">
            <text:p>0,24796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125_c64 <text:s text:c="3"/></text:p>
          </table:table-cell>
          <table:table-cell office:value-type="float" office:value="17.78164" calcext:value-type="float">
            <text:p>17,78164</text:p>
          </table:table-cell>
          <table:table-cell office:value-type="float" office:value="12.60818" calcext:value-type="float">
            <text:p>12,60818</text:p>
          </table:table-cell>
          <table:table-cell office:value-type="float" office:value="68.08206" calcext:value-type="float">
            <text:p>68,08206</text:p>
          </table:table-cell>
          <table:table-cell office:value-type="float" office:value="0.0089312" calcext:value-type="float">
            <text:p>0,0089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64 <text:s text:c="3"/></text:p>
          </table:table-cell>
          <table:table-cell office:value-type="float" office:value="59.28777" calcext:value-type="float">
            <text:p>59,28777</text:p>
          </table:table-cell>
          <table:table-cell office:value-type="float" office:value="42.43868" calcext:value-type="float">
            <text:p>42,43868</text:p>
          </table:table-cell>
          <table:table-cell office:value-type="float" office:value="83.11518" calcext:value-type="float">
            <text:p>83,11518</text:p>
          </table:table-cell>
          <table:table-cell office:value-type="float" office:value="0.2479651" calcext:value-type="float">
            <text:p>0,24796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0,25 <text:s text:c="5"/></text:p>
          </table:table-cell>
          <table:table-cell office:value-type="float" office:value="17.80787" calcext:value-type="float">
            <text:p>17,80787</text:p>
          </table:table-cell>
          <table:table-cell office:value-type="float" office:value="13.17925" calcext:value-type="float">
            <text:p>13,17925</text:p>
          </table:table-cell>
          <table:table-cell office:value-type="float" office:value="80.5414" calcext:value-type="float">
            <text:p>80,5414</text:p>
          </table:table-cell>
          <table:table-cell office:value-type="float" office:value="0.0060052" calcext:value-type="float">
            <text:p>0,00600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0,25 <text:s text:c="2"/></text:p>
          </table:table-cell>
          <table:table-cell office:value-type="float" office:value="59.44238" calcext:value-type="float">
            <text:p>59,44238</text:p>
          </table:table-cell>
          <table:table-cell office:value-type="float" office:value="39.84556" calcext:value-type="float">
            <text:p>39,84556</text:p>
          </table:table-cell>
          <table:table-cell office:value-type="float" office:value="71.12684" calcext:value-type="float">
            <text:p>71,12684</text:p>
          </table:table-cell>
          <table:table-cell office:value-type="float" office:value="0.2440377" calcext:value-type="float">
            <text:p>0,24403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0,25 <text:s text:c="7"/></text:p>
          </table:table-cell>
          <table:table-cell office:value-type="float" office:value="17.80787" calcext:value-type="float">
            <text:p>17,80787</text:p>
          </table:table-cell>
          <table:table-cell office:value-type="float" office:value="13.17925" calcext:value-type="float">
            <text:p>13,17925</text:p>
          </table:table-cell>
          <table:table-cell office:value-type="float" office:value="80.5414" calcext:value-type="float">
            <text:p>80,5414</text:p>
          </table:table-cell>
          <table:table-cell office:value-type="float" office:value="0.0060052" calcext:value-type="float">
            <text:p>0,00600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256 <text:s/></text:p>
          </table:table-cell>
          <table:table-cell office:value-type="float" office:value="60.60377" calcext:value-type="float">
            <text:p>60,60377</text:p>
          </table:table-cell>
          <table:table-cell office:value-type="float" office:value="44.87008" calcext:value-type="float">
            <text:p>44,87008</text:p>
          </table:table-cell>
          <table:table-cell office:value-type="float" office:value="97.87389" calcext:value-type="float">
            <text:p>97,87389</text:p>
          </table:table-cell>
          <table:table-cell office:value-type="float" office:value="0.2142089" calcext:value-type="float">
            <text:p>0,214208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0.0312_c1 <text:s text:c="5"/></text:p>
          </table:table-cell>
          <table:table-cell office:value-type="float" office:value="18.36261" calcext:value-type="float">
            <text:p>18,36261</text:p>
          </table:table-cell>
          <table:table-cell office:value-type="float" office:value="12.62215" calcext:value-type="float">
            <text:p>12,62215</text:p>
          </table:table-cell>
          <table:table-cell office:value-type="float" office:value="66.45308" calcext:value-type="float">
            <text:p>66,45308</text:p>
          </table:table-cell>
          <table:table-cell office:value-type="float" office:value="-0.0568891" calcext:value-type="float">
            <text:p>-0,05688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64 <text:s text:c="3"/></text:p>
          </table:table-cell>
          <table:table-cell office:value-type="float" office:value="61.45569" calcext:value-type="float">
            <text:p>61,45569</text:p>
          </table:table-cell>
          <table:table-cell office:value-type="float" office:value="46.60702" calcext:value-type="float">
            <text:p>46,60702</text:p>
          </table:table-cell>
          <table:table-cell office:value-type="float" office:value="110.45994" calcext:value-type="float">
            <text:p>110,45994</text:p>
          </table:table-cell>
          <table:table-cell office:value-type="float" office:value="0.1919616" calcext:value-type="float">
            <text:p>0,191961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1 <text:s text:c="10"/></text:p>
          </table:table-cell>
          <table:table-cell office:value-type="float" office:value="18.8973" calcext:value-type="float">
            <text:p>18,8973</text:p>
          </table:table-cell>
          <table:table-cell office:value-type="float" office:value="14.10412" calcext:value-type="float">
            <text:p>14,10412</text:p>
          </table:table-cell>
          <table:table-cell office:value-type="float" office:value="86.31659" calcext:value-type="float">
            <text:p>86,31659</text:p>
          </table:table-cell>
          <table:table-cell office:value-type="float" office:value="-0.1193343" calcext:value-type="float">
            <text:p>-0,1193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64 <text:s text:c="8"/></text:p>
          </table:table-cell>
          <table:table-cell office:value-type="float" office:value="61.45569" calcext:value-type="float">
            <text:p>61,45569</text:p>
          </table:table-cell>
          <table:table-cell office:value-type="float" office:value="46.60702" calcext:value-type="float">
            <text:p>46,60702</text:p>
          </table:table-cell>
          <table:table-cell office:value-type="float" office:value="110.45994" calcext:value-type="float">
            <text:p>110,45994</text:p>
          </table:table-cell>
          <table:table-cell office:value-type="float" office:value="0.1919616" calcext:value-type="float">
            <text:p>0,191961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1 <text:s text:c="8"/></text:p>
          </table:table-cell>
          <table:table-cell office:value-type="float" office:value="18.8973" calcext:value-type="float">
            <text:p>18,8973</text:p>
          </table:table-cell>
          <table:table-cell office:value-type="float" office:value="14.10412" calcext:value-type="float">
            <text:p>14,10412</text:p>
          </table:table-cell>
          <table:table-cell office:value-type="float" office:value="86.31659" calcext:value-type="float">
            <text:p>86,31659</text:p>
          </table:table-cell>
          <table:table-cell office:value-type="float" office:value="-0.1193343" calcext:value-type="float">
            <text:p>-0,1193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1020 </text:p>
          </table:table-cell>
          <table:table-cell office:value-type="float" office:value="63.5521" calcext:value-type="float">
            <text:p>63,5521</text:p>
          </table:table-cell>
          <table:table-cell office:value-type="float" office:value="48.81525" calcext:value-type="float">
            <text:p>48,81525</text:p>
          </table:table-cell>
          <table:table-cell office:value-type="float" office:value="116.91075" calcext:value-type="float">
            <text:p>116,91075</text:p>
          </table:table-cell>
          <table:table-cell office:value-type="float" office:value="0.1358929" calcext:value-type="float">
            <text:p>0,13589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0312_c1 <text:s text:c="5"/></text:p>
          </table:table-cell>
          <table:table-cell office:value-type="float" office:value="18.8973" calcext:value-type="float">
            <text:p>18,8973</text:p>
          </table:table-cell>
          <table:table-cell office:value-type="float" office:value="14.10412" calcext:value-type="float">
            <text:p>14,10412</text:p>
          </table:table-cell>
          <table:table-cell office:value-type="float" office:value="86.31659" calcext:value-type="float">
            <text:p>86,31659</text:p>
          </table:table-cell>
          <table:table-cell office:value-type="float" office:value="-0.1193343" calcext:value-type="float">
            <text:p>-0,1193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1020 <text:s/></text:p>
          </table:table-cell>
          <table:table-cell office:value-type="float" office:value="63.5521" calcext:value-type="float">
            <text:p>63,5521</text:p>
          </table:table-cell>
          <table:table-cell office:value-type="float" office:value="48.81525" calcext:value-type="float">
            <text:p>48,81525</text:p>
          </table:table-cell>
          <table:table-cell office:value-type="float" office:value="116.91075" calcext:value-type="float">
            <text:p>116,91075</text:p>
          </table:table-cell>
          <table:table-cell office:value-type="float" office:value="0.1358929" calcext:value-type="float">
            <text:p>0,13589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256 <text:s/></text:p>
          </table:table-cell>
          <table:table-cell office:value-type="float" office:value="19.17622" calcext:value-type="float">
            <text:p>19,17622</text:p>
          </table:table-cell>
          <table:table-cell office:value-type="float" office:value="13.39765" calcext:value-type="float">
            <text:p>13,39765</text:p>
          </table:table-cell>
          <table:table-cell office:value-type="float" office:value="71.49961" calcext:value-type="float">
            <text:p>71,49961</text:p>
          </table:table-cell>
          <table:table-cell office:value-type="float" office:value="-0.1526205" calcext:value-type="float">
            <text:p>-0,1526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5_c1020 <text:s text:c="3"/></text:p>
          </table:table-cell>
          <table:table-cell office:value-type="float" office:value="63.5521" calcext:value-type="float">
            <text:p>63,5521</text:p>
          </table:table-cell>
          <table:table-cell office:value-type="float" office:value="48.81525" calcext:value-type="float">
            <text:p>48,81525</text:p>
          </table:table-cell>
          <table:table-cell office:value-type="float" office:value="116.91075" calcext:value-type="float">
            <text:p>116,91075</text:p>
          </table:table-cell>
          <table:table-cell office:value-type="float" office:value="0.1358929" calcext:value-type="float">
            <text:p>0,13589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16 <text:s text:c="4"/></text:p>
          </table:table-cell>
          <table:table-cell office:value-type="float" office:value="19.32495" calcext:value-type="float">
            <text:p>19,32495</text:p>
          </table:table-cell>
          <table:table-cell office:value-type="float" office:value="13.28719" calcext:value-type="float">
            <text:p>13,28719</text:p>
          </table:table-cell>
          <table:table-cell office:value-type="float" office:value="69.67594" calcext:value-type="float">
            <text:p>69,67594</text:p>
          </table:table-cell>
          <table:table-cell office:value-type="float" office:value="-0.1705697" calcext:value-type="float">
            <text:p>-0,17056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1020 <text:s text:c="5"/></text:p>
          </table:table-cell>
          <table:table-cell office:value-type="float" office:value="63.61483" calcext:value-type="float">
            <text:p>63,61483</text:p>
          </table:table-cell>
          <table:table-cell office:value-type="float" office:value="43.82579" calcext:value-type="float">
            <text:p>43,82579</text:p>
          </table:table-cell>
          <table:table-cell office:value-type="float" office:value="92.95783" calcext:value-type="float">
            <text:p>92,95783</text:p>
          </table:table-cell>
          <table:table-cell office:value-type="float" office:value="0.1341863" calcext:value-type="float">
            <text:p>0,134186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125_c64 <text:s text:c="5"/></text:p>
          </table:table-cell>
          <table:table-cell office:value-type="float" office:value="21.49954" calcext:value-type="float">
            <text:p>21,49954</text:p>
          </table:table-cell>
          <table:table-cell office:value-type="float" office:value="16.67785" calcext:value-type="float">
            <text:p>16,67785</text:p>
          </table:table-cell>
          <table:table-cell office:value-type="float" office:value="100.41461" calcext:value-type="float">
            <text:p>100,41461</text:p>
          </table:table-cell>
          <table:table-cell office:value-type="float" office:value="-0.4488344" calcext:value-type="float">
            <text:p>-0,4488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1020 <text:s text:c="3"/></text:p>
          </table:table-cell>
          <table:table-cell office:value-type="float" office:value="63.61483" calcext:value-type="float">
            <text:p>63,61483</text:p>
          </table:table-cell>
          <table:table-cell office:value-type="float" office:value="43.82579" calcext:value-type="float">
            <text:p>43,82579</text:p>
          </table:table-cell>
          <table:table-cell office:value-type="float" office:value="92.95783" calcext:value-type="float">
            <text:p>92,95783</text:p>
          </table:table-cell>
          <table:table-cell office:value-type="float" office:value="0.1341863" calcext:value-type="float">
            <text:p>0,134186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64 <text:s text:c="9"/></text:p>
          </table:table-cell>
          <table:table-cell office:value-type="float" office:value="21.49954" calcext:value-type="float">
            <text:p>21,49954</text:p>
          </table:table-cell>
          <table:table-cell office:value-type="float" office:value="16.67785" calcext:value-type="float">
            <text:p>16,67785</text:p>
          </table:table-cell>
          <table:table-cell office:value-type="float" office:value="100.41461" calcext:value-type="float">
            <text:p>100,41461</text:p>
          </table:table-cell>
          <table:table-cell office:value-type="float" office:value="-0.4488344" calcext:value-type="float">
            <text:p>-0,4488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256 <text:s text:c="6"/></text:p>
          </table:table-cell>
          <table:table-cell office:value-type="float" office:value="63.88465" calcext:value-type="float">
            <text:p>63,88465</text:p>
          </table:table-cell>
          <table:table-cell office:value-type="float" office:value="43.81506" calcext:value-type="float">
            <text:p>43,81506</text:p>
          </table:table-cell>
          <table:table-cell office:value-type="float" office:value="92.29367" calcext:value-type="float">
            <text:p>92,29367</text:p>
          </table:table-cell>
          <table:table-cell office:value-type="float" office:value="0.126826" calcext:value-type="float">
            <text:p>0,1268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1020 </text:p>
          </table:table-cell>
          <table:table-cell office:value-type="float" office:value="21.62263" calcext:value-type="float">
            <text:p>21,62263</text:p>
          </table:table-cell>
          <table:table-cell office:value-type="float" office:value="15.10056" calcext:value-type="float">
            <text:p>15,10056</text:p>
          </table:table-cell>
          <table:table-cell office:value-type="float" office:value="80.70635" calcext:value-type="float">
            <text:p>80,70635</text:p>
          </table:table-cell>
          <table:table-cell office:value-type="float" office:value="-0.4654716" calcext:value-type="float">
            <text:p>-0,46547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256 <text:s text:c="8"/></text:p>
          </table:table-cell>
          <table:table-cell office:value-type="float" office:value="63.88465" calcext:value-type="float">
            <text:p>63,88465</text:p>
          </table:table-cell>
          <table:table-cell office:value-type="float" office:value="43.81506" calcext:value-type="float">
            <text:p>43,81506</text:p>
          </table:table-cell>
          <table:table-cell office:value-type="float" office:value="92.29367" calcext:value-type="float">
            <text:p>92,29367</text:p>
          </table:table-cell>
          <table:table-cell office:value-type="float" office:value="0.126826" calcext:value-type="float">
            <text:p>0,1268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125_c1020 <text:s/></text:p>
          </table:table-cell>
          <table:table-cell office:value-type="float" office:value="21.62263" calcext:value-type="float">
            <text:p>21,62263</text:p>
          </table:table-cell>
          <table:table-cell office:value-type="float" office:value="15.10056" calcext:value-type="float">
            <text:p>15,10056</text:p>
          </table:table-cell>
          <table:table-cell office:value-type="float" office:value="80.70635" calcext:value-type="float">
            <text:p>80,70635</text:p>
          </table:table-cell>
          <table:table-cell office:value-type="float" office:value="-0.4654716" calcext:value-type="float">
            <text:p>-0,46547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64 <text:s text:c="5"/></text:p>
          </table:table-cell>
          <table:table-cell office:value-type="float" office:value="64.12727" calcext:value-type="float">
            <text:p>64,12727</text:p>
          </table:table-cell>
          <table:table-cell office:value-type="float" office:value="43.69554" calcext:value-type="float">
            <text:p>43,69554</text:p>
          </table:table-cell>
          <table:table-cell office:value-type="float" office:value="91.33365" calcext:value-type="float">
            <text:p>91,33365</text:p>
          </table:table-cell>
          <table:table-cell office:value-type="float" office:value="0.1201812" calcext:value-type="float">
            <text:p>0,12018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5_c1020 <text:s text:c="3"/></text:p>
          </table:table-cell>
          <table:table-cell office:value-type="float" office:value="21.62263" calcext:value-type="float">
            <text:p>21,62263</text:p>
          </table:table-cell>
          <table:table-cell office:value-type="float" office:value="15.10056" calcext:value-type="float">
            <text:p>15,10056</text:p>
          </table:table-cell>
          <table:table-cell office:value-type="float" office:value="80.70635" calcext:value-type="float">
            <text:p>80,70635</text:p>
          </table:table-cell>
          <table:table-cell office:value-type="float" office:value="-0.4654716" calcext:value-type="float">
            <text:p>-0,46547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64 <text:s text:c="9"/></text:p>
          </table:table-cell>
          <table:table-cell office:value-type="float" office:value="64.12727" calcext:value-type="float">
            <text:p>64,12727</text:p>
          </table:table-cell>
          <table:table-cell office:value-type="float" office:value="43.69554" calcext:value-type="float">
            <text:p>43,69554</text:p>
          </table:table-cell>
          <table:table-cell office:value-type="float" office:value="91.33365" calcext:value-type="float">
            <text:p>91,33365</text:p>
          </table:table-cell>
          <table:table-cell office:value-type="float" office:value="0.1201812" calcext:value-type="float">
            <text:p>0,12018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0312_c64 <text:s text:c="3"/></text:p>
          </table:table-cell>
          <table:table-cell office:value-type="float" office:value="22.46432" calcext:value-type="float">
            <text:p>22,46432</text:p>
          </table:table-cell>
          <table:table-cell office:value-type="float" office:value="15.60005" calcext:value-type="float">
            <text:p>15,60005</text:p>
          </table:table-cell>
          <table:table-cell office:value-type="float" office:value="82.49815" calcext:value-type="float">
            <text:p>82,49815</text:p>
          </table:table-cell>
          <table:table-cell office:value-type="float" office:value="-0.5817837" calcext:value-type="float">
            <text:p>-0,58178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1 <text:s text:c="10"/></text:p>
          </table:table-cell>
          <table:table-cell office:value-type="float" office:value="65.83542" calcext:value-type="float">
            <text:p>65,83542</text:p>
          </table:table-cell>
          <table:table-cell office:value-type="float" office:value="44.36732" calcext:value-type="float">
            <text:p>44,36732</text:p>
          </table:table-cell>
          <table:table-cell office:value-type="float" office:value="86.33156" calcext:value-type="float">
            <text:p>86,33156</text:p>
          </table:table-cell>
          <table:table-cell office:value-type="float" office:value="0.0726856" calcext:value-type="float">
            <text:p>0,072685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2_c64 <text:s text:c="8"/></text:p>
          </table:table-cell>
          <table:table-cell office:value-type="float" office:value="22.46432" calcext:value-type="float">
            <text:p>22,46432</text:p>
          </table:table-cell>
          <table:table-cell office:value-type="float" office:value="15.60005" calcext:value-type="float">
            <text:p>15,60005</text:p>
          </table:table-cell>
          <table:table-cell office:value-type="float" office:value="82.49815" calcext:value-type="float">
            <text:p>82,49815</text:p>
          </table:table-cell>
          <table:table-cell office:value-type="float" office:value="-0.5817837" calcext:value-type="float">
            <text:p>-0,58178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1 <text:s text:c="8"/></text:p>
          </table:table-cell>
          <table:table-cell office:value-type="float" office:value="65.83542" calcext:value-type="float">
            <text:p>65,83542</text:p>
          </table:table-cell>
          <table:table-cell office:value-type="float" office:value="44.36732" calcext:value-type="float">
            <text:p>44,36732</text:p>
          </table:table-cell>
          <table:table-cell office:value-type="float" office:value="86.33156" calcext:value-type="float">
            <text:p>86,33156</text:p>
          </table:table-cell>
          <table:table-cell office:value-type="float" office:value="0.0726856" calcext:value-type="float">
            <text:p>0,072685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256 <text:s text:c="6"/></text:p>
          </table:table-cell>
          <table:table-cell office:value-type="float" office:value="22.92174" calcext:value-type="float">
            <text:p>22,92174</text:p>
          </table:table-cell>
          <table:table-cell office:value-type="float" office:value="17.61641" calcext:value-type="float">
            <text:p>17,61641</text:p>
          </table:table-cell>
          <table:table-cell office:value-type="float" office:value="104.88763" calcext:value-type="float">
            <text:p>104,88763</text:p>
          </table:table-cell>
          <table:table-cell office:value-type="float" office:value="-0.6468555" calcext:value-type="float">
            <text:p>-0,6468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0312_c1 <text:s text:c="5"/></text:p>
          </table:table-cell>
          <table:table-cell office:value-type="float" office:value="65.83542" calcext:value-type="float">
            <text:p>65,83542</text:p>
          </table:table-cell>
          <table:table-cell office:value-type="float" office:value="44.36732" calcext:value-type="float">
            <text:p>44,36732</text:p>
          </table:table-cell>
          <table:table-cell office:value-type="float" office:value="86.33156" calcext:value-type="float">
            <text:p>86,33156</text:p>
          </table:table-cell>
          <table:table-cell office:value-type="float" office:value="0.0726856" calcext:value-type="float">
            <text:p>0,072685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256 <text:s text:c="8"/></text:p>
          </table:table-cell>
          <table:table-cell office:value-type="float" office:value="22.92174" calcext:value-type="float">
            <text:p>22,92174</text:p>
          </table:table-cell>
          <table:table-cell office:value-type="float" office:value="17.61641" calcext:value-type="float">
            <text:p>17,61641</text:p>
          </table:table-cell>
          <table:table-cell office:value-type="float" office:value="104.88763" calcext:value-type="float">
            <text:p>104,88763</text:p>
          </table:table-cell>
          <table:table-cell office:value-type="float" office:value="-0.6468555" calcext:value-type="float">
            <text:p>-0,6468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256 <text:s text:c="5"/></text:p>
          </table:table-cell>
          <table:table-cell office:value-type="float" office:value="68.97012" calcext:value-type="float">
            <text:p>68,97012</text:p>
          </table:table-cell>
          <table:table-cell office:value-type="float" office:value="51.92421" calcext:value-type="float">
            <text:p>51,92421</text:p>
          </table:table-cell>
          <table:table-cell office:value-type="float" office:value="125.25685" calcext:value-type="float">
            <text:p>125,25685</text:p>
          </table:table-cell>
          <table:table-cell office:value-type="float" office:value="-0.0177234" calcext:value-type="float">
            <text:p>-0,01772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1020 <text:s text:c="5"/></text:p>
          </table:table-cell>
          <table:table-cell office:value-type="float" office:value="23.12463" calcext:value-type="float">
            <text:p>23,12463</text:p>
          </table:table-cell>
          <table:table-cell office:value-type="float" office:value="17.66842" calcext:value-type="float">
            <text:p>17,66842</text:p>
          </table:table-cell>
          <table:table-cell office:value-type="float" office:value="104.80678" calcext:value-type="float">
            <text:p>104,80678</text:p>
          </table:table-cell>
          <table:table-cell office:value-type="float" office:value="-0.6761393" calcext:value-type="float">
            <text:p>-0,6761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256 <text:s text:c="3"/></text:p>
          </table:table-cell>
          <table:table-cell office:value-type="float" office:value="68.97012" calcext:value-type="float">
            <text:p>68,97012</text:p>
          </table:table-cell>
          <table:table-cell office:value-type="float" office:value="51.92421" calcext:value-type="float">
            <text:p>51,92421</text:p>
          </table:table-cell>
          <table:table-cell office:value-type="float" office:value="125.25685" calcext:value-type="float">
            <text:p>125,25685</text:p>
          </table:table-cell>
          <table:table-cell office:value-type="float" office:value="-0.0177234" calcext:value-type="float">
            <text:p>-0,01772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125_c1020 <text:s text:c="3"/></text:p>
          </table:table-cell>
          <table:table-cell office:value-type="float" office:value="23.12463" calcext:value-type="float">
            <text:p>23,12463</text:p>
          </table:table-cell>
          <table:table-cell office:value-type="float" office:value="17.66842" calcext:value-type="float">
            <text:p>17,66842</text:p>
          </table:table-cell>
          <table:table-cell office:value-type="float" office:value="104.80678" calcext:value-type="float">
            <text:p>104,80678</text:p>
          </table:table-cell>
          <table:table-cell office:value-type="float" office:value="-0.6761393" calcext:value-type="float">
            <text:p>-0,6761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0,25 <text:s text:c="5"/></text:p>
          </table:table-cell>
          <table:table-cell office:value-type="float" office:value="69.27987" calcext:value-type="float">
            <text:p>69,27987</text:p>
          </table:table-cell>
          <table:table-cell office:value-type="float" office:value="45.52433" calcext:value-type="float">
            <text:p>45,52433</text:p>
          </table:table-cell>
          <table:table-cell office:value-type="float" office:value="79.30887" calcext:value-type="float">
            <text:p>79,30887</text:p>
          </table:table-cell>
          <table:table-cell office:value-type="float" office:value="-0.0268852" calcext:value-type="float">
            <text:p>-0,02688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5_c256 <text:s text:c="5"/></text:p>
          </table:table-cell>
          <table:table-cell office:value-type="float" office:value="26.88151" calcext:value-type="float">
            <text:p>26,88151</text:p>
          </table:table-cell>
          <table:table-cell office:value-type="float" office:value="19.12983" calcext:value-type="float">
            <text:p>19,12983</text:p>
          </table:table-cell>
          <table:table-cell office:value-type="float" office:value="98.24459" calcext:value-type="float">
            <text:p>98,24459</text:p>
          </table:table-cell>
          <table:table-cell office:value-type="float" office:value="-1.2649967" calcext:value-type="float">
            <text:p>-1,26499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0,25 <text:s text:c="7"/></text:p>
          </table:table-cell>
          <table:table-cell office:value-type="float" office:value="69.27987" calcext:value-type="float">
            <text:p>69,27987</text:p>
          </table:table-cell>
          <table:table-cell office:value-type="float" office:value="45.52433" calcext:value-type="float">
            <text:p>45,52433</text:p>
          </table:table-cell>
          <table:table-cell office:value-type="float" office:value="79.30887" calcext:value-type="float">
            <text:p>79,30887</text:p>
          </table:table-cell>
          <table:table-cell office:value-type="float" office:value="-0.0268852" calcext:value-type="float">
            <text:p>-0,02688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256 <text:s text:c="3"/></text:p>
          </table:table-cell>
          <table:table-cell office:value-type="float" office:value="26.88151" calcext:value-type="float">
            <text:p>26,88151</text:p>
          </table:table-cell>
          <table:table-cell office:value-type="float" office:value="19.12983" calcext:value-type="float">
            <text:p>19,12983</text:p>
          </table:table-cell>
          <table:table-cell office:value-type="float" office:value="98.24459" calcext:value-type="float">
            <text:p>98,24459</text:p>
          </table:table-cell>
          <table:table-cell office:value-type="float" office:value="-1.2649967" calcext:value-type="float">
            <text:p>-1,26499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256 <text:s text:c="8"/></text:p>
          </table:table-cell>
          <table:table-cell office:value-type="float" office:value="76.1295" calcext:value-type="float">
            <text:p>76,1295</text:p>
          </table:table-cell>
          <table:table-cell office:value-type="float" office:value="53.9" calcext:value-type="float">
            <text:p>53,9</text:p>
          </table:table-cell>
          <table:table-cell office:value-type="float" office:value="109.57319" calcext:value-type="float">
            <text:p>109,57319</text:p>
          </table:table-cell>
          <table:table-cell office:value-type="float" office:value="-0.2399772" calcext:value-type="float">
            <text:p>-0,239977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2_c256 <text:s text:c="8"/></text:p>
          </table:table-cell>
          <table:table-cell office:value-type="float" office:value="31.92782" calcext:value-type="float">
            <text:p>31,92782</text:p>
          </table:table-cell>
          <table:table-cell office:value-type="float" office:value="24.79586" calcext:value-type="float">
            <text:p>24,79586</text:p>
          </table:table-cell>
          <table:table-cell office:value-type="float" office:value="136.96995" calcext:value-type="float">
            <text:p>136,96995</text:p>
          </table:table-cell>
          <table:table-cell office:value-type="float" office:value="-2.1952062" calcext:value-type="float">
            <text:p>-2,19520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5_c256 <text:s text:c="6"/></text:p>
          </table:table-cell>
          <table:table-cell office:value-type="float" office:value="76.1295" calcext:value-type="float">
            <text:p>76,1295</text:p>
          </table:table-cell>
          <table:table-cell office:value-type="float" office:value="53.9" calcext:value-type="float">
            <text:p>53,9</text:p>
          </table:table-cell>
          <table:table-cell office:value-type="float" office:value="109.57319" calcext:value-type="float">
            <text:p>109,57319</text:p>
          </table:table-cell>
          <table:table-cell office:value-type="float" office:value="-0.2399772" calcext:value-type="float">
            <text:p>-0,239977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0.5_c256 <text:s text:c="6"/></text:p>
          </table:table-cell>
          <table:table-cell office:value-type="float" office:value="31.92782" calcext:value-type="float">
            <text:p>31,92782</text:p>
          </table:table-cell>
          <table:table-cell office:value-type="float" office:value="24.79586" calcext:value-type="float">
            <text:p>24,79586</text:p>
          </table:table-cell>
          <table:table-cell office:value-type="float" office:value="136.96995" calcext:value-type="float">
            <text:p>136,96995</text:p>
          </table:table-cell>
          <table:table-cell office:value-type="float" office:value="-2.1952062" calcext:value-type="float">
            <text:p>-2,19520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020 <text:s text:c="6"/></text:p>
          </table:table-cell>
          <table:table-cell office:value-type="float" office:value="85.6565" calcext:value-type="float">
            <text:p>85,6565</text:p>
          </table:table-cell>
          <table:table-cell office:value-type="float" office:value="61.51368" calcext:value-type="float">
            <text:p>61,51368</text:p>
          </table:table-cell>
          <table:table-cell office:value-type="float" office:value="145.08951" calcext:value-type="float">
            <text:p>145,08951</text:p>
          </table:table-cell>
          <table:table-cell office:value-type="float" office:value="-0.5697427" calcext:value-type="float">
            <text:p>-0,569742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2_c1020 <text:s text:c="6"/></text:p>
          </table:table-cell>
          <table:table-cell office:value-type="float" office:value="33.69901" calcext:value-type="float">
            <text:p>33,69901</text:p>
          </table:table-cell>
          <table:table-cell office:value-type="float" office:value="24.29969" calcext:value-type="float">
            <text:p>24,29969</text:p>
          </table:table-cell>
          <table:table-cell office:value-type="float" office:value="122.97056" calcext:value-type="float">
            <text:p>122,97056</text:p>
          </table:table-cell>
          <table:table-cell office:value-type="float" office:value="-2.5595466" calcext:value-type="float">
            <text:p>-2,55954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1020 <text:s text:c="7"/></text:p>
          </table:table-cell>
          <table:table-cell office:value-type="float" office:value="86.26543" calcext:value-type="float">
            <text:p>86,26543</text:p>
          </table:table-cell>
          <table:table-cell office:value-type="float" office:value="62.26712" calcext:value-type="float">
            <text:p>62,26712</text:p>
          </table:table-cell>
          <table:table-cell office:value-type="float" office:value="125.31209" calcext:value-type="float">
            <text:p>125,31209</text:p>
          </table:table-cell>
          <table:table-cell office:value-type="float" office:value="-0.5921402" calcext:value-type="float">
            <text:p>-0,592140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2_c1020 <text:s text:c="7"/></text:p>
          </table:table-cell>
          <table:table-cell office:value-type="float" office:value="38.99787" calcext:value-type="float">
            <text:p>38,99787</text:p>
          </table:table-cell>
          <table:table-cell office:value-type="float" office:value="30.22752" calcext:value-type="float">
            <text:p>30,22752</text:p>
          </table:table-cell>
          <table:table-cell office:value-type="float" office:value="167.55179" calcext:value-type="float">
            <text:p>167,55179</text:p>
          </table:table-cell>
          <table:table-cell office:value-type="float" office:value="-3.766966" calcext:value-type="float">
            <text:p>-3,7669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A63:.A112])" office:value-type="float" office:value="0" calcext:value-type="float">
            <text:p>0</text:p>
          </table:table-cell>
          <table:table-cell table:style-name="ce1" table:formula="of:=MIN([.B63:.B112])" office:value-type="float" office:value="55.1933" calcext:value-type="float">
            <text:p>55,1933</text:p>
          </table:table-cell>
          <table:table-cell table:style-name="ce1" table:formula="of:=MIN([.C63:.C112])" office:value-type="float" office:value="36.47917" calcext:value-type="float">
            <text:p>36,47917</text:p>
          </table:table-cell>
          <table:table-cell table:style-name="ce1" table:formula="of:=MIN([.D63:.D112])" office:value-type="float" office:value="64.34767" calcext:value-type="float">
            <text:p>64,34767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63:.J112])" office:value-type="float" office:value="16.30604" calcext:value-type="float">
            <text:p>16,30604</text:p>
          </table:table-cell>
          <table:table-cell table:style-name="ce2" table:formula="of:=MIN([.K63:.K112])" office:value-type="float" office:value="11.20915" calcext:value-type="float">
            <text:p>11,20915</text:p>
          </table:table-cell>
          <table:table-cell table:style-name="ce2" table:formula="of:=MIN([.L63:.L112])" office:value-type="float" office:value="55.25157" calcext:value-type="float">
            <text:p>55,25157</text:p>
          </table:table-cell>
          <table:table-cell table:style-name="ce2" table:formula="of:=MIN([.M63:.M112])" office:value-type="float" office:value="-3.766966" calcext:value-type="float">
            <text:p>-3,766966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64:.B113])" office:value-type="float" office:value="86.26543" calcext:value-type="float">
            <text:p>86,26543</text:p>
          </table:table-cell>
          <table:table-cell table:style-name="ce1" table:formula="of:=MAX([.C64:.C113])" office:value-type="float" office:value="62.26712" calcext:value-type="float">
            <text:p>62,26712</text:p>
          </table:table-cell>
          <table:table-cell table:style-name="ce1" table:formula="of:=MAX([.D64:.D113])" office:value-type="float" office:value="145.08951" calcext:value-type="float">
            <text:p>145,08951</text:p>
          </table:table-cell>
          <table:table-cell table:style-name="ce1" table:formula="of:=MAX([.E64:.E113])" office:value-type="float" office:value="0.3473567" calcext:value-type="float">
            <text:p>0,3473567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64:.J113])" office:value-type="float" office:value="38.99787" calcext:value-type="float">
            <text:p>38,99787</text:p>
          </table:table-cell>
          <table:table-cell table:style-name="ce2" table:formula="of:=MAX([.K64:.K113])" office:value-type="float" office:value="30.22752" calcext:value-type="float">
            <text:p>30,22752</text:p>
          </table:table-cell>
          <table:table-cell table:style-name="ce2" table:formula="of:=MAX([.L64:.L113])" office:value-type="float" office:value="167.55179" calcext:value-type="float">
            <text:p>167,55179</text:p>
          </table:table-cell>
          <table:table-cell table:style-name="ce2" table:formula="of:=MAX([.M64:.M113])" office:value-type="float" office:value="0.1665921" calcext:value-type="float">
            <text:p>0,1665921</text:p>
          </table:table-cell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6"/>RMSE</text:p>
          </table:table-cell>
          <table:table-cell table:style-name="ce1" office:value-type="string" calcext:value-type="string">
            <text:p><text:s text:c="7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0,25 <text:s/></text:p>
          </table:table-cell>
          <table:table-cell office:value-type="float" office:value="8.855914" calcext:value-type="float">
            <text:p>8,855914</text:p>
          </table:table-cell>
          <table:table-cell office:value-type="float" office:value="6.850398" calcext:value-type="float">
            <text:p>6,850398</text:p>
          </table:table-cell>
          <table:table-cell office:value-type="float" office:value="48.53139" calcext:value-type="float">
            <text:p>48,53139</text:p>
          </table:table-cell>
          <table:table-cell office:value-type="float" office:value="0.1512848" calcext:value-type="float">
            <text:p>0,15128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4 <text:s text:c="5"/></text:p>
          </table:table-cell>
          <table:table-cell office:value-type="float" office:value="26.42487" calcext:value-type="float">
            <text:p>26,42487</text:p>
          </table:table-cell>
          <table:table-cell office:value-type="float" office:value="18.54455" calcext:value-type="float">
            <text:p>18,54455</text:p>
          </table:table-cell>
          <table:table-cell office:value-type="float" office:value="62.90965" calcext:value-type="float">
            <text:p>62,90965</text:p>
          </table:table-cell>
          <table:table-cell office:value-type="float" office:value="0.183087" calcext:value-type="float">
            <text:p>0,1830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0,25 <text:s text:c="2"/></text:p>
          </table:table-cell>
          <table:table-cell office:value-type="float" office:value="8.855914" calcext:value-type="float">
            <text:p>8,855914</text:p>
          </table:table-cell>
          <table:table-cell office:value-type="float" office:value="6.850398" calcext:value-type="float">
            <text:p>6,850398</text:p>
          </table:table-cell>
          <table:table-cell office:value-type="float" office:value="48.53139" calcext:value-type="float">
            <text:p>48,53139</text:p>
          </table:table-cell>
          <table:table-cell office:value-type="float" office:value="0.1512848" calcext:value-type="float">
            <text:p>0,15128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0312_c1 <text:s text:c="2"/></text:p>
          </table:table-cell>
          <table:table-cell office:value-type="float" office:value="26.44713" calcext:value-type="float">
            <text:p>26,44713</text:p>
          </table:table-cell>
          <table:table-cell office:value-type="float" office:value="18.66044" calcext:value-type="float">
            <text:p>18,66044</text:p>
          </table:table-cell>
          <table:table-cell office:value-type="float" office:value="64.45697" calcext:value-type="float">
            <text:p>64,45697</text:p>
          </table:table-cell>
          <table:table-cell office:value-type="float" office:value="0.1817103" calcext:value-type="float">
            <text:p>0,18171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1 <text:s text:c="4"/></text:p>
          </table:table-cell>
          <table:table-cell office:value-type="float" office:value="8.88697" calcext:value-type="float">
            <text:p>8,88697</text:p>
          </table:table-cell>
          <table:table-cell office:value-type="float" office:value="6.857981" calcext:value-type="float">
            <text:p>6,857981</text:p>
          </table:table-cell>
          <table:table-cell office:value-type="float" office:value="47.16355" calcext:value-type="float">
            <text:p>47,16355</text:p>
          </table:table-cell>
          <table:table-cell office:value-type="float" office:value="0.1453218" calcext:value-type="float">
            <text:p>0,14532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125_c16 <text:s text:c="2"/></text:p>
          </table:table-cell>
          <table:table-cell office:value-type="float" office:value="26.50209" calcext:value-type="float">
            <text:p>26,50209</text:p>
          </table:table-cell>
          <table:table-cell office:value-type="float" office:value="18.4642" calcext:value-type="float">
            <text:p>18,4642</text:p>
          </table:table-cell>
          <table:table-cell office:value-type="float" office:value="60.69358" calcext:value-type="float">
            <text:p>60,69358</text:p>
          </table:table-cell>
          <table:table-cell office:value-type="float" office:value="0.1783055" calcext:value-type="float">
            <text:p>0,1783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2_c16 <text:s text:c="7"/></text:p>
          </table:table-cell>
          <table:table-cell office:value-type="float" office:value="8.949267" calcext:value-type="float">
            <text:p>8,949267</text:p>
          </table:table-cell>
          <table:table-cell office:value-type="float" office:value="6.916149" calcext:value-type="float">
            <text:p>6,916149</text:p>
          </table:table-cell>
          <table:table-cell office:value-type="float" office:value="47.54909" calcext:value-type="float">
            <text:p>47,54909</text:p>
          </table:table-cell>
          <table:table-cell office:value-type="float" office:value="0.1332974" calcext:value-type="float">
            <text:p>0,133297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16 <text:s text:c="4"/></text:p>
          </table:table-cell>
          <table:table-cell office:value-type="float" office:value="26.50209" calcext:value-type="float">
            <text:p>26,50209</text:p>
          </table:table-cell>
          <table:table-cell office:value-type="float" office:value="18.4642" calcext:value-type="float">
            <text:p>18,4642</text:p>
          </table:table-cell>
          <table:table-cell office:value-type="float" office:value="60.69358" calcext:value-type="float">
            <text:p>60,69358</text:p>
          </table:table-cell>
          <table:table-cell office:value-type="float" office:value="0.1783055" calcext:value-type="float">
            <text:p>0,1783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16 <text:s text:c="2"/></text:p>
          </table:table-cell>
          <table:table-cell office:value-type="float" office:value="8.949267" calcext:value-type="float">
            <text:p>8,949267</text:p>
          </table:table-cell>
          <table:table-cell office:value-type="float" office:value="6.916149" calcext:value-type="float">
            <text:p>6,916149</text:p>
          </table:table-cell>
          <table:table-cell office:value-type="float" office:value="47.54909" calcext:value-type="float">
            <text:p>47,54909</text:p>
          </table:table-cell>
          <table:table-cell office:value-type="float" office:value="0.1332974" calcext:value-type="float">
            <text:p>0,133297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64 <text:s text:c="4"/></text:p>
          </table:table-cell>
          <table:table-cell office:value-type="float" office:value="26.52631" calcext:value-type="float">
            <text:p>26,52631</text:p>
          </table:table-cell>
          <table:table-cell office:value-type="float" office:value="18.35023" calcext:value-type="float">
            <text:p>18,35023</text:p>
          </table:table-cell>
          <table:table-cell office:value-type="float" office:value="58.56947" calcext:value-type="float">
            <text:p>58,56947</text:p>
          </table:table-cell>
          <table:table-cell office:value-type="float" office:value="0.1768034" calcext:value-type="float">
            <text:p>0,17680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16 <text:s text:c="3"/></text:p>
          </table:table-cell>
          <table:table-cell office:value-type="float" office:value="8.949267" calcext:value-type="float">
            <text:p>8,949267</text:p>
          </table:table-cell>
          <table:table-cell office:value-type="float" office:value="6.916149" calcext:value-type="float">
            <text:p>6,916149</text:p>
          </table:table-cell>
          <table:table-cell office:value-type="float" office:value="47.54909" calcext:value-type="float">
            <text:p>47,54909</text:p>
          </table:table-cell>
          <table:table-cell office:value-type="float" office:value="0.1332974" calcext:value-type="float">
            <text:p>0,133297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0312_c256 </text:p>
          </table:table-cell>
          <table:table-cell office:value-type="float" office:value="26.57904" calcext:value-type="float">
            <text:p>26,57904</text:p>
          </table:table-cell>
          <table:table-cell office:value-type="float" office:value="18.27183" calcext:value-type="float">
            <text:p>18,27183</text:p>
          </table:table-cell>
          <table:table-cell office:value-type="float" office:value="57.05364" calcext:value-type="float">
            <text:p>57,05364</text:p>
          </table:table-cell>
          <table:table-cell office:value-type="float" office:value="0.1735273" calcext:value-type="float">
            <text:p>0,17352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4 <text:s text:c="4"/></text:p>
          </table:table-cell>
          <table:table-cell office:value-type="float" office:value="9.094353" calcext:value-type="float">
            <text:p>9,094353</text:p>
          </table:table-cell>
          <table:table-cell office:value-type="float" office:value="7.090124" calcext:value-type="float">
            <text:p>7,090124</text:p>
          </table:table-cell>
          <table:table-cell office:value-type="float" office:value="50.05041" calcext:value-type="float">
            <text:p>50,05041</text:p>
          </table:table-cell>
          <table:table-cell office:value-type="float" office:value="0.1049677" calcext:value-type="float">
            <text:p>0,10496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125_c0,25 </text:p>
          </table:table-cell>
          <table:table-cell office:value-type="float" office:value="26.58782" calcext:value-type="float">
            <text:p>26,58782</text:p>
          </table:table-cell>
          <table:table-cell office:value-type="float" office:value="18.86816" calcext:value-type="float">
            <text:p>18,86816</text:p>
          </table:table-cell>
          <table:table-cell office:value-type="float" office:value="66.12619" calcext:value-type="float">
            <text:p>66,12619</text:p>
          </table:table-cell>
          <table:table-cell office:value-type="float" office:value="0.1729808" calcext:value-type="float">
            <text:p>0,1729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4 <text:s text:c="3"/></text:p>
          </table:table-cell>
          <table:table-cell office:value-type="float" office:value="9.094353" calcext:value-type="float">
            <text:p>9,094353</text:p>
          </table:table-cell>
          <table:table-cell office:value-type="float" office:value="7.090124" calcext:value-type="float">
            <text:p>7,090124</text:p>
          </table:table-cell>
          <table:table-cell office:value-type="float" office:value="50.05041" calcext:value-type="float">
            <text:p>50,05041</text:p>
          </table:table-cell>
          <table:table-cell office:value-type="float" office:value="0.1049677" calcext:value-type="float">
            <text:p>0,10496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0,25 <text:s text:c="2"/></text:p>
          </table:table-cell>
          <table:table-cell office:value-type="float" office:value="26.58782" calcext:value-type="float">
            <text:p>26,58782</text:p>
          </table:table-cell>
          <table:table-cell office:value-type="float" office:value="18.86816" calcext:value-type="float">
            <text:p>18,86816</text:p>
          </table:table-cell>
          <table:table-cell office:value-type="float" office:value="66.12619" calcext:value-type="float">
            <text:p>66,12619</text:p>
          </table:table-cell>
          <table:table-cell office:value-type="float" office:value="0.1729808" calcext:value-type="float">
            <text:p>0,1729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 <text:s text:c="9"/></text:p>
          </table:table-cell>
          <table:table-cell office:value-type="float" office:value="9.127936" calcext:value-type="float">
            <text:p>9,127936</text:p>
          </table:table-cell>
          <table:table-cell office:value-type="float" office:value="7.138635" calcext:value-type="float">
            <text:p>7,138635</text:p>
          </table:table-cell>
          <table:table-cell office:value-type="float" office:value="52.87791" calcext:value-type="float">
            <text:p>52,87791</text:p>
          </table:table-cell>
          <table:table-cell office:value-type="float" office:value="0.0983452" calcext:value-type="float">
            <text:p>0,09834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5_c4 <text:s text:c="5"/></text:p>
          </table:table-cell>
          <table:table-cell office:value-type="float" office:value="26.58816" calcext:value-type="float">
            <text:p>26,58816</text:p>
          </table:table-cell>
          <table:table-cell office:value-type="float" office:value="18.38186" calcext:value-type="float">
            <text:p>18,38186</text:p>
          </table:table-cell>
          <table:table-cell office:value-type="float" office:value="58.31854" calcext:value-type="float">
            <text:p>58,31854</text:p>
          </table:table-cell>
          <table:table-cell office:value-type="float" office:value="0.1729598" calcext:value-type="float">
            <text:p>0,17295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1 <text:s text:c="4"/></text:p>
          </table:table-cell>
          <table:table-cell office:value-type="float" office:value="9.127936" calcext:value-type="float">
            <text:p>9,127936</text:p>
          </table:table-cell>
          <table:table-cell office:value-type="float" office:value="7.138635" calcext:value-type="float">
            <text:p>7,138635</text:p>
          </table:table-cell>
          <table:table-cell office:value-type="float" office:value="52.87791" calcext:value-type="float">
            <text:p>52,87791</text:p>
          </table:table-cell>
          <table:table-cell office:value-type="float" office:value="0.0983452" calcext:value-type="float">
            <text:p>0,09834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0312_c1 <text:s text:c="2"/></text:p>
          </table:table-cell>
          <table:table-cell office:value-type="float" office:value="26.5923" calcext:value-type="float">
            <text:p>26,5923</text:p>
          </table:table-cell>
          <table:table-cell office:value-type="float" office:value="18.50845" calcext:value-type="float">
            <text:p>18,50845</text:p>
          </table:table-cell>
          <table:table-cell office:value-type="float" office:value="60.406" calcext:value-type="float">
            <text:p>60,406</text:p>
          </table:table-cell>
          <table:table-cell office:value-type="float" office:value="0.1727025" calcext:value-type="float">
            <text:p>0,1727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0,25 <text:s text:c="3"/></text:p>
          </table:table-cell>
          <table:table-cell office:value-type="float" office:value="9.15913" calcext:value-type="float">
            <text:p>9,15913</text:p>
          </table:table-cell>
          <table:table-cell office:value-type="float" office:value="7.054397" calcext:value-type="float">
            <text:p>7,054397</text:p>
          </table:table-cell>
          <table:table-cell office:value-type="float" office:value="48.82013" calcext:value-type="float">
            <text:p>48,82013</text:p>
          </table:table-cell>
          <table:table-cell office:value-type="float" office:value="0.092172" calcext:value-type="float">
            <text:p>0,09217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2_c16 <text:s text:c="6"/></text:p>
          </table:table-cell>
          <table:table-cell office:value-type="float" office:value="26.62055" calcext:value-type="float">
            <text:p>26,62055</text:p>
          </table:table-cell>
          <table:table-cell office:value-type="float" office:value="18.3075" calcext:value-type="float">
            <text:p>18,3075</text:p>
          </table:table-cell>
          <table:table-cell office:value-type="float" office:value="57.08438" calcext:value-type="float">
            <text:p>57,08438</text:p>
          </table:table-cell>
          <table:table-cell office:value-type="float" office:value="0.1709439" calcext:value-type="float">
            <text:p>0,1709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64 <text:s text:c="5"/></text:p>
          </table:table-cell>
          <table:table-cell office:value-type="float" office:value="9.188649" calcext:value-type="float">
            <text:p>9,188649</text:p>
          </table:table-cell>
          <table:table-cell office:value-type="float" office:value="7.177993" calcext:value-type="float">
            <text:p>7,177993</text:p>
          </table:table-cell>
          <table:table-cell office:value-type="float" office:value="50.55698" calcext:value-type="float">
            <text:p>50,55698</text:p>
          </table:table-cell>
          <table:table-cell office:value-type="float" office:value="0.0863108" calcext:value-type="float">
            <text:p>0,086310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125_c16 <text:s text:c="2"/></text:p>
          </table:table-cell>
          <table:table-cell office:value-type="float" office:value="26.62055" calcext:value-type="float">
            <text:p>26,62055</text:p>
          </table:table-cell>
          <table:table-cell office:value-type="float" office:value="18.3075" calcext:value-type="float">
            <text:p>18,3075</text:p>
          </table:table-cell>
          <table:table-cell office:value-type="float" office:value="57.08438" calcext:value-type="float">
            <text:p>57,08438</text:p>
          </table:table-cell>
          <table:table-cell office:value-type="float" office:value="0.1709439" calcext:value-type="float">
            <text:p>0,1709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64 <text:s text:c="2"/></text:p>
          </table:table-cell>
          <table:table-cell office:value-type="float" office:value="9.188649" calcext:value-type="float">
            <text:p>9,188649</text:p>
          </table:table-cell>
          <table:table-cell office:value-type="float" office:value="7.177993" calcext:value-type="float">
            <text:p>7,177993</text:p>
          </table:table-cell>
          <table:table-cell office:value-type="float" office:value="50.55698" calcext:value-type="float">
            <text:p>50,55698</text:p>
          </table:table-cell>
          <table:table-cell office:value-type="float" office:value="0.0863108" calcext:value-type="float">
            <text:p>0,086310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5_c64 <text:s text:c="4"/></text:p>
          </table:table-cell>
          <table:table-cell office:value-type="float" office:value="26.71509" calcext:value-type="float">
            <text:p>26,71509</text:p>
          </table:table-cell>
          <table:table-cell office:value-type="float" office:value="18.46165" calcext:value-type="float">
            <text:p>18,46165</text:p>
          </table:table-cell>
          <table:table-cell office:value-type="float" office:value="57.14192" calcext:value-type="float">
            <text:p>57,14192</text:p>
          </table:table-cell>
          <table:table-cell office:value-type="float" office:value="0.1650446" calcext:value-type="float">
            <text:p>0,16504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256 <text:s/></text:p>
          </table:table-cell>
          <table:table-cell office:value-type="float" office:value="9.622223" calcext:value-type="float">
            <text:p>9,622223</text:p>
          </table:table-cell>
          <table:table-cell office:value-type="float" office:value="7.551941" calcext:value-type="float">
            <text:p>7,551941</text:p>
          </table:table-cell>
          <table:table-cell office:value-type="float" office:value="55.0038" calcext:value-type="float">
            <text:p>55,0038</text:p>
          </table:table-cell>
          <table:table-cell office:value-type="float" office:value="-0.0019498" calcext:value-type="float">
            <text:p>-0,0019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1020 <text:s text:c="2"/></text:p>
          </table:table-cell>
          <table:table-cell office:value-type="float" office:value="26.71696" calcext:value-type="float">
            <text:p>26,71696</text:p>
          </table:table-cell>
          <table:table-cell office:value-type="float" office:value="18.47307" calcext:value-type="float">
            <text:p>18,47307</text:p>
          </table:table-cell>
          <table:table-cell office:value-type="float" office:value="57.25537" calcext:value-type="float">
            <text:p>57,25537</text:p>
          </table:table-cell>
          <table:table-cell office:value-type="float" office:value="0.164928" calcext:value-type="float">
            <text:p>0,1649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125_c0,25 <text:s text:c="3"/></text:p>
          </table:table-cell>
          <table:table-cell office:value-type="float" office:value="9.638027" calcext:value-type="float">
            <text:p>9,638027</text:p>
          </table:table-cell>
          <table:table-cell office:value-type="float" office:value="7.530376" calcext:value-type="float">
            <text:p>7,530376</text:p>
          </table:table-cell>
          <table:table-cell office:value-type="float" office:value="58.08654" calcext:value-type="float">
            <text:p>58,08654</text:p>
          </table:table-cell>
          <table:table-cell office:value-type="float" office:value="-0.0052439" calcext:value-type="float">
            <text:p>-0,005243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2_c1020 <text:s text:c="4"/></text:p>
          </table:table-cell>
          <table:table-cell office:value-type="float" office:value="26.71696" calcext:value-type="float">
            <text:p>26,71696</text:p>
          </table:table-cell>
          <table:table-cell office:value-type="float" office:value="18.47307" calcext:value-type="float">
            <text:p>18,47307</text:p>
          </table:table-cell>
          <table:table-cell office:value-type="float" office:value="57.25537" calcext:value-type="float">
            <text:p>57,25537</text:p>
          </table:table-cell>
          <table:table-cell office:value-type="float" office:value="0.164928" calcext:value-type="float">
            <text:p>0,1649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0,25 <text:s text:c="7"/></text:p>
          </table:table-cell>
          <table:table-cell office:value-type="float" office:value="9.638027" calcext:value-type="float">
            <text:p>9,638027</text:p>
          </table:table-cell>
          <table:table-cell office:value-type="float" office:value="7.530376" calcext:value-type="float">
            <text:p>7,530376</text:p>
          </table:table-cell>
          <table:table-cell office:value-type="float" office:value="58.08654" calcext:value-type="float">
            <text:p>58,08654</text:p>
          </table:table-cell>
          <table:table-cell office:value-type="float" office:value="-0.0052439" calcext:value-type="float">
            <text:p>-0,005243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125_c1020 </text:p>
          </table:table-cell>
          <table:table-cell office:value-type="float" office:value="26.71696" calcext:value-type="float">
            <text:p>26,71696</text:p>
          </table:table-cell>
          <table:table-cell office:value-type="float" office:value="18.47307" calcext:value-type="float">
            <text:p>18,47307</text:p>
          </table:table-cell>
          <table:table-cell office:value-type="float" office:value="57.25537" calcext:value-type="float">
            <text:p>57,25537</text:p>
          </table:table-cell>
          <table:table-cell office:value-type="float" office:value="0.164928" calcext:value-type="float">
            <text:p>0,1649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4 <text:s text:c="5"/></text:p>
          </table:table-cell>
          <table:table-cell office:value-type="float" office:value="9.65704" calcext:value-type="float">
            <text:p>9,65704</text:p>
          </table:table-cell>
          <table:table-cell office:value-type="float" office:value="7.580115" calcext:value-type="float">
            <text:p>7,580115</text:p>
          </table:table-cell>
          <table:table-cell office:value-type="float" office:value="58.52213" calcext:value-type="float">
            <text:p>58,52213</text:p>
          </table:table-cell>
          <table:table-cell office:value-type="float" office:value="-0.0092138" calcext:value-type="float">
            <text:p>-0,009213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2_c0,25 <text:s text:c="5"/></text:p>
          </table:table-cell>
          <table:table-cell office:value-type="float" office:value="26.74784" calcext:value-type="float">
            <text:p>26,74784</text:p>
          </table:table-cell>
          <table:table-cell office:value-type="float" office:value="18.47743" calcext:value-type="float">
            <text:p>18,47743</text:p>
          </table:table-cell>
          <table:table-cell office:value-type="float" office:value="58.48234" calcext:value-type="float">
            <text:p>58,48234</text:p>
          </table:table-cell>
          <table:table-cell office:value-type="float" office:value="0.1629961" calcext:value-type="float">
            <text:p>0,1629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4 <text:s text:c="4"/></text:p>
          </table:table-cell>
          <table:table-cell office:value-type="float" office:value="9.65704" calcext:value-type="float">
            <text:p>9,65704</text:p>
          </table:table-cell>
          <table:table-cell office:value-type="float" office:value="7.580115" calcext:value-type="float">
            <text:p>7,580115</text:p>
          </table:table-cell>
          <table:table-cell office:value-type="float" office:value="58.52213" calcext:value-type="float">
            <text:p>58,52213</text:p>
          </table:table-cell>
          <table:table-cell office:value-type="float" office:value="-0.0092138" calcext:value-type="float">
            <text:p>-0,009213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5_c1 <text:s text:c="6"/></text:p>
          </table:table-cell>
          <table:table-cell office:value-type="float" office:value="26.75853" calcext:value-type="float">
            <text:p>26,75853</text:p>
          </table:table-cell>
          <table:table-cell office:value-type="float" office:value="18.39135" calcext:value-type="float">
            <text:p>18,39135</text:p>
          </table:table-cell>
          <table:table-cell office:value-type="float" office:value="57.1744" calcext:value-type="float">
            <text:p>57,1744</text:p>
          </table:table-cell>
          <table:table-cell office:value-type="float" office:value="0.1623268" calcext:value-type="float">
            <text:p>0,16232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64 <text:s text:c="7"/></text:p>
          </table:table-cell>
          <table:table-cell office:value-type="float" office:value="10.104702" calcext:value-type="float">
            <text:p>10,104702</text:p>
          </table:table-cell>
          <table:table-cell office:value-type="float" office:value="7.829338" calcext:value-type="float">
            <text:p>7,829338</text:p>
          </table:table-cell>
          <table:table-cell office:value-type="float" office:value="59.26446" calcext:value-type="float">
            <text:p>59,26446</text:p>
          </table:table-cell>
          <table:table-cell office:value-type="float" office:value="-0.1049488" calcext:value-type="float">
            <text:p>-0,104948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2_c4 <text:s text:c="8"/></text:p>
          </table:table-cell>
          <table:table-cell office:value-type="float" office:value="26.89198" calcext:value-type="float">
            <text:p>26,89198</text:p>
          </table:table-cell>
          <table:table-cell office:value-type="float" office:value="18.5163" calcext:value-type="float">
            <text:p>18,5163</text:p>
          </table:table-cell>
          <table:table-cell office:value-type="float" office:value="57.32843" calcext:value-type="float">
            <text:p>57,32843</text:p>
          </table:table-cell>
          <table:table-cell office:value-type="float" office:value="0.1539507" calcext:value-type="float">
            <text:p>0,1539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1020 <text:s/></text:p>
          </table:table-cell>
          <table:table-cell office:value-type="float" office:value="10.171711" calcext:value-type="float">
            <text:p>10,171711</text:p>
          </table:table-cell>
          <table:table-cell office:value-type="float" office:value="7.88998" calcext:value-type="float">
            <text:p>7,88998</text:p>
          </table:table-cell>
          <table:table-cell office:value-type="float" office:value="58.58501" calcext:value-type="float">
            <text:p>58,58501</text:p>
          </table:table-cell>
          <table:table-cell office:value-type="float" office:value="-0.1196522" calcext:value-type="float">
            <text:p>-0,119652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125_c4 <text:s text:c="4"/></text:p>
          </table:table-cell>
          <table:table-cell office:value-type="float" office:value="26.89198" calcext:value-type="float">
            <text:p>26,89198</text:p>
          </table:table-cell>
          <table:table-cell office:value-type="float" office:value="18.5163" calcext:value-type="float">
            <text:p>18,5163</text:p>
          </table:table-cell>
          <table:table-cell office:value-type="float" office:value="57.32843" calcext:value-type="float">
            <text:p>57,32843</text:p>
          </table:table-cell>
          <table:table-cell office:value-type="float" office:value="0.1539507" calcext:value-type="float">
            <text:p>0,1539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1020 </text:p>
          </table:table-cell>
          <table:table-cell office:value-type="float" office:value="10.171711" calcext:value-type="float">
            <text:p>10,171711</text:p>
          </table:table-cell>
          <table:table-cell office:value-type="float" office:value="7.88998" calcext:value-type="float">
            <text:p>7,88998</text:p>
          </table:table-cell>
          <table:table-cell office:value-type="float" office:value="58.58501" calcext:value-type="float">
            <text:p>58,58501</text:p>
          </table:table-cell>
          <table:table-cell office:value-type="float" office:value="-0.1196522" calcext:value-type="float">
            <text:p>-0,119652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2_c256 <text:s text:c="5"/></text:p>
          </table:table-cell>
          <table:table-cell office:value-type="float" office:value="27.07727" calcext:value-type="float">
            <text:p>27,07727</text:p>
          </table:table-cell>
          <table:table-cell office:value-type="float" office:value="18.77992" calcext:value-type="float">
            <text:p>18,77992</text:p>
          </table:table-cell>
          <table:table-cell office:value-type="float" office:value="58.85863" calcext:value-type="float">
            <text:p>58,85863</text:p>
          </table:table-cell>
          <table:table-cell office:value-type="float" office:value="0.1422517" calcext:value-type="float">
            <text:p>0,14225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1 <text:s text:c="5"/></text:p>
          </table:table-cell>
          <table:table-cell office:value-type="float" office:value="11.169156" calcext:value-type="float">
            <text:p>11,169156</text:p>
          </table:table-cell>
          <table:table-cell office:value-type="float" office:value="8.745653" calcext:value-type="float">
            <text:p>8,745653</text:p>
          </table:table-cell>
          <table:table-cell office:value-type="float" office:value="69.03023" calcext:value-type="float">
            <text:p>69,03023</text:p>
          </table:table-cell>
          <table:table-cell office:value-type="float" office:value="-0.3500064" calcext:value-type="float">
            <text:p>-0,35000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0,25 <text:s/></text:p>
          </table:table-cell>
          <table:table-cell office:value-type="float" office:value="27.10499" calcext:value-type="float">
            <text:p>27,10499</text:p>
          </table:table-cell>
          <table:table-cell office:value-type="float" office:value="18.65094" calcext:value-type="float">
            <text:p>18,65094</text:p>
          </table:table-cell>
          <table:table-cell office:value-type="float" office:value="56.85093" calcext:value-type="float">
            <text:p>56,85093</text:p>
          </table:table-cell>
          <table:table-cell office:value-type="float" office:value="0.1404949" calcext:value-type="float">
            <text:p>0,14049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6 <text:s text:c="8"/></text:p>
          </table:table-cell>
          <table:table-cell office:value-type="float" office:value="11.210687" calcext:value-type="float">
            <text:p>11,210687</text:p>
          </table:table-cell>
          <table:table-cell office:value-type="float" office:value="8.818011" calcext:value-type="float">
            <text:p>8,818011</text:p>
          </table:table-cell>
          <table:table-cell office:value-type="float" office:value="69.98323" calcext:value-type="float">
            <text:p>69,98323</text:p>
          </table:table-cell>
          <table:table-cell office:value-type="float" office:value="-0.3600648" calcext:value-type="float">
            <text:p>-0,36006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1 <text:s text:c="5"/></text:p>
          </table:table-cell>
          <table:table-cell office:value-type="float" office:value="27.44263" calcext:value-type="float">
            <text:p>27,44263</text:p>
          </table:table-cell>
          <table:table-cell office:value-type="float" office:value="18.93707" calcext:value-type="float">
            <text:p>18,93707</text:p>
          </table:table-cell>
          <table:table-cell office:value-type="float" office:value="56.60193" calcext:value-type="float">
            <text:p>56,60193</text:p>
          </table:table-cell>
          <table:table-cell office:value-type="float" office:value="0.1189482" calcext:value-type="float">
            <text:p>0,1189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16 <text:s text:c="6"/></text:p>
          </table:table-cell>
          <table:table-cell office:value-type="float" office:value="11.210687" calcext:value-type="float">
            <text:p>11,210687</text:p>
          </table:table-cell>
          <table:table-cell office:value-type="float" office:value="8.818011" calcext:value-type="float">
            <text:p>8,818011</text:p>
          </table:table-cell>
          <table:table-cell office:value-type="float" office:value="69.98323" calcext:value-type="float">
            <text:p>69,98323</text:p>
          </table:table-cell>
          <table:table-cell office:value-type="float" office:value="-0.3600648" calcext:value-type="float">
            <text:p>-0,36006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0,25 <text:s text:c="2"/></text:p>
          </table:table-cell>
          <table:table-cell office:value-type="float" office:value="27.55932" calcext:value-type="float">
            <text:p>27,55932</text:p>
          </table:table-cell>
          <table:table-cell office:value-type="float" office:value="19.27709" calcext:value-type="float">
            <text:p>19,27709</text:p>
          </table:table-cell>
          <table:table-cell office:value-type="float" office:value="63.49484" calcext:value-type="float">
            <text:p>63,49484</text:p>
          </table:table-cell>
          <table:table-cell office:value-type="float" office:value="0.1114398" calcext:value-type="float">
            <text:p>0,1114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16 <text:s text:c="3"/></text:p>
          </table:table-cell>
          <table:table-cell office:value-type="float" office:value="11.210687" calcext:value-type="float">
            <text:p>11,210687</text:p>
          </table:table-cell>
          <table:table-cell office:value-type="float" office:value="8.818011" calcext:value-type="float">
            <text:p>8,818011</text:p>
          </table:table-cell>
          <table:table-cell office:value-type="float" office:value="69.98323" calcext:value-type="float">
            <text:p>69,98323</text:p>
          </table:table-cell>
          <table:table-cell office:value-type="float" office:value="-0.3600648" calcext:value-type="float">
            <text:p>-0,36006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5_c0,25 <text:s text:c="4"/></text:p>
          </table:table-cell>
          <table:table-cell office:value-type="float" office:value="27.55932" calcext:value-type="float">
            <text:p>27,55932</text:p>
          </table:table-cell>
          <table:table-cell office:value-type="float" office:value="19.27709" calcext:value-type="float">
            <text:p>19,27709</text:p>
          </table:table-cell>
          <table:table-cell office:value-type="float" office:value="63.49484" calcext:value-type="float">
            <text:p>63,49484</text:p>
          </table:table-cell>
          <table:table-cell office:value-type="float" office:value="0.1114398" calcext:value-type="float">
            <text:p>0,1114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256 <text:s/></text:p>
          </table:table-cell>
          <table:table-cell office:value-type="float" office:value="11.212345" calcext:value-type="float">
            <text:p>11,212345</text:p>
          </table:table-cell>
          <table:table-cell office:value-type="float" office:value="8.532446" calcext:value-type="float">
            <text:p>8,532446</text:p>
          </table:table-cell>
          <table:table-cell office:value-type="float" office:value="66.70487" calcext:value-type="float">
            <text:p>66,70487</text:p>
          </table:table-cell>
          <table:table-cell office:value-type="float" office:value="-0.3604671" calcext:value-type="float">
            <text:p>-0,360467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125_c1020 </text:p>
          </table:table-cell>
          <table:table-cell office:value-type="float" office:value="27.91161" calcext:value-type="float">
            <text:p>27,91161</text:p>
          </table:table-cell>
          <table:table-cell office:value-type="float" office:value="19.43423" calcext:value-type="float">
            <text:p>19,43423</text:p>
          </table:table-cell>
          <table:table-cell office:value-type="float" office:value="61.83612" calcext:value-type="float">
            <text:p>61,83612</text:p>
          </table:table-cell>
          <table:table-cell office:value-type="float" office:value="0.0885773" calcext:value-type="float">
            <text:p>0,08857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256 <text:s text:c="2"/></text:p>
          </table:table-cell>
          <table:table-cell office:value-type="float" office:value="11.212345" calcext:value-type="float">
            <text:p>11,212345</text:p>
          </table:table-cell>
          <table:table-cell office:value-type="float" office:value="8.532446" calcext:value-type="float">
            <text:p>8,532446</text:p>
          </table:table-cell>
          <table:table-cell office:value-type="float" office:value="66.70487" calcext:value-type="float">
            <text:p>66,70487</text:p>
          </table:table-cell>
          <table:table-cell office:value-type="float" office:value="-0.3604671" calcext:value-type="float">
            <text:p>-0,360467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5_c1020 <text:s text:c="2"/></text:p>
          </table:table-cell>
          <table:table-cell office:value-type="float" office:value="27.91161" calcext:value-type="float">
            <text:p>27,91161</text:p>
          </table:table-cell>
          <table:table-cell office:value-type="float" office:value="19.43423" calcext:value-type="float">
            <text:p>19,43423</text:p>
          </table:table-cell>
          <table:table-cell office:value-type="float" office:value="61.83612" calcext:value-type="float">
            <text:p>61,83612</text:p>
          </table:table-cell>
          <table:table-cell office:value-type="float" office:value="0.0885773" calcext:value-type="float">
            <text:p>0,08857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0312_c0,25 <text:s text:c="2"/></text:p>
          </table:table-cell>
          <table:table-cell office:value-type="float" office:value="11.489148" calcext:value-type="float">
            <text:p>11,489148</text:p>
          </table:table-cell>
          <table:table-cell office:value-type="float" office:value="9.140438" calcext:value-type="float">
            <text:p>9,140438</text:p>
          </table:table-cell>
          <table:table-cell office:value-type="float" office:value="75.25084" calcext:value-type="float">
            <text:p>75,25084</text:p>
          </table:table-cell>
          <table:table-cell office:value-type="float" office:value="-0.4284689" calcext:value-type="float">
            <text:p>-0,428468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4 <text:s text:c="4"/></text:p>
          </table:table-cell>
          <table:table-cell office:value-type="float" office:value="28.10165" calcext:value-type="float">
            <text:p>28,10165</text:p>
          </table:table-cell>
          <table:table-cell office:value-type="float" office:value="19.73625" calcext:value-type="float">
            <text:p>19,73625</text:p>
          </table:table-cell>
          <table:table-cell office:value-type="float" office:value="60.61693" calcext:value-type="float">
            <text:p>60,61693</text:p>
          </table:table-cell>
          <table:table-cell office:value-type="float" office:value="0.0761242" calcext:value-type="float">
            <text:p>0,0761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1 <text:s text:c="6"/></text:p>
          </table:table-cell>
          <table:table-cell office:value-type="float" office:value="13.283207" calcext:value-type="float">
            <text:p>13,283207</text:p>
          </table:table-cell>
          <table:table-cell office:value-type="float" office:value="10.502867" calcext:value-type="float">
            <text:p>10,502867</text:p>
          </table:table-cell>
          <table:table-cell office:value-type="float" office:value="87.84304" calcext:value-type="float">
            <text:p>87,84304</text:p>
          </table:table-cell>
          <table:table-cell office:value-type="float" office:value="-0.909418" calcext:value-type="float">
            <text:p>-0,9094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5_c4 <text:s text:c="7"/></text:p>
          </table:table-cell>
          <table:table-cell office:value-type="float" office:value="28.10165" calcext:value-type="float">
            <text:p>28,10165</text:p>
          </table:table-cell>
          <table:table-cell office:value-type="float" office:value="19.73625" calcext:value-type="float">
            <text:p>19,73625</text:p>
          </table:table-cell>
          <table:table-cell office:value-type="float" office:value="60.61693" calcext:value-type="float">
            <text:p>60,61693</text:p>
          </table:table-cell>
          <table:table-cell office:value-type="float" office:value="0.0761242" calcext:value-type="float">
            <text:p>0,0761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1 <text:s text:c="8"/></text:p>
          </table:table-cell>
          <table:table-cell office:value-type="float" office:value="13.283207" calcext:value-type="float">
            <text:p>13,283207</text:p>
          </table:table-cell>
          <table:table-cell office:value-type="float" office:value="10.502867" calcext:value-type="float">
            <text:p>10,502867</text:p>
          </table:table-cell>
          <table:table-cell office:value-type="float" office:value="87.84304" calcext:value-type="float">
            <text:p>87,84304</text:p>
          </table:table-cell>
          <table:table-cell office:value-type="float" office:value="-0.909418" calcext:value-type="float">
            <text:p>-0,9094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5_c1 <text:s text:c="7"/></text:p>
          </table:table-cell>
          <table:table-cell office:value-type="float" office:value="28.31975" calcext:value-type="float">
            <text:p>28,31975</text:p>
          </table:table-cell>
          <table:table-cell office:value-type="float" office:value="20.29135" calcext:value-type="float">
            <text:p>20,29135</text:p>
          </table:table-cell>
          <table:table-cell office:value-type="float" office:value="69.95316" calcext:value-type="float">
            <text:p>69,95316</text:p>
          </table:table-cell>
          <table:table-cell office:value-type="float" office:value="0.0617279" calcext:value-type="float">
            <text:p>0,06172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0312_c1 <text:s text:c="5"/></text:p>
          </table:table-cell>
          <table:table-cell office:value-type="float" office:value="13.283207" calcext:value-type="float">
            <text:p>13,283207</text:p>
          </table:table-cell>
          <table:table-cell office:value-type="float" office:value="10.502867" calcext:value-type="float">
            <text:p>10,502867</text:p>
          </table:table-cell>
          <table:table-cell office:value-type="float" office:value="87.84304" calcext:value-type="float">
            <text:p>87,84304</text:p>
          </table:table-cell>
          <table:table-cell office:value-type="float" office:value="-0.909418" calcext:value-type="float">
            <text:p>-0,9094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1 <text:s text:c="5"/></text:p>
          </table:table-cell>
          <table:table-cell office:value-type="float" office:value="28.31975" calcext:value-type="float">
            <text:p>28,31975</text:p>
          </table:table-cell>
          <table:table-cell office:value-type="float" office:value="20.29135" calcext:value-type="float">
            <text:p>20,29135</text:p>
          </table:table-cell>
          <table:table-cell office:value-type="float" office:value="69.95316" calcext:value-type="float">
            <text:p>69,95316</text:p>
          </table:table-cell>
          <table:table-cell office:value-type="float" office:value="0.0617279" calcext:value-type="float">
            <text:p>0,06172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1020 </text:p>
          </table:table-cell>
          <table:table-cell office:value-type="float" office:value="13.430701" calcext:value-type="float">
            <text:p>13,430701</text:p>
          </table:table-cell>
          <table:table-cell office:value-type="float" office:value="10.126373" calcext:value-type="float">
            <text:p>10,126373</text:p>
          </table:table-cell>
          <table:table-cell office:value-type="float" office:value="82.22797" calcext:value-type="float">
            <text:p>82,22797</text:p>
          </table:table-cell>
          <table:table-cell office:value-type="float" office:value="-0.9520569" calcext:value-type="float">
            <text:p>-0,952056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5_c4 <text:s text:c="7"/></text:p>
          </table:table-cell>
          <table:table-cell office:value-type="float" office:value="29.19032" calcext:value-type="float">
            <text:p>29,19032</text:p>
          </table:table-cell>
          <table:table-cell office:value-type="float" office:value="21.24562" calcext:value-type="float">
            <text:p>21,24562</text:p>
          </table:table-cell>
          <table:table-cell office:value-type="float" office:value="76.19358" calcext:value-type="float">
            <text:p>76,19358</text:p>
          </table:table-cell>
          <table:table-cell office:value-type="float" office:value="0.0031551" calcext:value-type="float">
            <text:p>0,0031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1020 <text:s text:c="5"/></text:p>
          </table:table-cell>
          <table:table-cell office:value-type="float" office:value="13.430701" calcext:value-type="float">
            <text:p>13,430701</text:p>
          </table:table-cell>
          <table:table-cell office:value-type="float" office:value="10.126373" calcext:value-type="float">
            <text:p>10,126373</text:p>
          </table:table-cell>
          <table:table-cell office:value-type="float" office:value="82.22797" calcext:value-type="float">
            <text:p>82,22797</text:p>
          </table:table-cell>
          <table:table-cell office:value-type="float" office:value="-0.9520569" calcext:value-type="float">
            <text:p>-0,952056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0312_c4 <text:s text:c="4"/></text:p>
          </table:table-cell>
          <table:table-cell office:value-type="float" office:value="29.19032" calcext:value-type="float">
            <text:p>29,19032</text:p>
          </table:table-cell>
          <table:table-cell office:value-type="float" office:value="21.24562" calcext:value-type="float">
            <text:p>21,24562</text:p>
          </table:table-cell>
          <table:table-cell office:value-type="float" office:value="76.19358" calcext:value-type="float">
            <text:p>76,19358</text:p>
          </table:table-cell>
          <table:table-cell office:value-type="float" office:value="0.0031551" calcext:value-type="float">
            <text:p>0,0031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64 <text:s text:c="4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4 <text:s text:c="9"/></text:p>
          </table:table-cell>
          <table:table-cell office:value-type="float" office:value="29.19032" calcext:value-type="float">
            <text:p>29,19032</text:p>
          </table:table-cell>
          <table:table-cell office:value-type="float" office:value="21.24562" calcext:value-type="float">
            <text:p>21,24562</text:p>
          </table:table-cell>
          <table:table-cell office:value-type="float" office:value="76.19358" calcext:value-type="float">
            <text:p>76,19358</text:p>
          </table:table-cell>
          <table:table-cell office:value-type="float" office:value="0.0031551" calcext:value-type="float">
            <text:p>0,0031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64 <text:s text:c="3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16 <text:s text:c="4"/></text:p>
          </table:table-cell>
          <table:table-cell office:value-type="float" office:value="29.47358" calcext:value-type="float">
            <text:p>29,47358</text:p>
          </table:table-cell>
          <table:table-cell office:value-type="float" office:value="21.38012" calcext:value-type="float">
            <text:p>21,38012</text:p>
          </table:table-cell>
          <table:table-cell office:value-type="float" office:value="71.23121" calcext:value-type="float">
            <text:p>71,23121</text:p>
          </table:table-cell>
          <table:table-cell office:value-type="float" office:value="-0.0162854" calcext:value-type="float">
            <text:p>-0,016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64 <text:s text:c="8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16 <text:s text:c="3"/></text:p>
          </table:table-cell>
          <table:table-cell office:value-type="float" office:value="29.47358" calcext:value-type="float">
            <text:p>29,47358</text:p>
          </table:table-cell>
          <table:table-cell office:value-type="float" office:value="21.38012" calcext:value-type="float">
            <text:p>21,38012</text:p>
          </table:table-cell>
          <table:table-cell office:value-type="float" office:value="71.23121" calcext:value-type="float">
            <text:p>71,23121</text:p>
          </table:table-cell>
          <table:table-cell office:value-type="float" office:value="-0.0162854" calcext:value-type="float">
            <text:p>-0,016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64 <text:s text:c="6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5_c16 <text:s text:c="6"/></text:p>
          </table:table-cell>
          <table:table-cell office:value-type="float" office:value="29.47358" calcext:value-type="float">
            <text:p>29,47358</text:p>
          </table:table-cell>
          <table:table-cell office:value-type="float" office:value="21.38012" calcext:value-type="float">
            <text:p>21,38012</text:p>
          </table:table-cell>
          <table:table-cell office:value-type="float" office:value="71.23121" calcext:value-type="float">
            <text:p>71,23121</text:p>
          </table:table-cell>
          <table:table-cell office:value-type="float" office:value="-0.0162854" calcext:value-type="float">
            <text:p>-0,016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5_c4 <text:s text:c="8"/></text:p>
          </table:table-cell>
          <table:table-cell office:value-type="float" office:value="14.475059" calcext:value-type="float">
            <text:p>14,475059</text:p>
          </table:table-cell>
          <table:table-cell office:value-type="float" office:value="10.963924" calcext:value-type="float">
            <text:p>10,963924</text:p>
          </table:table-cell>
          <table:table-cell office:value-type="float" office:value="88.17681" calcext:value-type="float">
            <text:p>88,17681</text:p>
          </table:table-cell>
          <table:table-cell office:value-type="float" office:value="-1.2674402" calcext:value-type="float">
            <text:p>-1,267440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16 <text:s text:c="8"/></text:p>
          </table:table-cell>
          <table:table-cell office:value-type="float" office:value="29.56185" calcext:value-type="float">
            <text:p>29,56185</text:p>
          </table:table-cell>
          <table:table-cell office:value-type="float" office:value="21.84611" calcext:value-type="float">
            <text:p>21,84611</text:p>
          </table:table-cell>
          <table:table-cell office:value-type="float" office:value="78.72198" calcext:value-type="float">
            <text:p>78,72198</text:p>
          </table:table-cell>
          <table:table-cell office:value-type="float" office:value="-0.0223822" calcext:value-type="float">
            <text:p>-0,02238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125_c4 <text:s text:c="6"/></text:p>
          </table:table-cell>
          <table:table-cell office:value-type="float" office:value="14.475059" calcext:value-type="float">
            <text:p>14,475059</text:p>
          </table:table-cell>
          <table:table-cell office:value-type="float" office:value="10.963924" calcext:value-type="float">
            <text:p>10,963924</text:p>
          </table:table-cell>
          <table:table-cell office:value-type="float" office:value="88.17681" calcext:value-type="float">
            <text:p>88,17681</text:p>
          </table:table-cell>
          <table:table-cell office:value-type="float" office:value="-1.2674402" calcext:value-type="float">
            <text:p>-1,267440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125_c256 <text:s text:c="2"/></text:p>
          </table:table-cell>
          <table:table-cell office:value-type="float" office:value="30.16214" calcext:value-type="float">
            <text:p>30,16214</text:p>
          </table:table-cell>
          <table:table-cell office:value-type="float" office:value="21.49298" calcext:value-type="float">
            <text:p>21,49298</text:p>
          </table:table-cell>
          <table:table-cell office:value-type="float" office:value="69.58104" calcext:value-type="float">
            <text:p>69,58104</text:p>
          </table:table-cell>
          <table:table-cell office:value-type="float" office:value="-0.0643249" calcext:value-type="float">
            <text:p>-0,06432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4 <text:s text:c="6"/></text:p>
          </table:table-cell>
          <table:table-cell office:value-type="float" office:value="14.884014" calcext:value-type="float">
            <text:p>14,884014</text:p>
          </table:table-cell>
          <table:table-cell office:value-type="float" office:value="11.728304" calcext:value-type="float">
            <text:p>11,728304</text:p>
          </table:table-cell>
          <table:table-cell office:value-type="float" office:value="98.18633" calcext:value-type="float">
            <text:p>98,18633</text:p>
          </table:table-cell>
          <table:table-cell office:value-type="float" office:value="-1.3973712" calcext:value-type="float">
            <text:p>-1,39737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64 <text:s text:c="8"/></text:p>
          </table:table-cell>
          <table:table-cell office:value-type="float" office:value="30.34694" calcext:value-type="float">
            <text:p>30,34694</text:p>
          </table:table-cell>
          <table:table-cell office:value-type="float" office:value="22.51966" calcext:value-type="float">
            <text:p>22,51966</text:p>
          </table:table-cell>
          <table:table-cell office:value-type="float" office:value="79.95153" calcext:value-type="float">
            <text:p>79,95153</text:p>
          </table:table-cell>
          <table:table-cell office:value-type="float" office:value="-0.0774074" calcext:value-type="float">
            <text:p>-0,07740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4 <text:s text:c="10"/></text:p>
          </table:table-cell>
          <table:table-cell office:value-type="float" office:value="14.884014" calcext:value-type="float">
            <text:p>14,884014</text:p>
          </table:table-cell>
          <table:table-cell office:value-type="float" office:value="11.728304" calcext:value-type="float">
            <text:p>11,728304</text:p>
          </table:table-cell>
          <table:table-cell office:value-type="float" office:value="98.18633" calcext:value-type="float">
            <text:p>98,18633</text:p>
          </table:table-cell>
          <table:table-cell office:value-type="float" office:value="-1.3973712" calcext:value-type="float">
            <text:p>-1,39737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256 <text:s text:c="7"/></text:p>
          </table:table-cell>
          <table:table-cell office:value-type="float" office:value="30.78423" calcext:value-type="float">
            <text:p>30,78423</text:p>
          </table:table-cell>
          <table:table-cell office:value-type="float" office:value="22.6933" calcext:value-type="float">
            <text:p>22,6933</text:p>
          </table:table-cell>
          <table:table-cell office:value-type="float" office:value="80.1057" calcext:value-type="float">
            <text:p>80,1057</text:p>
          </table:table-cell>
          <table:table-cell office:value-type="float" office:value="-0.1086812" calcext:value-type="float">
            <text:p>-0,10868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16 <text:s text:c="5"/></text:p>
          </table:table-cell>
          <table:table-cell office:value-type="float" office:value="15.599009" calcext:value-type="float">
            <text:p>15,599009</text:p>
          </table:table-cell>
          <table:table-cell office:value-type="float" office:value="12.232535" calcext:value-type="float">
            <text:p>12,232535</text:p>
          </table:table-cell>
          <table:table-cell office:value-type="float" office:value="101.59152" calcext:value-type="float">
            <text:p>101,59152</text:p>
          </table:table-cell>
          <table:table-cell office:value-type="float" office:value="-1.6332324" calcext:value-type="float">
            <text:p>-1,633232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256 <text:s text:c="3"/></text:p>
          </table:table-cell>
          <table:table-cell office:value-type="float" office:value="30.78423" calcext:value-type="float">
            <text:p>30,78423</text:p>
          </table:table-cell>
          <table:table-cell office:value-type="float" office:value="22.6933" calcext:value-type="float">
            <text:p>22,6933</text:p>
          </table:table-cell>
          <table:table-cell office:value-type="float" office:value="80.1057" calcext:value-type="float">
            <text:p>80,1057</text:p>
          </table:table-cell>
          <table:table-cell office:value-type="float" office:value="-0.1086812" calcext:value-type="float">
            <text:p>-0,10868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64 <text:s text:c="9"/></text:p>
          </table:table-cell>
          <table:table-cell office:value-type="float" office:value="16.746164" calcext:value-type="float">
            <text:p>16,746164</text:p>
          </table:table-cell>
          <table:table-cell office:value-type="float" office:value="13.154868" calcext:value-type="float">
            <text:p>13,154868</text:p>
          </table:table-cell>
          <table:table-cell office:value-type="float" office:value="109.10534" calcext:value-type="float">
            <text:p>109,10534</text:p>
          </table:table-cell>
          <table:table-cell office:value-type="float" office:value="-2.0347704" calcext:value-type="float">
            <text:p>-2,034770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1020 <text:s text:c="2"/></text:p>
          </table:table-cell>
          <table:table-cell office:value-type="float" office:value="31.43876" calcext:value-type="float">
            <text:p>31,43876</text:p>
          </table:table-cell>
          <table:table-cell office:value-type="float" office:value="23.18967" calcext:value-type="float">
            <text:p>23,18967</text:p>
          </table:table-cell>
          <table:table-cell office:value-type="float" office:value="82.17316" calcext:value-type="float">
            <text:p>82,17316</text:p>
          </table:table-cell>
          <table:table-cell office:value-type="float" office:value="-0.1563275" calcext:value-type="float">
            <text:p>-0,15632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64 <text:s text:c="5"/></text:p>
          </table:table-cell>
          <table:table-cell office:value-type="float" office:value="16.746164" calcext:value-type="float">
            <text:p>16,746164</text:p>
          </table:table-cell>
          <table:table-cell office:value-type="float" office:value="13.154868" calcext:value-type="float">
            <text:p>13,154868</text:p>
          </table:table-cell>
          <table:table-cell office:value-type="float" office:value="109.10534" calcext:value-type="float">
            <text:p>109,10534</text:p>
          </table:table-cell>
          <table:table-cell office:value-type="float" office:value="-2.0347704" calcext:value-type="float">
            <text:p>-2,034770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256 <text:s text:c="3"/></text:p>
          </table:table-cell>
          <table:table-cell office:value-type="float" office:value="32.55336" calcext:value-type="float">
            <text:p>32,55336</text:p>
          </table:table-cell>
          <table:table-cell office:value-type="float" office:value="25.10531" calcext:value-type="float">
            <text:p>25,10531</text:p>
          </table:table-cell>
          <table:table-cell office:value-type="float" office:value="90.32229" calcext:value-type="float">
            <text:p>90,32229</text:p>
          </table:table-cell>
          <table:table-cell office:value-type="float" office:value="-0.2397711" calcext:value-type="float">
            <text:p>-0,23977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256 <text:s text:c="6"/></text:p>
          </table:table-cell>
          <table:table-cell office:value-type="float" office:value="17.115899" calcext:value-type="float">
            <text:p>17,115899</text:p>
          </table:table-cell>
          <table:table-cell office:value-type="float" office:value="13.486336" calcext:value-type="float">
            <text:p>13,486336</text:p>
          </table:table-cell>
          <table:table-cell office:value-type="float" office:value="110.18207" calcext:value-type="float">
            <text:p>110,18207</text:p>
          </table:table-cell>
          <table:table-cell office:value-type="float" office:value="-2.1702576" calcext:value-type="float">
            <text:p>-2,170257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256 <text:s text:c="2"/></text:p>
          </table:table-cell>
          <table:table-cell office:value-type="float" office:value="32.55336" calcext:value-type="float">
            <text:p>32,55336</text:p>
          </table:table-cell>
          <table:table-cell office:value-type="float" office:value="25.10531" calcext:value-type="float">
            <text:p>25,10531</text:p>
          </table:table-cell>
          <table:table-cell office:value-type="float" office:value="90.32229" calcext:value-type="float">
            <text:p>90,32229</text:p>
          </table:table-cell>
          <table:table-cell office:value-type="float" office:value="-0.2397711" calcext:value-type="float">
            <text:p>-0,23977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16 <text:s text:c="9"/></text:p>
          </table:table-cell>
          <table:table-cell office:value-type="float" office:value="19.430146" calcext:value-type="float">
            <text:p>19,430146</text:p>
          </table:table-cell>
          <table:table-cell office:value-type="float" office:value="14.072418" calcext:value-type="float">
            <text:p>14,072418</text:p>
          </table:table-cell>
          <table:table-cell office:value-type="float" office:value="115.38355" calcext:value-type="float">
            <text:p>115,38355</text:p>
          </table:table-cell>
          <table:table-cell office:value-type="float" office:value="-3.0855196" calcext:value-type="float">
            <text:p>-3,085519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5_c1020 <text:s text:c="3"/></text:p>
          </table:table-cell>
          <table:table-cell office:value-type="float" office:value="32.67942" calcext:value-type="float">
            <text:p>32,67942</text:p>
          </table:table-cell>
          <table:table-cell office:value-type="float" office:value="23.78737" calcext:value-type="float">
            <text:p>23,78737</text:p>
          </table:table-cell>
          <table:table-cell office:value-type="float" office:value="81.80705" calcext:value-type="float">
            <text:p>81,80705</text:p>
          </table:table-cell>
          <table:table-cell office:value-type="float" office:value="-0.2493915" calcext:value-type="float">
            <text:p>-0,24939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020 <text:s text:c="6"/></text:p>
          </table:table-cell>
          <table:table-cell office:value-type="float" office:value="26.393961" calcext:value-type="float">
            <text:p>26,393961</text:p>
          </table:table-cell>
          <table:table-cell office:value-type="float" office:value="18.185144" calcext:value-type="float">
            <text:p>18,185144</text:p>
          </table:table-cell>
          <table:table-cell office:value-type="float" office:value="148.23149" calcext:value-type="float">
            <text:p>148,23149</text:p>
          </table:table-cell>
          <table:table-cell office:value-type="float" office:value="-6.5388359" calcext:value-type="float">
            <text:p>-6,538835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2_c1020 <text:s text:c="6"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1020 <text:s text:c="4"/></text:p>
          </table:table-cell>
          <table:table-cell office:value-type="float" office:value="26.393961" calcext:value-type="float">
            <text:p>26,393961</text:p>
          </table:table-cell>
          <table:table-cell office:value-type="float" office:value="18.185144" calcext:value-type="float">
            <text:p>18,185144</text:p>
          </table:table-cell>
          <table:table-cell office:value-type="float" office:value="148.23149" calcext:value-type="float">
            <text:p>148,23149</text:p>
          </table:table-cell>
          <table:table-cell office:value-type="float" office:value="-6.5388359" calcext:value-type="float">
            <text:p>-6,538835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5_c1020 <text:s text:c="4"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125_c256 <text:s text:c="4"/></text:p>
          </table:table-cell>
          <table:table-cell office:value-type="float" office:value="27.56261" calcext:value-type="float">
            <text:p>27,56261</text:p>
          </table:table-cell>
          <table:table-cell office:value-type="float" office:value="20.210517" calcext:value-type="float">
            <text:p>20,210517</text:p>
          </table:table-cell>
          <table:table-cell office:value-type="float" office:value="164.84701" calcext:value-type="float">
            <text:p>164,84701</text:p>
          </table:table-cell>
          <table:table-cell office:value-type="float" office:value="-7.2212117" calcext:value-type="float">
            <text:p>-7,22121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1020 <text:s text:c="2"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256 <text:s text:c="3"/></text:p>
          </table:table-cell>
          <table:table-cell office:value-type="float" office:value="27.56261" calcext:value-type="float">
            <text:p>27,56261</text:p>
          </table:table-cell>
          <table:table-cell office:value-type="float" office:value="20.210517" calcext:value-type="float">
            <text:p>20,210517</text:p>
          </table:table-cell>
          <table:table-cell office:value-type="float" office:value="164.84701" calcext:value-type="float">
            <text:p>164,84701</text:p>
          </table:table-cell>
          <table:table-cell office:value-type="float" office:value="-7.2212117" calcext:value-type="float">
            <text:p>-7,22121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1020 <text:s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120:.B169])" office:value-type="float" office:value="8.855914" calcext:value-type="float">
            <text:p>8,855914</text:p>
          </table:table-cell>
          <table:table-cell table:style-name="ce2" table:formula="of:=MIN([.C120:.C169])" office:value-type="float" office:value="6.850398" calcext:value-type="float">
            <text:p>6,850398</text:p>
          </table:table-cell>
          <table:table-cell table:style-name="ce2" table:formula="of:=MIN([.D120:.D169])" office:value-type="float" office:value="47.16355" calcext:value-type="float">
            <text:p>47,16355</text:p>
          </table:table-cell>
          <table:table-cell table:style-name="ce2" table:formula="of:=MIN([.E120:.E169])" office:value-type="float" office:value="-7.2212117" calcext:value-type="float">
            <text:p>-7,2212117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120:.J169])" office:value-type="float" office:value="26.42487" calcext:value-type="float">
            <text:p>26,42487</text:p>
          </table:table-cell>
          <table:table-cell table:style-name="ce2" table:formula="of:=MIN([.K120:.K169])" office:value-type="float" office:value="18.27183" calcext:value-type="float">
            <text:p>18,27183</text:p>
          </table:table-cell>
          <table:table-cell table:style-name="ce2" table:formula="of:=MIN([.L120:.L169])" office:value-type="float" office:value="56.60193" calcext:value-type="float">
            <text:p>56,60193</text:p>
          </table:table-cell>
          <table:table-cell table:style-name="ce2" table:formula="of:=MIN([.M120:.M169])" office:value-type="float" office:value="-0.4795706" calcext:value-type="float">
            <text:p>-0,4795706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121:.B170])" office:value-type="float" office:value="27.56261" calcext:value-type="float">
            <text:p>27,56261</text:p>
          </table:table-cell>
          <table:table-cell table:style-name="ce2" table:formula="of:=MAX([.C121:.C170])" office:value-type="float" office:value="20.210517" calcext:value-type="float">
            <text:p>20,210517</text:p>
          </table:table-cell>
          <table:table-cell table:style-name="ce2" table:formula="of:=MAX([.D121:.D170])" office:value-type="float" office:value="164.84701" calcext:value-type="float">
            <text:p>164,84701</text:p>
          </table:table-cell>
          <table:table-cell table:style-name="ce2" table:formula="of:=MAX([.E121:.E170])" office:value-type="float" office:value="0.1512848" calcext:value-type="float">
            <text:p>0,1512848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121:.J170])" office:value-type="float" office:value="35.56255" calcext:value-type="float">
            <text:p>35,56255</text:p>
          </table:table-cell>
          <table:table-cell table:style-name="ce2" table:formula="of:=MAX([.K121:.K170])" office:value-type="float" office:value="27.62698" calcext:value-type="float">
            <text:p>27,62698</text:p>
          </table:table-cell>
          <table:table-cell table:style-name="ce2" table:formula="of:=MAX([.L121:.L170])" office:value-type="float" office:value="99.63662" calcext:value-type="float">
            <text:p>99,63662</text:p>
          </table:table-cell>
          <table:table-cell table:style-name="ce2" table:formula="of:=MAX([.M121:.M170])" office:value-type="float" office:value="0.1817103" calcext:value-type="float">
            <text:p>0,1817103</text:p>
          </table:table-cell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51.67569" calcext:value-type="float">
            <text:p>51,67569</text:p>
          </table:table-cell>
          <table:table-cell office:value-type="float" office:value="36.08082" calcext:value-type="float">
            <text:p>36,08082</text:p>
          </table:table-cell>
          <table:table-cell office:value-type="float" office:value="78.78224" calcext:value-type="float">
            <text:p>78,78224</text:p>
          </table:table-cell>
          <table:table-cell office:value-type="float" office:value="0.4286787" calcext:value-type="float">
            <text:p>0,428678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r <text:s text:c="6"/></text:p>
          </table:table-cell>
          <table:table-cell office:value-type="float" office:value="17.93692" calcext:value-type="float">
            <text:p>17,93692</text:p>
          </table:table-cell>
          <table:table-cell office:value-type="float" office:value="13.25281" calcext:value-type="float">
            <text:p>13,25281</text:p>
          </table:table-cell>
          <table:table-cell office:value-type="float" office:value="68.97246" calcext:value-type="float">
            <text:p>68,97246</text:p>
          </table:table-cell>
          <table:table-cell office:value-type="float" office:value="-0.0084542" calcext:value-type="float">
            <text:p>-0,00845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o_mlr </text:p>
          </table:table-cell>
          <table:table-cell office:value-type="float" office:value="52.5014" calcext:value-type="float">
            <text:p>52,5014</text:p>
          </table:table-cell>
          <table:table-cell office:value-type="float" office:value="36.1735" calcext:value-type="float">
            <text:p>36,1735</text:p>
          </table:table-cell>
          <table:table-cell office:value-type="float" office:value="77.59628" calcext:value-type="float">
            <text:p>77,59628</text:p>
          </table:table-cell>
          <table:table-cell office:value-type="float" office:value="0.410275" calcext:value-type="float">
            <text:p>0,41027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lasso_mlr </text:p>
          </table:table-cell>
          <table:table-cell office:value-type="float" office:value="17.30321" calcext:value-type="float">
            <text:p>17,30321</text:p>
          </table:table-cell>
          <table:table-cell office:value-type="float" office:value="12.66163" calcext:value-type="float">
            <text:p>12,66163</text:p>
          </table:table-cell>
          <table:table-cell office:value-type="float" office:value="67.26883" calcext:value-type="float">
            <text:p>67,26883</text:p>
          </table:table-cell>
          <table:table-cell office:value-type="float" office:value="0.0615448" calcext:value-type="float">
            <text:p>0,0615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56.61526" calcext:value-type="float">
            <text:p>56,61526</text:p>
          </table:table-cell>
          <table:table-cell office:value-type="float" office:value="36.2321" calcext:value-type="float">
            <text:p>36,2321</text:p>
          </table:table-cell>
          <table:table-cell office:value-type="float" office:value="62.25317" calcext:value-type="float">
            <text:p>62,25317</text:p>
          </table:table-cell>
          <table:table-cell office:value-type="float" office:value="0.3142359" calcext:value-type="float">
            <text:p>0,314235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log_mlr <text:s text:c="2"/></text:p>
          </table:table-cell>
          <table:table-cell office:value-type="float" office:value="16.75728" calcext:value-type="float">
            <text:p>16,75728</text:p>
          </table:table-cell>
          <table:table-cell office:value-type="float" office:value="11.38535" calcext:value-type="float">
            <text:p>11,38535</text:p>
          </table:table-cell>
          <table:table-cell office:value-type="float" office:value="53.58503" calcext:value-type="float">
            <text:p>53,58503</text:p>
          </table:table-cell>
          <table:table-cell office:value-type="float" office:value="0.1198285" calcext:value-type="float">
            <text:p>0,11982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10.673358" calcext:value-type="float">
            <text:p>10,673358</text:p>
          </table:table-cell>
          <table:table-cell office:value-type="float" office:value="8.33359" calcext:value-type="float">
            <text:p>8,33359</text:p>
          </table:table-cell>
          <table:table-cell office:value-type="float" office:value="56.71504" calcext:value-type="float">
            <text:p>56,71504</text:p>
          </table:table-cell>
          <table:table-cell office:value-type="float" office:value="-0.2328133" calcext:value-type="float">
            <text:p>-0,232813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r <text:s text:c="6"/></text:p>
          </table:table-cell>
          <table:table-cell office:value-type="float" office:value="25.96415" calcext:value-type="float">
            <text:p>25,96415</text:p>
          </table:table-cell>
          <table:table-cell office:value-type="float" office:value="19.03153" calcext:value-type="float">
            <text:p>19,03153</text:p>
          </table:table-cell>
          <table:table-cell office:value-type="float" office:value="73.94016" calcext:value-type="float">
            <text:p>73,94016</text:p>
          </table:table-cell>
          <table:table-cell office:value-type="float" office:value="0.2113251" calcext:value-type="float">
            <text:p>0,21132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o_mlr </text:p>
          </table:table-cell>
          <table:table-cell office:value-type="float" office:value="10.012102" calcext:value-type="float">
            <text:p>10,012102</text:p>
          </table:table-cell>
          <table:table-cell office:value-type="float" office:value="7.727151" calcext:value-type="float">
            <text:p>7,727151</text:p>
          </table:table-cell>
          <table:table-cell office:value-type="float" office:value="52.01232" calcext:value-type="float">
            <text:p>52,01232</text:p>
          </table:table-cell>
          <table:table-cell office:value-type="float" office:value="-0.0847901" calcext:value-type="float">
            <text:p>-0,084790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lasso_mlr </text:p>
          </table:table-cell>
          <table:table-cell office:value-type="float" office:value="26.16661" calcext:value-type="float">
            <text:p>26,16661</text:p>
          </table:table-cell>
          <table:table-cell office:value-type="float" office:value="18.98934" calcext:value-type="float">
            <text:p>18,98934</text:p>
          </table:table-cell>
          <table:table-cell office:value-type="float" office:value="73.3761" calcext:value-type="float">
            <text:p>73,3761</text:p>
          </table:table-cell>
          <table:table-cell office:value-type="float" office:value="0.198977" calcext:value-type="float">
            <text:p>0,1989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9.022887" calcext:value-type="float">
            <text:p>9,022887</text:p>
          </table:table-cell>
          <table:table-cell office:value-type="float" office:value="6.875171" calcext:value-type="float">
            <text:p>6,875171</text:p>
          </table:table-cell>
          <table:table-cell office:value-type="float" office:value="47.51588" calcext:value-type="float">
            <text:p>47,51588</text:p>
          </table:table-cell>
          <table:table-cell office:value-type="float" office:value="0.1189791" calcext:value-type="float">
            <text:p>0,118979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log_mlr <text:s text:c="2"/></text:p>
          </table:table-cell>
          <table:table-cell office:value-type="float" office:value="27.35247" calcext:value-type="float">
            <text:p>27,35247</text:p>
          </table:table-cell>
          <table:table-cell office:value-type="float" office:value="18.76111" calcext:value-type="float">
            <text:p>18,76111</text:p>
          </table:table-cell>
          <table:table-cell office:value-type="float" office:value="55.62552" calcext:value-type="float">
            <text:p>55,62552</text:p>
          </table:table-cell>
          <table:table-cell office:value-type="float" office:value="0.1247277" calcext:value-type="float">
            <text:p>0,12472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ST RESULTS</text:p>
          </table:table-cell>
          <table:table-cell table:style-name="ce1" office:value-type="string" calcext:value-type="string" table:number-columns-spanned="3" table:number-rows-spanned="1">
            <text:p>MIN</text:p>
          </table:table-cell>
          <table:covered-table-cell table:number-columns-repeated="2"/>
          <table:table-cell table:style-name="ce1" office:value-type="string" calcext:value-type="string">
            <text:p>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SON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inter</text:p>
          </table:table-cell>
          <table:table-cell table:formula="of:=MIN([.B26:.B29];[.B63:.B112];[.B176:.B178])" office:value-type="float" office:value="51.67569" calcext:value-type="float">
            <text:p>51,67569</text:p>
          </table:table-cell>
          <table:table-cell table:formula="of:=MIN([.C26:.C29];[.C63:.C112];[.C176:.C178])" office:value-type="float" office:value="36.08082" calcext:value-type="float">
            <text:p>36,08082</text:p>
          </table:table-cell>
          <table:table-cell table:formula="of:=MIN([.D26:.D29];[.D63:.D112];[.D176:.D178])" office:value-type="float" office:value="62.25317" calcext:value-type="float">
            <text:p>62,25317</text:p>
          </table:table-cell>
          <table:table-cell table:formula="of:=MAX([.E26:.E29];[.E63:.E112];[.E176:.E178])" office:value-type="float" office:value="0.4286787" calcext:value-type="float">
            <text:p>0,42867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ring</text:p>
          </table:table-cell>
          <table:table-cell table:formula="of:=MIN([.J26:.J28];[.J63:.J112];[.J176:.J178])" office:value-type="float" office:value="16.30604" calcext:value-type="float">
            <text:p>16,30604</text:p>
          </table:table-cell>
          <table:table-cell table:formula="of:=MIN([.K26:.K28];[.K63:.K112];[.K176:.K178])" office:value-type="float" office:value="11.20915" calcext:value-type="float">
            <text:p>11,20915</text:p>
          </table:table-cell>
          <table:table-cell table:formula="of:=MIN([.L26:.L28];[.L63:.L112];[.L176:.L178])" office:value-type="float" office:value="53.58503" calcext:value-type="float">
            <text:p>53,58503</text:p>
          </table:table-cell>
          <table:table-cell table:formula="of:=MAX([.M26:.M28];[.M63:.M112];[.M176:.M178])" office:value-type="float" office:value="0.1665921" calcext:value-type="float">
            <text:p>0,16659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mmer</text:p>
          </table:table-cell>
          <table:table-cell table:formula="of:=MIN([.B54:.B56];[.B120:.B169];[.B185:.B187])" office:value-type="float" office:value="8.855914" calcext:value-type="float">
            <text:p>8,855914</text:p>
          </table:table-cell>
          <table:table-cell table:formula="of:=MIN([.C54:.C56];[.C120:.C169];[.C185:.C187])" office:value-type="float" office:value="6.850398" calcext:value-type="float">
            <text:p>6,850398</text:p>
          </table:table-cell>
          <table:table-cell table:formula="of:=MIN([.D54:.D56];[.D120:.D169];[.D185:.D187])" office:value-type="float" office:value="47.16355" calcext:value-type="float">
            <text:p>47,16355</text:p>
          </table:table-cell>
          <table:table-cell table:formula="of:=MAX([.E54:.E56];[.E120:.E169];[.E185:.E187])" office:value-type="float" office:value="0.1512848" calcext:value-type="float">
            <text:p>0,15128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umn</text:p>
          </table:table-cell>
          <table:table-cell table:formula="of:=MIN([.J54:.J56];[.J120:.J169];[.J185:.J187])" office:value-type="float" office:value="25.668264" calcext:value-type="float">
            <text:p>25,668264</text:p>
          </table:table-cell>
          <table:table-cell table:formula="of:=MIN([.K54:.K56];[.K120:.K169];[.K185:.K187])" office:value-type="float" office:value="18.27183" calcext:value-type="float">
            <text:p>18,27183</text:p>
          </table:table-cell>
          <table:table-cell table:formula="of:=MIN([.L54:.L56];[.L120:.L169];[.L185:.L187])" office:value-type="float" office:value="55.62552" calcext:value-type="float">
            <text:p>55,62552</text:p>
          </table:table-cell>
          <table:table-cell table:formula="of:=MAX([.M54:.M56];[.M120:.M169];[.M185:.M187])" office:value-type="float" office:value="0.22906008" calcext:value-type="float">
            <text:p>0,22906008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2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EST MODELS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3" table:formula="of:=[.A176]" office:value-type="string" office:string-value="mlr       " calcext:value-type="string">
            <text:p>mlr <text:s text:c="6"/></text:p>
          </table:table-cell>
          <table:table-cell table:style-name="ce3" table:formula="of:=[.B176]" office:value-type="float" office:value="51.67569" calcext:value-type="float">
            <text:p>51,67569</text:p>
          </table:table-cell>
          <table:table-cell table:style-name="ce3" table:formula="of:=[.C176]" office:value-type="float" office:value="36.08082" calcext:value-type="float">
            <text:p>36,08082</text:p>
          </table:table-cell>
          <table:table-cell table:style-name="ce3" table:formula="of:=[.D176]" office:value-type="float" office:value="78.78224" calcext:value-type="float">
            <text:p>78,78224</text:p>
          </table:table-cell>
          <table:table-cell table:style-name="ce3" table:formula="of:=[.E176]" office:value-type="float" office:value="0.4286787" calcext:value-type="float">
            <text:p>0,4286787</text:p>
          </table:table-cell>
          <table:table-cell table:formula="of:=[.F176]" office:value-type="float" office:value="24" calcext:value-type="float">
            <text:p>24</text:p>
          </table:table-cell>
          <table:table-cell table:style-name="ce3" table:formula="of:=[.G176]" office:value-type="string" office:string-value="winter " calcext:value-type="string">
            <text:p>winter </text:p>
          </table:table-cell>
          <table:table-cell/>
          <table:table-cell table:style-name="ce3" table:formula="of:=[.I176]" office:value-type="string" office:string-value="mlr       " calcext:value-type="string">
            <text:p>mlr <text:s text:c="6"/></text:p>
          </table:table-cell>
          <table:table-cell table:formula="of:=[.J176]" office:value-type="float" office:value="17.93692" calcext:value-type="float">
            <text:p>17,93692</text:p>
          </table:table-cell>
          <table:table-cell table:formula="of:=[.K176]" office:value-type="float" office:value="13.25281" calcext:value-type="float">
            <text:p>13,25281</text:p>
          </table:table-cell>
          <table:table-cell table:formula="of:=[.L176]" office:value-type="float" office:value="68.97246" calcext:value-type="float">
            <text:p>68,97246</text:p>
          </table:table-cell>
          <table:table-cell table:formula="of:=[.M176]" office:value-type="float" office:value="-0.0084542" calcext:value-type="float">
            <text:p>-0,0084542</text:p>
          </table:table-cell>
          <table:table-cell table:formula="of:=[.N176]" office:value-type="float" office:value="24" calcext:value-type="float">
            <text:p>24</text:p>
          </table:table-cell>
          <table:table-cell table:formula="of:=[.O176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3" table:formula="of:=[.A177]" office:value-type="string" office:string-value="lasso_mlr " calcext:value-type="string">
            <text:p>lasso_mlr </text:p>
          </table:table-cell>
          <table:table-cell table:style-name="ce3" table:formula="of:=[.B177]" office:value-type="float" office:value="52.5014" calcext:value-type="float">
            <text:p>52,5014</text:p>
          </table:table-cell>
          <table:table-cell table:style-name="ce3" table:formula="of:=[.C177]" office:value-type="float" office:value="36.1735" calcext:value-type="float">
            <text:p>36,1735</text:p>
          </table:table-cell>
          <table:table-cell table:style-name="ce3" table:formula="of:=[.D177]" office:value-type="float" office:value="77.59628" calcext:value-type="float">
            <text:p>77,59628</text:p>
          </table:table-cell>
          <table:table-cell table:style-name="ce3" table:formula="of:=[.E177]" office:value-type="float" office:value="0.410275" calcext:value-type="float">
            <text:p>0,410275</text:p>
          </table:table-cell>
          <table:table-cell table:formula="of:=[.F177]" office:value-type="float" office:value="24" calcext:value-type="float">
            <text:p>24</text:p>
          </table:table-cell>
          <table:table-cell table:style-name="ce3" table:formula="of:=[.G177]" office:value-type="string" office:string-value="winter " calcext:value-type="string">
            <text:p>winter </text:p>
          </table:table-cell>
          <table:table-cell/>
          <table:table-cell table:style-name="ce3" table:formula="of:=[.I177]" office:value-type="string" office:string-value="lasso_mlr " calcext:value-type="string">
            <text:p>lasso_mlr </text:p>
          </table:table-cell>
          <table:table-cell table:formula="of:=[.J177]" office:value-type="float" office:value="17.30321" calcext:value-type="float">
            <text:p>17,30321</text:p>
          </table:table-cell>
          <table:table-cell table:formula="of:=[.K177]" office:value-type="float" office:value="12.66163" calcext:value-type="float">
            <text:p>12,66163</text:p>
          </table:table-cell>
          <table:table-cell table:formula="of:=[.L177]" office:value-type="float" office:value="67.26883" calcext:value-type="float">
            <text:p>67,26883</text:p>
          </table:table-cell>
          <table:table-cell table:formula="of:=[.M177]" office:value-type="float" office:value="0.0615448" calcext:value-type="float">
            <text:p>0,0615448</text:p>
          </table:table-cell>
          <table:table-cell table:formula="of:=[.N177]" office:value-type="float" office:value="24" calcext:value-type="float">
            <text:p>24</text:p>
          </table:table-cell>
          <table:table-cell table:formula="of:=[.O177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3" table:formula="of:=[.A178]" office:value-type="string" office:string-value="log_mlr   " calcext:value-type="string">
            <text:p>log_mlr <text:s text:c="2"/></text:p>
          </table:table-cell>
          <table:table-cell table:style-name="ce3" table:formula="of:=[.B178]" office:value-type="float" office:value="56.61526" calcext:value-type="float">
            <text:p>56,61526</text:p>
          </table:table-cell>
          <table:table-cell table:style-name="ce3" table:formula="of:=[.C178]" office:value-type="float" office:value="36.2321" calcext:value-type="float">
            <text:p>36,2321</text:p>
          </table:table-cell>
          <table:table-cell table:style-name="ce3" table:formula="of:=[.D178]" office:value-type="float" office:value="62.25317" calcext:value-type="float">
            <text:p>62,25317</text:p>
          </table:table-cell>
          <table:table-cell table:style-name="ce3" table:formula="of:=[.E178]" office:value-type="float" office:value="0.3142359" calcext:value-type="float">
            <text:p>0,3142359</text:p>
          </table:table-cell>
          <table:table-cell table:formula="of:=[.F178]" office:value-type="float" office:value="24" calcext:value-type="float">
            <text:p>24</text:p>
          </table:table-cell>
          <table:table-cell table:style-name="ce3" table:formula="of:=[.G178]" office:value-type="string" office:string-value="winter " calcext:value-type="string">
            <text:p>winter </text:p>
          </table:table-cell>
          <table:table-cell/>
          <table:table-cell table:style-name="ce3" table:formula="of:=[.I178]" office:value-type="string" office:string-value="log_mlr   " calcext:value-type="string">
            <text:p>log_mlr <text:s text:c="2"/></text:p>
          </table:table-cell>
          <table:table-cell table:formula="of:=[.J178]" office:value-type="float" office:value="16.75728" calcext:value-type="float">
            <text:p>16,75728</text:p>
          </table:table-cell>
          <table:table-cell table:formula="of:=[.K178]" office:value-type="float" office:value="11.38535" calcext:value-type="float">
            <text:p>11,38535</text:p>
          </table:table-cell>
          <table:table-cell table:formula="of:=[.L178]" office:value-type="float" office:value="53.58503" calcext:value-type="float">
            <text:p>53,58503</text:p>
          </table:table-cell>
          <table:table-cell table:formula="of:=[.M178]" office:value-type="float" office:value="0.1198285" calcext:value-type="float">
            <text:p>0,1198285</text:p>
          </table:table-cell>
          <table:table-cell table:formula="of:=[.N178]" office:value-type="float" office:value="24" calcext:value-type="float">
            <text:p>24</text:p>
          </table:table-cell>
          <table:table-cell table:formula="of:=[.O178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formula="of:=[.A26]" office:value-type="string" office:string-value="Mlp_5_th_0.7" calcext:value-type="string">
            <text:p>Mlp_5_th_0.7</text:p>
          </table:table-cell>
          <table:table-cell table:formula="of:=[.B26]" office:value-type="float" office:value="53.243372" calcext:value-type="float">
            <text:p>53,243372</text:p>
          </table:table-cell>
          <table:table-cell table:formula="of:=[.C26]" office:value-type="float" office:value="36.541422" calcext:value-type="float">
            <text:p>36,541422</text:p>
          </table:table-cell>
          <table:table-cell table:formula="of:=[.D26]" office:value-type="float" office:value="74.290668" calcext:value-type="float">
            <text:p>74,290668</text:p>
          </table:table-cell>
          <table:table-cell table:formula="of:=[.E26]" office:value-type="float" office:value="0.39321856" calcext:value-type="float">
            <text:p>0,39321856</text:p>
          </table:table-cell>
          <table:table-cell table:formula="of:=[.F26]" office:value-type="float" office:value="24" calcext:value-type="float">
            <text:p>24</text:p>
          </table:table-cell>
          <table:table-cell table:formula="of:=[.G26]" office:value-type="string" office:string-value="winter " calcext:value-type="string">
            <text:p>winter </text:p>
          </table:table-cell>
          <table:table-cell/>
          <table:table-cell table:formula="of:=[.I26]" office:value-type="string" office:string-value="mlp_6_5th_0.7  " calcext:value-type="string">
            <text:p>mlp_6_5th_0.7 <text:s/></text:p>
          </table:table-cell>
          <table:table-cell table:formula="of:=[.J26]" office:value-type="float" office:value="16.782814" calcext:value-type="float">
            <text:p>16,782814</text:p>
          </table:table-cell>
          <table:table-cell table:formula="of:=[.K26]" office:value-type="float" office:value="12.170492" calcext:value-type="float">
            <text:p>12,170492</text:p>
          </table:table-cell>
          <table:table-cell table:formula="of:=[.L26]" office:value-type="float" office:value="68.968268" calcext:value-type="float">
            <text:p>68,968268</text:p>
          </table:table-cell>
          <table:table-cell table:formula="of:=[.M26]" office:value-type="float" office:value="0.1168418" calcext:value-type="float">
            <text:p>0,1168418</text:p>
          </table:table-cell>
          <table:table-cell table:formula="of:=[.N26]" office:value-type="float" office:value="24" calcext:value-type="float">
            <text:p>24</text:p>
          </table:table-cell>
          <table:table-cell table:formula="of:=[.O26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3" table:formula="of:=[.A63]" office:value-type="string" office:string-value="svr_gam0.000244_eps0.5_c1       " calcext:value-type="string">
            <text:p>svr_gam0.000244_eps0.5_c1 <text:s text:c="6"/></text:p>
          </table:table-cell>
          <table:table-cell table:formula="of:=[.B63]" office:value-type="float" office:value="55.1933" calcext:value-type="float">
            <text:p>55,1933</text:p>
          </table:table-cell>
          <table:table-cell table:formula="of:=[.C63]" office:value-type="float" office:value="36.47917" calcext:value-type="float">
            <text:p>36,47917</text:p>
          </table:table-cell>
          <table:table-cell table:formula="of:=[.D63]" office:value-type="float" office:value="64.80001" calcext:value-type="float">
            <text:p>64,80001</text:p>
          </table:table-cell>
          <table:table-cell table:formula="of:=[.E63]" office:value-type="float" office:value="0.3482509" calcext:value-type="float">
            <text:p>0,3482509</text:p>
          </table:table-cell>
          <table:table-cell table:formula="of:=[.F63]" office:value-type="float" office:value="24" calcext:value-type="float">
            <text:p>24</text:p>
          </table:table-cell>
          <table:table-cell table:formula="of:=[.G63]" office:value-type="string" office:string-value="winter " calcext:value-type="string">
            <text:p>winter </text:p>
          </table:table-cell>
          <table:table-cell/>
          <table:table-cell table:style-name="ce3" table:formula="of:=[.I63]" office:value-type="string" office:string-value="svr_gam0.000977_eps2_c1         " calcext:value-type="string">
            <text:p>svr_gam0.000977_eps2_c1 <text:s text:c="8"/></text:p>
          </table:table-cell>
          <table:table-cell table:formula="of:=[.J63]" office:value-type="float" office:value="16.30604" calcext:value-type="float">
            <text:p>16,30604</text:p>
          </table:table-cell>
          <table:table-cell table:formula="of:=[.K63]" office:value-type="float" office:value="11.20915" calcext:value-type="float">
            <text:p>11,20915</text:p>
          </table:table-cell>
          <table:table-cell table:formula="of:=[.L63]" office:value-type="float" office:value="55.84089" calcext:value-type="float">
            <text:p>55,84089</text:p>
          </table:table-cell>
          <table:table-cell table:formula="of:=[.M63]" office:value-type="float" office:value="0.1665921" calcext:value-type="float">
            <text:p>0,1665921</text:p>
          </table:table-cell>
          <table:table-cell table:formula="of:=[.N63]" office:value-type="float" office:value="24" calcext:value-type="float">
            <text:p>24</text:p>
          </table:table-cell>
          <table:table-cell table:style-name="ce3" table:formula="of:=[.O63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3" table:formula="of:=[.A185]" office:value-type="string" office:string-value="mlr       " calcext:value-type="string">
            <text:p>mlr <text:s text:c="6"/></text:p>
          </table:table-cell>
          <table:table-cell table:style-name="ce3" table:formula="of:=[.B185]" office:value-type="float" office:value="10.673358" calcext:value-type="float">
            <text:p>10,673358</text:p>
          </table:table-cell>
          <table:table-cell table:style-name="ce3" table:formula="of:=[.C185]" office:value-type="float" office:value="8.33359" calcext:value-type="float">
            <text:p>8,33359</text:p>
          </table:table-cell>
          <table:table-cell table:style-name="ce3" table:formula="of:=[.D185]" office:value-type="float" office:value="56.71504" calcext:value-type="float">
            <text:p>56,71504</text:p>
          </table:table-cell>
          <table:table-cell table:style-name="ce3" table:formula="of:=[.E185]" office:value-type="float" office:value="-0.2328133" calcext:value-type="float">
            <text:p>-0,2328133</text:p>
          </table:table-cell>
          <table:table-cell table:style-name="ce3" table:formula="of:=[.F185]" office:value-type="float" office:value="24" calcext:value-type="float">
            <text:p>24</text:p>
          </table:table-cell>
          <table:table-cell table:style-name="ce3" table:formula="of:=[.G185]" office:value-type="string" office:string-value="summer " calcext:value-type="string">
            <text:p>summer </text:p>
          </table:table-cell>
          <table:table-cell/>
          <table:table-cell table:style-name="ce3" table:formula="of:=[.I185]" office:value-type="string" office:string-value="mlr       " calcext:value-type="string">
            <text:p>mlr <text:s text:c="6"/></text:p>
          </table:table-cell>
          <table:table-cell table:style-name="ce3" table:formula="of:=[.J185]" office:value-type="float" office:value="25.96415" calcext:value-type="float">
            <text:p>25,96415</text:p>
          </table:table-cell>
          <table:table-cell table:style-name="ce3" table:formula="of:=[.K185]" office:value-type="float" office:value="19.03153" calcext:value-type="float">
            <text:p>19,03153</text:p>
          </table:table-cell>
          <table:table-cell table:style-name="ce3" table:formula="of:=[.L185]" office:value-type="float" office:value="73.94016" calcext:value-type="float">
            <text:p>73,94016</text:p>
          </table:table-cell>
          <table:table-cell table:style-name="ce3" table:formula="of:=[.M185]" office:value-type="float" office:value="0.2113251" calcext:value-type="float">
            <text:p>0,2113251</text:p>
          </table:table-cell>
          <table:table-cell table:style-name="ce3" table:formula="of:=[.N185]" office:value-type="float" office:value="24" calcext:value-type="float">
            <text:p>24</text:p>
          </table:table-cell>
          <table:table-cell table:style-name="ce3" table:formula="of:=[.O185]" office:value-type="string" office:string-value="autumn " calcext:value-type="string">
            <text:p>autumn </text:p>
          </table:table-cell>
          <table:table-cell table:style-name="ce3" table:number-columns-repeated="7"/>
        </table:table-row>
        <table:table-row table:style-name="ro1">
          <table:table-cell table:style-name="ce3" table:formula="of:=[.A186]" office:value-type="string" office:string-value="lasso_mlr " calcext:value-type="string">
            <text:p>lasso_mlr </text:p>
          </table:table-cell>
          <table:table-cell table:style-name="ce3" table:formula="of:=[.B186]" office:value-type="float" office:value="10.012102" calcext:value-type="float">
            <text:p>10,012102</text:p>
          </table:table-cell>
          <table:table-cell table:style-name="ce3" table:formula="of:=[.C186]" office:value-type="float" office:value="7.727151" calcext:value-type="float">
            <text:p>7,727151</text:p>
          </table:table-cell>
          <table:table-cell table:style-name="ce3" table:formula="of:=[.D186]" office:value-type="float" office:value="52.01232" calcext:value-type="float">
            <text:p>52,01232</text:p>
          </table:table-cell>
          <table:table-cell table:style-name="ce3" table:formula="of:=[.E186]" office:value-type="float" office:value="-0.0847901" calcext:value-type="float">
            <text:p>-0,0847901</text:p>
          </table:table-cell>
          <table:table-cell table:style-name="ce3" table:formula="of:=[.F186]" office:value-type="float" office:value="24" calcext:value-type="float">
            <text:p>24</text:p>
          </table:table-cell>
          <table:table-cell table:style-name="ce3" table:formula="of:=[.G186]" office:value-type="string" office:string-value="summer " calcext:value-type="string">
            <text:p>summer </text:p>
          </table:table-cell>
          <table:table-cell/>
          <table:table-cell table:style-name="ce3" table:formula="of:=[.I186]" office:value-type="string" office:string-value="lasso_mlr " calcext:value-type="string">
            <text:p>lasso_mlr </text:p>
          </table:table-cell>
          <table:table-cell table:style-name="ce3" table:formula="of:=[.J186]" office:value-type="float" office:value="26.16661" calcext:value-type="float">
            <text:p>26,16661</text:p>
          </table:table-cell>
          <table:table-cell table:style-name="ce3" table:formula="of:=[.K186]" office:value-type="float" office:value="18.98934" calcext:value-type="float">
            <text:p>18,98934</text:p>
          </table:table-cell>
          <table:table-cell table:style-name="ce3" table:formula="of:=[.L186]" office:value-type="float" office:value="73.3761" calcext:value-type="float">
            <text:p>73,3761</text:p>
          </table:table-cell>
          <table:table-cell table:style-name="ce3" table:formula="of:=[.M186]" office:value-type="float" office:value="0.198977" calcext:value-type="float">
            <text:p>0,198977</text:p>
          </table:table-cell>
          <table:table-cell table:style-name="ce3" table:formula="of:=[.N186]" office:value-type="float" office:value="24" calcext:value-type="float">
            <text:p>24</text:p>
          </table:table-cell>
          <table:table-cell table:style-name="ce3" table:formula="of:=[.O186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3" table:formula="of:=[.A187]" office:value-type="string" office:string-value="log_mlr   " calcext:value-type="string">
            <text:p>log_mlr <text:s text:c="2"/></text:p>
          </table:table-cell>
          <table:table-cell table:style-name="ce3" table:formula="of:=[.B187]" office:value-type="float" office:value="9.022887" calcext:value-type="float">
            <text:p>9,022887</text:p>
          </table:table-cell>
          <table:table-cell table:style-name="ce3" table:formula="of:=[.C187]" office:value-type="float" office:value="6.875171" calcext:value-type="float">
            <text:p>6,875171</text:p>
          </table:table-cell>
          <table:table-cell table:style-name="ce3" table:formula="of:=[.D187]" office:value-type="float" office:value="47.51588" calcext:value-type="float">
            <text:p>47,51588</text:p>
          </table:table-cell>
          <table:table-cell table:style-name="ce3" table:formula="of:=[.E187]" office:value-type="float" office:value="0.1189791" calcext:value-type="float">
            <text:p>0,1189791</text:p>
          </table:table-cell>
          <table:table-cell table:style-name="ce3" table:formula="of:=[.F187]" office:value-type="float" office:value="24" calcext:value-type="float">
            <text:p>24</text:p>
          </table:table-cell>
          <table:table-cell table:style-name="ce3" table:formula="of:=[.G187]" office:value-type="string" office:string-value="summer " calcext:value-type="string">
            <text:p>summer </text:p>
          </table:table-cell>
          <table:table-cell/>
          <table:table-cell table:style-name="ce3" table:formula="of:=[.I187]" office:value-type="string" office:string-value="log_mlr   " calcext:value-type="string">
            <text:p>log_mlr <text:s text:c="2"/></text:p>
          </table:table-cell>
          <table:table-cell table:style-name="ce3" table:formula="of:=[.J187]" office:value-type="float" office:value="27.35247" calcext:value-type="float">
            <text:p>27,35247</text:p>
          </table:table-cell>
          <table:table-cell table:style-name="ce3" table:formula="of:=[.K187]" office:value-type="float" office:value="18.76111" calcext:value-type="float">
            <text:p>18,76111</text:p>
          </table:table-cell>
          <table:table-cell table:style-name="ce3" table:formula="of:=[.L187]" office:value-type="float" office:value="55.62552" calcext:value-type="float">
            <text:p>55,62552</text:p>
          </table:table-cell>
          <table:table-cell table:style-name="ce3" table:formula="of:=[.M187]" office:value-type="float" office:value="0.1247277" calcext:value-type="float">
            <text:p>0,1247277</text:p>
          </table:table-cell>
          <table:table-cell table:style-name="ce3" table:formula="of:=[.N187]" office:value-type="float" office:value="24" calcext:value-type="float">
            <text:p>24</text:p>
          </table:table-cell>
          <table:table-cell table:style-name="ce3" table:formula="of:=[.O187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>
          <table:table-cell table:formula="of:=[.A54]" office:value-type="string" office:string-value="mlp_4_2_th_0.5 " calcext:value-type="string">
            <text:p>mlp_4_2_th_0.5 </text:p>
          </table:table-cell>
          <table:table-cell table:formula="of:=[.B54]" office:value-type="float" office:value="9.1626936" calcext:value-type="float">
            <text:p>9,1626936</text:p>
          </table:table-cell>
          <table:table-cell table:formula="of:=[.C54]" office:value-type="float" office:value="7.159122" calcext:value-type="float">
            <text:p>7,159122</text:p>
          </table:table-cell>
          <table:table-cell table:formula="of:=[.D54]" office:value-type="float" office:value="57.671924" calcext:value-type="float">
            <text:p>57,671924</text:p>
          </table:table-cell>
          <table:table-cell table:formula="of:=[.E54]" office:value-type="float" office:value="0.09069904" calcext:value-type="float">
            <text:p>0,09069904</text:p>
          </table:table-cell>
          <table:table-cell table:formula="of:=[.F54]" office:value-type="float" office:value="24" calcext:value-type="float">
            <text:p>24</text:p>
          </table:table-cell>
          <table:table-cell table:formula="of:=[.G54]" office:value-type="string" office:string-value="summer " calcext:value-type="string">
            <text:p>summer </text:p>
          </table:table-cell>
          <table:table-cell/>
          <table:table-cell table:formula="of:=[.I54]" office:value-type="string" office:string-value="mlp_5_5_th_0.5 " calcext:value-type="string">
            <text:p>mlp_5_5_th_0.5 </text:p>
          </table:table-cell>
          <table:table-cell table:formula="of:=[.J54]" office:value-type="float" office:value="25.77603" calcext:value-type="float">
            <text:p>25,77603</text:p>
          </table:table-cell>
          <table:table-cell table:formula="of:=[.K54]" office:value-type="float" office:value="18.788574" calcext:value-type="float">
            <text:p>18,788574</text:p>
          </table:table-cell>
          <table:table-cell table:formula="of:=[.L54]" office:value-type="float" office:value="69.685122" calcext:value-type="float">
            <text:p>69,685122</text:p>
          </table:table-cell>
          <table:table-cell table:formula="of:=[.M54]" office:value-type="float" office:value="0.2226591" calcext:value-type="float">
            <text:p>0,2226591</text:p>
          </table:table-cell>
          <table:table-cell table:formula="of:=[.N54]" office:value-type="float" office:value="24" calcext:value-type="float">
            <text:p>24</text:p>
          </table:table-cell>
          <table:table-cell table:formula="of:=[.O54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3" table:formula="of:=[.A120]" office:value-type="string" office:string-value="svr_gam0.00391_eps0.0312_c0,25  " calcext:value-type="string">
            <text:p>svr_gam0.00391_eps0.0312_c0,25 <text:s/></text:p>
          </table:table-cell>
          <table:table-cell table:formula="of:=[.B120]" office:value-type="float" office:value="8.855914" calcext:value-type="float">
            <text:p>8,855914</text:p>
          </table:table-cell>
          <table:table-cell table:formula="of:=[.C120]" office:value-type="float" office:value="6.850398" calcext:value-type="float">
            <text:p>6,850398</text:p>
          </table:table-cell>
          <table:table-cell table:formula="of:=[.D120]" office:value-type="float" office:value="48.53139" calcext:value-type="float">
            <text:p>48,53139</text:p>
          </table:table-cell>
          <table:table-cell table:formula="of:=[.E120]" office:value-type="float" office:value="0.1512848" calcext:value-type="float">
            <text:p>0,1512848</text:p>
          </table:table-cell>
          <table:table-cell table:formula="of:=[.F120]" office:value-type="float" office:value="24" calcext:value-type="float">
            <text:p>24</text:p>
          </table:table-cell>
          <table:table-cell table:formula="of:=[.G120]" office:value-type="string" office:string-value="summer " calcext:value-type="string">
            <text:p>summer </text:p>
          </table:table-cell>
          <table:table-cell/>
          <table:table-cell table:style-name="ce3" table:formula="of:=[.I120]" office:value-type="string" office:string-value="svr_gam0.000244_eps0.5_c4      " calcext:value-type="string">
            <text:p>svr_gam0.000244_eps0.5_c4 <text:s text:c="5"/></text:p>
          </table:table-cell>
          <table:table-cell table:formula="of:=[.J120]" office:value-type="float" office:value="26.42487" calcext:value-type="float">
            <text:p>26,42487</text:p>
          </table:table-cell>
          <table:table-cell table:formula="of:=[.K120]" office:value-type="float" office:value="18.54455" calcext:value-type="float">
            <text:p>18,54455</text:p>
          </table:table-cell>
          <table:table-cell table:formula="of:=[.L120]" office:value-type="float" office:value="62.90965" calcext:value-type="float">
            <text:p>62,90965</text:p>
          </table:table-cell>
          <table:table-cell table:formula="of:=[.M120]" office:value-type="float" office:value="0.183087" calcext:value-type="float">
            <text:p>0,183087</text:p>
          </table:table-cell>
          <table:table-cell table:formula="of:=[.N120]" office:value-type="float" office:value="24" calcext:value-type="float">
            <text:p>24</text:p>
          </table:table-cell>
          <table:table-cell table:style-name="ce3" table:formula="of:=[.O120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 table:number-rows-repeated="104836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rkusz1.I120:Arkusz1.O1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9:19:46.534214998</meta:creation-date>
    <dc:date>2018-07-03T19:43:50.906721339</dc:date>
    <meta:editing-duration>PT23M58S</meta:editing-duration>
    <meta:editing-cycles>16</meta:editing-cycles>
    <meta:generator>LibreOffice/6.0.3.2$Linux_X86_64 LibreOffice_project/00m0$Build-2</meta:generator>
    <meta:document-statistic meta:table-count="1" meta:cell-count="2367" meta:object-count="0"/>
  </office:meta>
</office:document-meta>
</file>